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ergyVals" table:style-name="ta1">
        <table:shapes>
          <draw:frame draw:z-index="0" draw:style-name="gr1" draw:text-style-name="P1" svg:width="453.51pt" svg:height="255.09pt" svg:x="358.3pt" svg:y="2.83pt">
            <loext:p draw:notify-on-update-of-ranges="EnergyVals.A1:EnergyVals.A251 EnergyVals.B1:EnergyVals.B251 EnergyVals.C1:EnergyVals.C251 EnergyVals.D1:EnergyVals.D251 EnergyVals.E1:EnergyVals.E2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0.0000000000160849623811" calcext:value-type="float">
            <text:p>1.60849623811E-11</text:p>
          </table:table-cell>
          <table:table-cell office:value-type="float" office:value="11.7028555055" calcext:value-type="float">
            <text:p>11.7028555055</text:p>
          </table:table-cell>
          <table:table-cell office:value-type="float" office:value="7.4940287174" calcext:value-type="float">
            <text:p>7.494028717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1.7028281666" calcext:value-type="float">
            <text:p>11.7028281666</text:p>
          </table:table-cell>
          <table:table-cell office:value-type="float" office:value="0.000280634998282" calcext:value-type="float">
            <text:p>0.000280635</text:p>
          </table:table-cell>
          <table:table-cell office:value-type="float" office:value="11.7025475316" calcext:value-type="float">
            <text:p>11.7025475316</text:p>
          </table:table-cell>
          <table:table-cell office:value-type="float" office:value="7.62494186523" calcext:value-type="float">
            <text:p>7.624941865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.7027618053" calcext:value-type="float">
            <text:p>11.7027618053</text:p>
          </table:table-cell>
          <table:table-cell office:value-type="float" office:value="0.0020119343144" calcext:value-type="float">
            <text:p>0.0020119343</text:p>
          </table:table-cell>
          <table:table-cell office:value-type="float" office:value="11.700749871" calcext:value-type="float">
            <text:p>11.700749871</text:p>
          </table:table-cell>
          <table:table-cell office:value-type="float" office:value="7.75814193415" calcext:value-type="float">
            <text:p>7.7581419342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1.7026760709" calcext:value-type="float">
            <text:p>11.7026760709</text:p>
          </table:table-cell>
          <table:table-cell office:value-type="float" office:value="0.00605748125468" calcext:value-type="float">
            <text:p>0.0060574813</text:p>
          </table:table-cell>
          <table:table-cell office:value-type="float" office:value="11.6966185896" calcext:value-type="float">
            <text:p>11.6966185896</text:p>
          </table:table-cell>
          <table:table-cell office:value-type="float" office:value="7.89366887436" calcext:value-type="float">
            <text:p>7.8936688744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.7025860305" calcext:value-type="float">
            <text:p>11.7025860305</text:p>
          </table:table-cell>
          <table:table-cell office:value-type="float" office:value="0.012765254185" calcext:value-type="float">
            <text:p>0.0127652542</text:p>
          </table:table-cell>
          <table:table-cell office:value-type="float" office:value="11.6898207764" calcext:value-type="float">
            <text:p>11.6898207764</text:p>
          </table:table-cell>
          <table:table-cell office:value-type="float" office:value="8.03156333398" calcext:value-type="float">
            <text:p>8.03156333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1.7025027824" calcext:value-type="float">
            <text:p>11.7025027824</text:p>
          </table:table-cell>
          <table:table-cell office:value-type="float" office:value="0.0220932969338" calcext:value-type="float">
            <text:p>0.0220932969</text:p>
          </table:table-cell>
          <table:table-cell office:value-type="float" office:value="11.6804094854" calcext:value-type="float">
            <text:p>11.6804094854</text:p>
          </table:table-cell>
          <table:table-cell office:value-type="float" office:value="8.17186667117" calcext:value-type="float">
            <text:p>8.1718666712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.7024340038" calcext:value-type="float">
            <text:p>11.7024340038</text:p>
          </table:table-cell>
          <table:table-cell office:value-type="float" office:value="0.033719296284" calcext:value-type="float">
            <text:p>0.0337192963</text:p>
          </table:table-cell>
          <table:table-cell office:value-type="float" office:value="11.6687147075" calcext:value-type="float">
            <text:p>11.6687147075</text:p>
          </table:table-cell>
          <table:table-cell office:value-type="float" office:value="8.31462096662" calcext:value-type="float">
            <text:p>8.3146209666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1.7023844519" calcext:value-type="float">
            <text:p>11.7023844519</text:p>
          </table:table-cell>
          <table:table-cell office:value-type="float" office:value="0.0471349913354" calcext:value-type="float">
            <text:p>0.0471349913</text:p>
          </table:table-cell>
          <table:table-cell office:value-type="float" office:value="11.6552494606" calcext:value-type="float">
            <text:p>11.6552494606</text:p>
          </table:table-cell>
          <table:table-cell office:value-type="float" office:value="8.45986903609" calcext:value-type="float">
            <text:p>8.4598690361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.7023564435" calcext:value-type="float">
            <text:p>11.7023564435</text:p>
          </table:table-cell>
          <table:table-cell office:value-type="float" office:value="0.0617262920889" calcext:value-type="float">
            <text:p>0.0617262921</text:p>
          </table:table-cell>
          <table:table-cell office:value-type="float" office:value="11.6406301514" calcext:value-type="float">
            <text:p>11.6406301514</text:p>
          </table:table-cell>
          <table:table-cell office:value-type="float" office:value="8.60765444332" calcext:value-type="float">
            <text:p>8.6076544433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1.702350266" calcext:value-type="float">
            <text:p>11.702350266</text:p>
          </table:table-cell>
          <table:table-cell office:value-type="float" office:value="0.0768400268221" calcext:value-type="float">
            <text:p>0.0768400268</text:p>
          </table:table-cell>
          <table:table-cell office:value-type="float" office:value="11.6255102391" calcext:value-type="float">
            <text:p>11.6255102391</text:p>
          </table:table-cell>
          <table:table-cell office:value-type="float" office:value="8.75802151304" calcext:value-type="float">
            <text:p>8.75802151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7023646" calcext:value-type="float">
            <text:p>11.7023646</text:p>
          </table:table-cell>
          <table:table-cell office:value-type="float" office:value="0.091838214608" calcext:value-type="float">
            <text:p>0.0918382146</text:p>
          </table:table-cell>
          <table:table-cell office:value-type="float" office:value="11.6105263854" calcext:value-type="float">
            <text:p>11.6105263854</text:p>
          </table:table-cell>
          <table:table-cell office:value-type="float" office:value="8.9110153443" calcext:value-type="float">
            <text:p>8.9110153443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11.7023969018" calcext:value-type="float">
            <text:p>11.7023969018</text:p>
          </table:table-cell>
          <table:table-cell office:value-type="float" office:value="0.106140758217" calcext:value-type="float">
            <text:p>0.1061407582</text:p>
          </table:table-cell>
          <table:table-cell office:value-type="float" office:value="11.5962561436" calcext:value-type="float">
            <text:p>11.5962561436</text:p>
          </table:table-cell>
          <table:table-cell office:value-type="float" office:value="9.06668182399" calcext:value-type="float">
            <text:p>9.066681824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.7024437169" calcext:value-type="float">
            <text:p>11.7024437169</text:p>
          </table:table-cell>
          <table:table-cell office:value-type="float" office:value="0.119257468976" calcext:value-type="float">
            <text:p>0.119257469</text:p>
          </table:table-cell>
          <table:table-cell office:value-type="float" office:value="11.5831862479" calcext:value-type="float">
            <text:p>11.5831862479</text:p>
          </table:table-cell>
          <table:table-cell office:value-type="float" office:value="9.22506764058" calcext:value-type="float">
            <text:p>9.2250676406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11.7025010254" calcext:value-type="float">
            <text:p>11.7025010254</text:p>
          </table:table-cell>
          <table:table-cell office:value-type="float" office:value="0.130810326295" calcext:value-type="float">
            <text:p>0.1308103263</text:p>
          </table:table-cell>
          <table:table-cell office:value-type="float" office:value="11.5716906991" calcext:value-type="float">
            <text:p>11.5716906991</text:p>
          </table:table-cell>
          <table:table-cell office:value-type="float" office:value="9.38622029816" calcext:value-type="float">
            <text:p>9.386220298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.7025644913" calcext:value-type="float">
            <text:p>11.7025644913</text:p>
          </table:table-cell>
          <table:table-cell office:value-type="float" office:value="0.140546854668" calcext:value-type="float">
            <text:p>0.1405468547</text:p>
          </table:table-cell>
          <table:table-cell office:value-type="float" office:value="11.5620176366" calcext:value-type="float">
            <text:p>11.5620176366</text:p>
          </table:table-cell>
          <table:table-cell office:value-type="float" office:value="9.55018813066" calcext:value-type="float">
            <text:p>9.5501881307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1.7026297366" calcext:value-type="float">
            <text:p>11.7026297366</text:p>
          </table:table-cell>
          <table:table-cell office:value-type="float" office:value="0.14834555092" calcext:value-type="float">
            <text:p>0.1483455509</text:p>
          </table:table-cell>
          <table:table-cell office:value-type="float" office:value="11.5542841857" calcext:value-type="float">
            <text:p>11.5542841857</text:p>
          </table:table-cell>
          <table:table-cell office:value-type="float" office:value="9.71702031636" calcext:value-type="float">
            <text:p>9.7170203164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1.702692541" calcext:value-type="float">
            <text:p>11.702692541</text:p>
          </table:table-cell>
          <table:table-cell office:value-type="float" office:value="0.15421423503" calcext:value-type="float">
            <text:p>0.154214235</text:p>
          </table:table-cell>
          <table:table-cell office:value-type="float" office:value="11.5484783059" calcext:value-type="float">
            <text:p>11.5484783059</text:p>
          </table:table-cell>
          <table:table-cell office:value-type="float" office:value="9.88676689262" calcext:value-type="float">
            <text:p>9.8867668926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11.7027490748" calcext:value-type="float">
            <text:p>11.7027490748</text:p>
          </table:table-cell>
          <table:table-cell office:value-type="float" office:value="0.158282225204" calcext:value-type="float">
            <text:p>0.1582822252</text:p>
          </table:table-cell>
          <table:table-cell office:value-type="float" office:value="11.5444668496" calcext:value-type="float">
            <text:p>11.5444668496</text:p>
          </table:table-cell>
          <table:table-cell office:value-type="float" office:value="10.0594787709" calcext:value-type="float">
            <text:p>10.0594787709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.7027959642" calcext:value-type="float">
            <text:p>11.7027959642</text:p>
          </table:table-cell>
          <table:table-cell office:value-type="float" office:value="0.160787304503" calcext:value-type="float">
            <text:p>0.1607873045</text:p>
          </table:table-cell>
          <table:table-cell office:value-type="float" office:value="11.5420086597" calcext:value-type="float">
            <text:p>11.5420086597</text:p>
          </table:table-cell>
          <table:table-cell office:value-type="float" office:value="10.2352077521" calcext:value-type="float">
            <text:p>10.2352077521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11.7028305436" calcext:value-type="float">
            <text:p>11.7028305436</text:p>
          </table:table-cell>
          <table:table-cell office:value-type="float" office:value="0.162058248377" calcext:value-type="float">
            <text:p>0.1620582484</text:p>
          </table:table-cell>
          <table:table-cell office:value-type="float" office:value="11.5407722953" calcext:value-type="float">
            <text:p>11.5407722953</text:p>
          </table:table-cell>
          <table:table-cell office:value-type="float" office:value="10.4140065419" calcext:value-type="float">
            <text:p>10.414006541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.7028508695" calcext:value-type="float">
            <text:p>11.7028508695</text:p>
          </table:table-cell>
          <table:table-cell office:value-type="float" office:value="0.162493950665" calcext:value-type="float">
            <text:p>0.1624939507</text:p>
          </table:table-cell>
          <table:table-cell office:value-type="float" office:value="11.5403569189" calcext:value-type="float">
            <text:p>11.5403569189</text:p>
          </table:table-cell>
          <table:table-cell office:value-type="float" office:value="10.5959287669" calcext:value-type="float">
            <text:p>10.5959287669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11.7028558077" calcext:value-type="float">
            <text:p>11.7028558077</text:p>
          </table:table-cell>
          <table:table-cell office:value-type="float" office:value="0.162539995398" calcext:value-type="float">
            <text:p>0.1625399954</text:p>
          </table:table-cell>
          <table:table-cell office:value-type="float" office:value="11.5403158123" calcext:value-type="float">
            <text:p>11.5403158123</text:p>
          </table:table-cell>
          <table:table-cell office:value-type="float" office:value="10.7810289902" calcext:value-type="float">
            <text:p>10.7810289902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1.7028450932" calcext:value-type="float">
            <text:p>11.7028450932</text:p>
          </table:table-cell>
          <table:table-cell office:value-type="float" office:value="0.162663517185" calcext:value-type="float">
            <text:p>0.1626635172</text:p>
          </table:table-cell>
          <table:table-cell office:value-type="float" office:value="11.540181576" calcext:value-type="float">
            <text:p>11.540181576</text:p>
          </table:table-cell>
          <table:table-cell office:value-type="float" office:value="10.9693627283" calcext:value-type="float">
            <text:p>10.9693627283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11.7028304762" calcext:value-type="float">
            <text:p>11.7028304762</text:p>
          </table:table-cell>
          <table:table-cell office:value-type="float" office:value="0.163333785586" calcext:value-type="float">
            <text:p>0.1633337856</text:p>
          </table:table-cell>
          <table:table-cell office:value-type="float" office:value="11.5394966906" calcext:value-type="float">
            <text:p>11.5394966906</text:p>
          </table:table-cell>
          <table:table-cell office:value-type="float" office:value="11.1609864675" calcext:value-type="float">
            <text:p>11.1609864675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.7029921875" calcext:value-type="float">
            <text:p>11.7029921875</text:p>
          </table:table-cell>
          <table:table-cell office:value-type="float" office:value="0.165520019934" calcext:value-type="float">
            <text:p>0.1655200199</text:p>
          </table:table-cell>
          <table:table-cell office:value-type="float" office:value="11.5374721676" calcext:value-type="float">
            <text:p>11.5374721676</text:p>
          </table:table-cell>
          <table:table-cell office:value-type="float" office:value="11.3559576808" calcext:value-type="float">
            <text:p>11.355957680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11.7033097646" calcext:value-type="float">
            <text:p>11.7033097646</text:p>
          </table:table-cell>
          <table:table-cell office:value-type="float" office:value="0.17076169255" calcext:value-type="float">
            <text:p>0.1707616926</text:p>
          </table:table-cell>
          <table:table-cell office:value-type="float" office:value="11.532548072" calcext:value-type="float">
            <text:p>11.532548072</text:p>
          </table:table-cell>
          <table:table-cell office:value-type="float" office:value="11.5543348451" calcext:value-type="float">
            <text:p>11.5543348451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1.7036943073" calcext:value-type="float">
            <text:p>11.7036943073</text:p>
          </table:table-cell>
          <table:table-cell office:value-type="float" office:value="0.180045544545" calcext:value-type="float">
            <text:p>0.1800455445</text:p>
          </table:table-cell>
          <table:table-cell office:value-type="float" office:value="11.5236487627" calcext:value-type="float">
            <text:p>11.5236487627</text:p>
          </table:table-cell>
          <table:table-cell office:value-type="float" office:value="11.7561774591" calcext:value-type="float">
            <text:p>11.7561774591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11.7040793348" calcext:value-type="float">
            <text:p>11.7040793348</text:p>
          </table:table-cell>
          <table:table-cell office:value-type="float" office:value="0.193795705489" calcext:value-type="float">
            <text:p>0.1937957055</text:p>
          </table:table-cell>
          <table:table-cell office:value-type="float" office:value="11.5102836293" calcext:value-type="float">
            <text:p>11.5102836293</text:p>
          </table:table-cell>
          <table:table-cell office:value-type="float" office:value="11.9615460607" calcext:value-type="float">
            <text:p>11.9615460607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1.7044178166" calcext:value-type="float">
            <text:p>11.7044178166</text:p>
          </table:table-cell>
          <table:table-cell office:value-type="float" office:value="0.211975341134" calcext:value-type="float">
            <text:p>0.2119753411</text:p>
          </table:table-cell>
          <table:table-cell office:value-type="float" office:value="11.4924424754" calcext:value-type="float">
            <text:p>11.4924424754</text:p>
          </table:table-cell>
          <table:table-cell office:value-type="float" office:value="12.1705022452" calcext:value-type="float">
            <text:p>12.1705022452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11.7046794467" calcext:value-type="float">
            <text:p>11.7046794467</text:p>
          </table:table-cell>
          <table:table-cell office:value-type="float" office:value="0.234177492466" calcext:value-type="float">
            <text:p>0.2341774925</text:p>
          </table:table-cell>
          <table:table-cell office:value-type="float" office:value="11.4705019542" calcext:value-type="float">
            <text:p>11.4705019542</text:p>
          </table:table-cell>
          <table:table-cell office:value-type="float" office:value="12.3831086843" calcext:value-type="float">
            <text:p>12.3831086843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1.7048480307" calcext:value-type="float">
            <text:p>11.7048480307</text:p>
          </table:table-cell>
          <table:table-cell office:value-type="float" office:value="0.259707024103" calcext:value-type="float">
            <text:p>0.2597070241</text:p>
          </table:table-cell>
          <table:table-cell office:value-type="float" office:value="11.4451410066" calcext:value-type="float">
            <text:p>11.4451410066</text:p>
          </table:table-cell>
          <table:table-cell office:value-type="float" office:value="12.5994291441" calcext:value-type="float">
            <text:p>12.5994291441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11.7049189827" calcext:value-type="float">
            <text:p>11.7049189827</text:p>
          </table:table-cell>
          <table:table-cell office:value-type="float" office:value="0.28765537291" calcext:value-type="float">
            <text:p>0.2876553729</text:p>
          </table:table-cell>
          <table:table-cell office:value-type="float" office:value="11.4172636098" calcext:value-type="float">
            <text:p>11.4172636098</text:p>
          </table:table-cell>
          <table:table-cell office:value-type="float" office:value="12.8195285048" calcext:value-type="float">
            <text:p>12.8195285048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1.7048968354" calcext:value-type="float">
            <text:p>11.7048968354</text:p>
          </table:table-cell>
          <table:table-cell office:value-type="float" office:value="0.316969889516" calcext:value-type="float">
            <text:p>0.3169698895</text:p>
          </table:table-cell>
          <table:table-cell office:value-type="float" office:value="11.3879269459" calcext:value-type="float">
            <text:p>11.3879269459</text:p>
          </table:table-cell>
          <table:table-cell office:value-type="float" office:value="13.0434727801" calcext:value-type="float">
            <text:p>13.0434727801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11.7047930969" calcext:value-type="float">
            <text:p>11.7047930969</text:p>
          </table:table-cell>
          <table:table-cell office:value-type="float" office:value="0.346519583684" calcext:value-type="float">
            <text:p>0.3465195837</text:p>
          </table:table-cell>
          <table:table-cell office:value-type="float" office:value="11.3582735132" calcext:value-type="float">
            <text:p>11.3582735132</text:p>
          </table:table-cell>
          <table:table-cell office:value-type="float" office:value="13.2713291368" calcext:value-type="float">
            <text:p>13.2713291368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.7046240206" calcext:value-type="float">
            <text:p>11.7046240206</text:p>
          </table:table-cell>
          <table:table-cell office:value-type="float" office:value="0.375159010149" calcext:value-type="float">
            <text:p>0.3751590101</text:p>
          </table:table-cell>
          <table:table-cell office:value-type="float" office:value="11.3294650104" calcext:value-type="float">
            <text:p>11.3294650104</text:p>
          </table:table-cell>
          <table:table-cell office:value-type="float" office:value="13.503165915" calcext:value-type="float">
            <text:p>13.50316591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1.704408558" calcext:value-type="float">
            <text:p>11.704408558</text:p>
          </table:table-cell>
          <table:table-cell office:value-type="float" office:value="0.401792097841" calcext:value-type="float">
            <text:p>0.4017920978</text:p>
          </table:table-cell>
          <table:table-cell office:value-type="float" office:value="11.3026164601" calcext:value-type="float">
            <text:p>11.3026164601</text:p>
          </table:table-cell>
          <table:table-cell office:value-type="float" office:value="13.7390526486" calcext:value-type="float">
            <text:p>13.7390526486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5.4531223485" calcext:value-type="float">
            <text:p>15.4531223485</text:p>
          </table:table-cell>
          <table:table-cell office:value-type="float" office:value="1.36128153216" calcext:value-type="float">
            <text:p>1.3612815322</text:p>
          </table:table-cell>
          <table:table-cell office:value-type="float" office:value="14.0918408164" calcext:value-type="float">
            <text:p>14.0918408164</text:p>
          </table:table-cell>
          <table:table-cell office:value-type="float" office:value="13.9790600863" calcext:value-type="float">
            <text:p>13.9790600863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15.4484040806" calcext:value-type="float">
            <text:p>15.4484040806</text:p>
          </table:table-cell>
          <table:table-cell office:value-type="float" office:value="1.43894856741" calcext:value-type="float">
            <text:p>1.4389485674</text:p>
          </table:table-cell>
          <table:table-cell office:value-type="float" office:value="14.0094555131" calcext:value-type="float">
            <text:p>14.0094555131</text:p>
          </table:table-cell>
          <table:table-cell office:value-type="float" office:value="14.2232602126" calcext:value-type="float">
            <text:p>14.2232602126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5.4446070637" calcext:value-type="float">
            <text:p>15.4446070637</text:p>
          </table:table-cell>
          <table:table-cell office:value-type="float" office:value="1.48980726021" calcext:value-type="float">
            <text:p>1.4898072602</text:p>
          </table:table-cell>
          <table:table-cell office:value-type="float" office:value="13.9547998034" calcext:value-type="float">
            <text:p>13.9547998034</text:p>
          </table:table-cell>
          <table:table-cell office:value-type="float" office:value="14.4717262697" calcext:value-type="float">
            <text:p>14.4717262697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15.443034334" calcext:value-type="float">
            <text:p>15.443034334</text:p>
          </table:table-cell>
          <table:table-cell office:value-type="float" office:value="1.51599191184" calcext:value-type="float">
            <text:p>1.5159919118</text:p>
          </table:table-cell>
          <table:table-cell office:value-type="float" office:value="13.9270424222" calcext:value-type="float">
            <text:p>13.9270424222</text:p>
          </table:table-cell>
          <table:table-cell office:value-type="float" office:value="14.724532779" calcext:value-type="float">
            <text:p>14.72453277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5.442298098" calcext:value-type="float">
            <text:p>15.442298098</text:p>
          </table:table-cell>
          <table:table-cell office:value-type="float" office:value="1.53328222858" calcext:value-type="float">
            <text:p>1.5332822286</text:p>
          </table:table-cell>
          <table:table-cell office:value-type="float" office:value="13.9090158694" calcext:value-type="float">
            <text:p>13.9090158694</text:p>
          </table:table-cell>
          <table:table-cell office:value-type="float" office:value="14.9817555638" calcext:value-type="float">
            <text:p>14.9817555638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15.4416763198" calcext:value-type="float">
            <text:p>15.4416763198</text:p>
          </table:table-cell>
          <table:table-cell office:value-type="float" office:value="1.54368002047" calcext:value-type="float">
            <text:p>1.5436800205</text:p>
          </table:table-cell>
          <table:table-cell office:value-type="float" office:value="13.8979962993" calcext:value-type="float">
            <text:p>13.8979962993</text:p>
          </table:table-cell>
          <table:table-cell office:value-type="float" office:value="15.2434717721" calcext:value-type="float">
            <text:p>15.2434717721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5.4411235645" calcext:value-type="float">
            <text:p>15.4411235645</text:p>
          </table:table-cell>
          <table:table-cell office:value-type="float" office:value="1.54622443758" calcext:value-type="float">
            <text:p>1.5462244376</text:p>
          </table:table-cell>
          <table:table-cell office:value-type="float" office:value="13.8948991269" calcext:value-type="float">
            <text:p>13.8948991269</text:p>
          </table:table-cell>
          <table:table-cell office:value-type="float" office:value="15.5097598995" calcext:value-type="float">
            <text:p>15.5097598995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15.4406012775" calcext:value-type="float">
            <text:p>15.4406012775</text:p>
          </table:table-cell>
          <table:table-cell office:value-type="float" office:value="1.54607611477" calcext:value-type="float">
            <text:p>1.5460761148</text:p>
          </table:table-cell>
          <table:table-cell office:value-type="float" office:value="13.8945251627" calcext:value-type="float">
            <text:p>13.8945251627</text:p>
          </table:table-cell>
          <table:table-cell office:value-type="float" office:value="15.7806998127" calcext:value-type="float">
            <text:p>15.7806998127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5.4401340149" calcext:value-type="float">
            <text:p>15.4401340149</text:p>
          </table:table-cell>
          <table:table-cell office:value-type="float" office:value="1.54539376474" calcext:value-type="float">
            <text:p>1.5453937647</text:p>
          </table:table-cell>
          <table:table-cell office:value-type="float" office:value="13.8947402501" calcext:value-type="float">
            <text:p>13.8947402501</text:p>
          </table:table-cell>
          <table:table-cell office:value-type="float" office:value="16.0563727739" calcext:value-type="float">
            <text:p>16.0563727739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5.4397109392" calcext:value-type="float">
            <text:p>15.4397109392</text:p>
          </table:table-cell>
          <table:table-cell office:value-type="float" office:value="1.54441453546" calcext:value-type="float">
            <text:p>1.5444145355</text:p>
          </table:table-cell>
          <table:table-cell office:value-type="float" office:value="13.8952964038" calcext:value-type="float">
            <text:p>13.8952964038</text:p>
          </table:table-cell>
          <table:table-cell office:value-type="float" office:value="16.3368614645" calcext:value-type="float">
            <text:p>16.3368614645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5.4393224623" calcext:value-type="float">
            <text:p>15.4393224623</text:p>
          </table:table-cell>
          <table:table-cell office:value-type="float" office:value="1.54334114271" calcext:value-type="float">
            <text:p>1.5433411427</text:p>
          </table:table-cell>
          <table:table-cell office:value-type="float" office:value="13.8959813195" calcext:value-type="float">
            <text:p>13.8959813195</text:p>
          </table:table-cell>
          <table:table-cell office:value-type="float" office:value="16.6222500106" calcext:value-type="float">
            <text:p>16.6222500106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15.4389606426" calcext:value-type="float">
            <text:p>15.4389606426</text:p>
          </table:table-cell>
          <table:table-cell office:value-type="float" office:value="1.54231619987" calcext:value-type="float">
            <text:p>1.5423161999</text:p>
          </table:table-cell>
          <table:table-cell office:value-type="float" office:value="13.8966444427" calcext:value-type="float">
            <text:p>13.8966444427</text:p>
          </table:table-cell>
          <table:table-cell office:value-type="float" office:value="16.9126240077" calcext:value-type="float">
            <text:p>16.9126240077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5.4386189394" calcext:value-type="float">
            <text:p>15.4386189394</text:p>
          </table:table-cell>
          <table:table-cell office:value-type="float" office:value="1.54141470508" calcext:value-type="float">
            <text:p>1.5414147051</text:p>
          </table:table-cell>
          <table:table-cell office:value-type="float" office:value="13.8972042343" calcext:value-type="float">
            <text:p>13.8972042343</text:p>
          </table:table-cell>
          <table:table-cell office:value-type="float" office:value="17.2080705466" calcext:value-type="float">
            <text:p>17.2080705466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15.4382913477" calcext:value-type="float">
            <text:p>15.4382913477</text:p>
          </table:table-cell>
          <table:table-cell office:value-type="float" office:value="1.54064751793" calcext:value-type="float">
            <text:p>1.5406475179</text:p>
          </table:table-cell>
          <table:table-cell office:value-type="float" office:value="13.8976438298" calcext:value-type="float">
            <text:p>13.8976438298</text:p>
          </table:table-cell>
          <table:table-cell office:value-type="float" office:value="17.5086782396" calcext:value-type="float">
            <text:p>17.508678239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7.5349889494" calcext:value-type="float">
            <text:p>17.5349889494</text:p>
          </table:table-cell>
          <table:table-cell office:value-type="float" office:value="2.50111517262" calcext:value-type="float">
            <text:p>2.5011151726</text:p>
          </table:table-cell>
          <table:table-cell office:value-type="float" office:value="15.0338737768" calcext:value-type="float">
            <text:p>15.0338737768</text:p>
          </table:table-cell>
          <table:table-cell office:value-type="float" office:value="17.8145372467" calcext:value-type="float">
            <text:p>17.8145372467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17.5344907738" calcext:value-type="float">
            <text:p>17.5344907738</text:p>
          </table:table-cell>
          <table:table-cell office:value-type="float" office:value="2.50119940577" calcext:value-type="float">
            <text:p>2.5011994058</text:p>
          </table:table-cell>
          <table:table-cell office:value-type="float" office:value="15.033291368" calcext:value-type="float">
            <text:p>15.033291368</text:p>
          </table:table-cell>
          <table:table-cell office:value-type="float" office:value="18.1257393031" calcext:value-type="float">
            <text:p>18.1257393031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7.5342401364" calcext:value-type="float">
            <text:p>17.5342401364</text:p>
          </table:table-cell>
          <table:table-cell office:value-type="float" office:value="2.50176722427" calcext:value-type="float">
            <text:p>2.5017672243</text:p>
          </table:table-cell>
          <table:table-cell office:value-type="float" office:value="15.0324729122" calcext:value-type="float">
            <text:p>15.0324729122</text:p>
          </table:table-cell>
          <table:table-cell office:value-type="float" office:value="18.4423777467" calcext:value-type="float">
            <text:p>18.4423777467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17.5340795663" calcext:value-type="float">
            <text:p>17.5340795663</text:p>
          </table:table-cell>
          <table:table-cell office:value-type="float" office:value="2.50361909022" calcext:value-type="float">
            <text:p>2.5036190902</text:p>
          </table:table-cell>
          <table:table-cell office:value-type="float" office:value="15.0304604761" calcext:value-type="float">
            <text:p>15.0304604761</text:p>
          </table:table-cell>
          <table:table-cell office:value-type="float" office:value="18.7645475455" calcext:value-type="float">
            <text:p>18.7645475455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7.5339722114" calcext:value-type="float">
            <text:p>17.5339722114</text:p>
          </table:table-cell>
          <table:table-cell office:value-type="float" office:value="2.50818632504" calcext:value-type="float">
            <text:p>2.508186325</text:p>
          </table:table-cell>
          <table:table-cell office:value-type="float" office:value="15.0257858864" calcext:value-type="float">
            <text:p>15.0257858864</text:p>
          </table:table-cell>
          <table:table-cell office:value-type="float" office:value="19.0923453269" calcext:value-type="float">
            <text:p>19.0923453269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7.533809786" calcext:value-type="float">
            <text:p>17.533809786</text:p>
          </table:table-cell>
          <table:table-cell office:value-type="float" office:value="2.51606111672" calcext:value-type="float">
            <text:p>2.5160611167</text:p>
          </table:table-cell>
          <table:table-cell office:value-type="float" office:value="15.0177486693" calcext:value-type="float">
            <text:p>15.0177486693</text:p>
          </table:table-cell>
          <table:table-cell office:value-type="float" office:value="19.4258694059" calcext:value-type="float">
            <text:p>19.4258694059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7.5336315669" calcext:value-type="float">
            <text:p>17.5336315669</text:p>
          </table:table-cell>
          <table:table-cell office:value-type="float" office:value="2.52643474034" calcext:value-type="float">
            <text:p>2.5264347403</text:p>
          </table:table-cell>
          <table:table-cell office:value-type="float" office:value="15.0071968266" calcext:value-type="float">
            <text:p>15.0071968266</text:p>
          </table:table-cell>
          <table:table-cell office:value-type="float" office:value="19.7652198153" calcext:value-type="float">
            <text:p>19.7652198153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17.5334459805" calcext:value-type="float">
            <text:p>17.5334459805</text:p>
          </table:table-cell>
          <table:table-cell office:value-type="float" office:value="2.53806630079" calcext:value-type="float">
            <text:p>2.5380663008</text:p>
          </table:table-cell>
          <table:table-cell office:value-type="float" office:value="14.9953796797" calcext:value-type="float">
            <text:p>14.9953796797</text:p>
          </table:table-cell>
          <table:table-cell office:value-type="float" office:value="20.1104983352" calcext:value-type="float">
            <text:p>20.1104983352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7.5333199039" calcext:value-type="float">
            <text:p>17.5333199039</text:p>
          </table:table-cell>
          <table:table-cell office:value-type="float" office:value="2.5491231212" calcext:value-type="float">
            <text:p>2.5491231212</text:p>
          </table:table-cell>
          <table:table-cell office:value-type="float" office:value="14.9841967827" calcext:value-type="float">
            <text:p>14.9841967827</text:p>
          </table:table-cell>
          <table:table-cell office:value-type="float" office:value="20.4618085237" calcext:value-type="float">
            <text:p>20.4618085237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17.5342175064" calcext:value-type="float">
            <text:p>17.5342175064</text:p>
          </table:table-cell>
          <table:table-cell office:value-type="float" office:value="2.56872599622" calcext:value-type="float">
            <text:p>2.5687259962</text:p>
          </table:table-cell>
          <table:table-cell office:value-type="float" office:value="14.9654915102" calcext:value-type="float">
            <text:p>14.9654915102</text:p>
          </table:table-cell>
          <table:table-cell office:value-type="float" office:value="20.8192557481" calcext:value-type="float">
            <text:p>20.819255748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7.5342031927" calcext:value-type="float">
            <text:p>17.5342031927</text:p>
          </table:table-cell>
          <table:table-cell office:value-type="float" office:value="2.5915106822" calcext:value-type="float">
            <text:p>2.5915106822</text:p>
          </table:table-cell>
          <table:table-cell office:value-type="float" office:value="14.9426925105" calcext:value-type="float">
            <text:p>14.9426925105</text:p>
          </table:table-cell>
          <table:table-cell office:value-type="float" office:value="21.1829472161" calcext:value-type="float">
            <text:p>21.1829472161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17.534145785" calcext:value-type="float">
            <text:p>17.534145785</text:p>
          </table:table-cell>
          <table:table-cell office:value-type="float" office:value="2.61510307239" calcext:value-type="float">
            <text:p>2.6151030724</text:p>
          </table:table-cell>
          <table:table-cell office:value-type="float" office:value="14.9190427126" calcext:value-type="float">
            <text:p>14.9190427126</text:p>
          </table:table-cell>
          <table:table-cell office:value-type="float" office:value="21.5529920084" calcext:value-type="float">
            <text:p>21.5529920084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7.5340176678" calcext:value-type="float">
            <text:p>17.5340176678</text:p>
          </table:table-cell>
          <table:table-cell office:value-type="float" office:value="2.63850893195" calcext:value-type="float">
            <text:p>2.638508932</text:p>
          </table:table-cell>
          <table:table-cell office:value-type="float" office:value="14.8955087359" calcext:value-type="float">
            <text:p>14.8955087359</text:p>
          </table:table-cell>
          <table:table-cell office:value-type="float" office:value="21.9295011113" calcext:value-type="float">
            <text:p>21.9295011113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17.5337978426" calcext:value-type="float">
            <text:p>17.5337978426</text:p>
          </table:table-cell>
          <table:table-cell office:value-type="float" office:value="2.66075430296" calcext:value-type="float">
            <text:p>2.660754303</text:p>
          </table:table-cell>
          <table:table-cell office:value-type="float" office:value="14.8730435396" calcext:value-type="float">
            <text:p>14.8730435396</text:p>
          </table:table-cell>
          <table:table-cell office:value-type="float" office:value="22.3125874496" calcext:value-type="float">
            <text:p>22.3125874496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7.533470996" calcext:value-type="float">
            <text:p>17.533470996</text:p>
          </table:table-cell>
          <table:table-cell office:value-type="float" office:value="2.68093352798" calcext:value-type="float">
            <text:p>2.680933528</text:p>
          </table:table-cell>
          <table:table-cell office:value-type="float" office:value="14.8525374681" calcext:value-type="float">
            <text:p>14.8525374681</text:p>
          </table:table-cell>
          <table:table-cell office:value-type="float" office:value="22.7023659212" calcext:value-type="float">
            <text:p>22.7023659212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7.5527543802" calcext:value-type="float">
            <text:p>17.5527543802</text:p>
          </table:table-cell>
          <table:table-cell office:value-type="float" office:value="2.74667224771" calcext:value-type="float">
            <text:p>2.7466722477</text:p>
          </table:table-cell>
          <table:table-cell office:value-type="float" office:value="14.8060821325" calcext:value-type="float">
            <text:p>14.8060821325</text:p>
          </table:table-cell>
          <table:table-cell office:value-type="float" office:value="23.0989534308" calcext:value-type="float">
            <text:p>23.0989534308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7.5321552813" calcext:value-type="float">
            <text:p>17.5321552813</text:p>
          </table:table-cell>
          <table:table-cell office:value-type="float" office:value="2.81085877664" calcext:value-type="float">
            <text:p>2.8108587766</text:p>
          </table:table-cell>
          <table:table-cell office:value-type="float" office:value="14.7212965046" calcext:value-type="float">
            <text:p>14.7212965046</text:p>
          </table:table-cell>
          <table:table-cell office:value-type="float" office:value="23.5024689255" calcext:value-type="float">
            <text:p>23.5024689255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17.5249370076" calcext:value-type="float">
            <text:p>17.5249370076</text:p>
          </table:table-cell>
          <table:table-cell office:value-type="float" office:value="2.81151417374" calcext:value-type="float">
            <text:p>2.8115141737</text:p>
          </table:table-cell>
          <table:table-cell office:value-type="float" office:value="14.7134228338" calcext:value-type="float">
            <text:p>14.7134228338</text:p>
          </table:table-cell>
          <table:table-cell office:value-type="float" office:value="23.9130334303" calcext:value-type="float">
            <text:p>23.9130334303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7.5232508559" calcext:value-type="float">
            <text:p>17.5232508559</text:p>
          </table:table-cell>
          <table:table-cell office:value-type="float" office:value="2.82171663609" calcext:value-type="float">
            <text:p>2.8217166361</text:p>
          </table:table-cell>
          <table:table-cell office:value-type="float" office:value="14.7015342198" calcext:value-type="float">
            <text:p>14.7015342198</text:p>
          </table:table-cell>
          <table:table-cell office:value-type="float" office:value="24.3307700842" calcext:value-type="float">
            <text:p>24.3307700842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7.5217858323" calcext:value-type="float">
            <text:p>17.5217858323</text:p>
          </table:table-cell>
          <table:table-cell office:value-type="float" office:value="2.83825619987" calcext:value-type="float">
            <text:p>2.8382561999</text:p>
          </table:table-cell>
          <table:table-cell office:value-type="float" office:value="14.6835296324" calcext:value-type="float">
            <text:p>14.6835296324</text:p>
          </table:table-cell>
          <table:table-cell office:value-type="float" office:value="24.7558041774" calcext:value-type="float">
            <text:p>24.755804177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7.5205824876" calcext:value-type="float">
            <text:p>17.5205824876</text:p>
          </table:table-cell>
          <table:table-cell office:value-type="float" office:value="2.8552745549" calcext:value-type="float">
            <text:p>2.8552745549</text:p>
          </table:table-cell>
          <table:table-cell office:value-type="float" office:value="14.6653079327" calcext:value-type="float">
            <text:p>14.6653079327</text:p>
          </table:table-cell>
          <table:table-cell office:value-type="float" office:value="25.188263189" calcext:value-type="float">
            <text:p>25.188263189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7.5195685126" calcext:value-type="float">
            <text:p>17.5195685126</text:p>
          </table:table-cell>
          <table:table-cell office:value-type="float" office:value="2.87010748317" calcext:value-type="float">
            <text:p>2.8701074832</text:p>
          </table:table-cell>
          <table:table-cell office:value-type="float" office:value="14.6494610294" calcext:value-type="float">
            <text:p>14.6494610294</text:p>
          </table:table-cell>
          <table:table-cell office:value-type="float" office:value="25.6282768248" calcext:value-type="float">
            <text:p>25.6282768248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7.5186540712" calcext:value-type="float">
            <text:p>17.5186540712</text:p>
          </table:table-cell>
          <table:table-cell office:value-type="float" office:value="2.88028244903" calcext:value-type="float">
            <text:p>2.880282449</text:p>
          </table:table-cell>
          <table:table-cell office:value-type="float" office:value="14.6383716222" calcext:value-type="float">
            <text:p>14.6383716222</text:p>
          </table:table-cell>
          <table:table-cell office:value-type="float" office:value="26.0759770565" calcext:value-type="float">
            <text:p>26.0759770565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17.5177075156" calcext:value-type="float">
            <text:p>17.5177075156</text:p>
          </table:table-cell>
          <table:table-cell office:value-type="float" office:value="2.88348724596" calcext:value-type="float">
            <text:p>2.883487246</text:p>
          </table:table-cell>
          <table:table-cell office:value-type="float" office:value="14.6342202696" calcext:value-type="float">
            <text:p>14.6342202696</text:p>
          </table:table-cell>
          <table:table-cell office:value-type="float" office:value="26.5314981611" calcext:value-type="float">
            <text:p>26.5314981611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7.5168175021" calcext:value-type="float">
            <text:p>17.5168175021</text:p>
          </table:table-cell>
          <table:table-cell office:value-type="float" office:value="2.88314507467" calcext:value-type="float">
            <text:p>2.8831450747</text:p>
          </table:table-cell>
          <table:table-cell office:value-type="float" office:value="14.6336724274" calcext:value-type="float">
            <text:p>14.6336724274</text:p>
          </table:table-cell>
          <table:table-cell office:value-type="float" office:value="26.9949767614" calcext:value-type="float">
            <text:p>26.994976761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7.5160203583" calcext:value-type="float">
            <text:p>17.5160203583</text:p>
          </table:table-cell>
          <table:table-cell office:value-type="float" office:value="2.88162400543" calcext:value-type="float">
            <text:p>2.8816240054</text:p>
          </table:table-cell>
          <table:table-cell office:value-type="float" office:value="14.6343963529" calcext:value-type="float">
            <text:p>14.6343963529</text:p>
          </table:table-cell>
          <table:table-cell office:value-type="float" office:value="27.466551867" calcext:value-type="float">
            <text:p>27.466551867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7.5154825363" calcext:value-type="float">
            <text:p>17.5154825363</text:p>
          </table:table-cell>
          <table:table-cell office:value-type="float" office:value="2.87812734478" calcext:value-type="float">
            <text:p>2.8781273448</text:p>
          </table:table-cell>
          <table:table-cell office:value-type="float" office:value="14.6373551916" calcext:value-type="float">
            <text:p>14.6373551916</text:p>
          </table:table-cell>
          <table:table-cell office:value-type="float" office:value="27.9463649156" calcext:value-type="float">
            <text:p>27.9463649156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7.5151394298" calcext:value-type="float">
            <text:p>17.5151394298</text:p>
          </table:table-cell>
          <table:table-cell office:value-type="float" office:value="2.87384646439" calcext:value-type="float">
            <text:p>2.8738464644</text:p>
          </table:table-cell>
          <table:table-cell office:value-type="float" office:value="14.6412929654" calcext:value-type="float">
            <text:p>14.6412929654</text:p>
          </table:table-cell>
          <table:table-cell office:value-type="float" office:value="28.4345598157" calcext:value-type="float">
            <text:p>28.4345598157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7.5149204651" calcext:value-type="float">
            <text:p>17.5149204651</text:p>
          </table:table-cell>
          <table:table-cell office:value-type="float" office:value="2.87068691096" calcext:value-type="float">
            <text:p>2.870686911</text:p>
          </table:table-cell>
          <table:table-cell office:value-type="float" office:value="14.6442335542" calcext:value-type="float">
            <text:p>14.6442335542</text:p>
          </table:table-cell>
          <table:table-cell office:value-type="float" office:value="28.93128299" calcext:value-type="float">
            <text:p>28.93128299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7.5147097342" calcext:value-type="float">
            <text:p>17.5147097342</text:p>
          </table:table-cell>
          <table:table-cell office:value-type="float" office:value="2.86958744641" calcext:value-type="float">
            <text:p>2.8695874464</text:p>
          </table:table-cell>
          <table:table-cell office:value-type="float" office:value="14.6451222878" calcext:value-type="float">
            <text:p>14.6451222878</text:p>
          </table:table-cell>
          <table:table-cell office:value-type="float" office:value="29.4366834188" calcext:value-type="float">
            <text:p>29.436683418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7.5144737466" calcext:value-type="float">
            <text:p>17.5144737466</text:p>
          </table:table-cell>
          <table:table-cell office:value-type="float" office:value="2.87123550999" calcext:value-type="float">
            <text:p>2.87123551</text:p>
          </table:table-cell>
          <table:table-cell office:value-type="float" office:value="14.6432382366" calcext:value-type="float">
            <text:p>14.6432382366</text:p>
          </table:table-cell>
          <table:table-cell office:value-type="float" office:value="29.950912685" calcext:value-type="float">
            <text:p>29.950912685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7.5141745774" calcext:value-type="float">
            <text:p>17.5141745774</text:p>
          </table:table-cell>
          <table:table-cell office:value-type="float" office:value="2.87511713889" calcext:value-type="float">
            <text:p>2.8751171389</text:p>
          </table:table-cell>
          <table:table-cell office:value-type="float" office:value="14.6390574385" calcext:value-type="float">
            <text:p>14.6390574385</text:p>
          </table:table-cell>
          <table:table-cell office:value-type="float" office:value="30.4741250195" calcext:value-type="float">
            <text:p>30.4741250195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7.5137934938" calcext:value-type="float">
            <text:p>17.5137934938</text:p>
          </table:table-cell>
          <table:table-cell office:value-type="float" office:value="2.87765222472" calcext:value-type="float">
            <text:p>2.8776522247</text:p>
          </table:table-cell>
          <table:table-cell office:value-type="float" office:value="14.6361412691" calcext:value-type="float">
            <text:p>14.6361412691</text:p>
          </table:table-cell>
          <table:table-cell office:value-type="float" office:value="31.0064773475" calcext:value-type="float">
            <text:p>31.0064773475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17.5133212727" calcext:value-type="float">
            <text:p>17.5133212727</text:p>
          </table:table-cell>
          <table:table-cell office:value-type="float" office:value="2.8802649165" calcext:value-type="float">
            <text:p>2.8802649165</text:p>
          </table:table-cell>
          <table:table-cell office:value-type="float" office:value="14.6330563562" calcext:value-type="float">
            <text:p>14.6330563562</text:p>
          </table:table-cell>
          <table:table-cell office:value-type="float" office:value="31.5481293355" calcext:value-type="float">
            <text:p>31.5481293355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7.5127590726" calcext:value-type="float">
            <text:p>17.5127590726</text:p>
          </table:table-cell>
          <table:table-cell office:value-type="float" office:value="2.88273615639" calcext:value-type="float">
            <text:p>2.8827361564</text:p>
          </table:table-cell>
          <table:table-cell office:value-type="float" office:value="14.6300229162" calcext:value-type="float">
            <text:p>14.6300229162</text:p>
          </table:table-cell>
          <table:table-cell office:value-type="float" office:value="32.0992434392" calcext:value-type="float">
            <text:p>32.0992434392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7.5121131619" calcext:value-type="float">
            <text:p>17.5121131619</text:p>
          </table:table-cell>
          <table:table-cell office:value-type="float" office:value="2.88496973338" calcext:value-type="float">
            <text:p>2.8849697334</text:p>
          </table:table-cell>
          <table:table-cell office:value-type="float" office:value="14.6271434285" calcext:value-type="float">
            <text:p>14.6271434285</text:p>
          </table:table-cell>
          <table:table-cell office:value-type="float" office:value="32.6599849522" calcext:value-type="float">
            <text:p>32.6599849522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29.6075580465" calcext:value-type="float">
            <text:p>29.6075580465</text:p>
          </table:table-cell>
          <table:table-cell office:value-type="float" office:value="4.54685326943" calcext:value-type="float">
            <text:p>4.5468532694</text:p>
          </table:table-cell>
          <table:table-cell office:value-type="float" office:value="25.0607047771" calcext:value-type="float">
            <text:p>25.0607047771</text:p>
          </table:table-cell>
          <table:table-cell office:value-type="float" office:value="33.2305220558" calcext:value-type="float">
            <text:p>33.2305220558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29.6063725698" calcext:value-type="float">
            <text:p>29.6063725698</text:p>
          </table:table-cell>
          <table:table-cell office:value-type="float" office:value="4.58183895402" calcext:value-type="float">
            <text:p>4.581838954</text:p>
          </table:table-cell>
          <table:table-cell office:value-type="float" office:value="25.0245336158" calcext:value-type="float">
            <text:p>25.0245336158</text:p>
          </table:table-cell>
          <table:table-cell office:value-type="float" office:value="33.8110258689" calcext:value-type="float">
            <text:p>33.8110258689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29.6054852775" calcext:value-type="float">
            <text:p>29.6054852775</text:p>
          </table:table-cell>
          <table:table-cell office:value-type="float" office:value="4.6141344202" calcext:value-type="float">
            <text:p>4.6141344202</text:p>
          </table:table-cell>
          <table:table-cell office:value-type="float" office:value="24.9913508573" calcext:value-type="float">
            <text:p>24.9913508573</text:p>
          </table:table-cell>
          <table:table-cell office:value-type="float" office:value="34.4016705001" calcext:value-type="float">
            <text:p>34.4016705001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29.6047782292" calcext:value-type="float">
            <text:p>29.6047782292</text:p>
          </table:table-cell>
          <table:table-cell office:value-type="float" office:value="4.6306162506" calcext:value-type="float">
            <text:p>4.6306162506</text:p>
          </table:table-cell>
          <table:table-cell office:value-type="float" office:value="24.9741619786" calcext:value-type="float">
            <text:p>24.9741619786</text:p>
          </table:table-cell>
          <table:table-cell office:value-type="float" office:value="35.0026330992" calcext:value-type="float">
            <text:p>35.002633099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9.6048107131" calcext:value-type="float">
            <text:p>29.6048107131</text:p>
          </table:table-cell>
          <table:table-cell office:value-type="float" office:value="4.63774599035" calcext:value-type="float">
            <text:p>4.6377459904</text:p>
          </table:table-cell>
          <table:table-cell office:value-type="float" office:value="24.9670647227" calcext:value-type="float">
            <text:p>24.9670647227</text:p>
          </table:table-cell>
          <table:table-cell office:value-type="float" office:value="35.6140939108" calcext:value-type="float">
            <text:p>35.6140939108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29.6053940569" calcext:value-type="float">
            <text:p>29.6053940569</text:p>
          </table:table-cell>
          <table:table-cell office:value-type="float" office:value="4.6503447375" calcext:value-type="float">
            <text:p>4.6503447375</text:p>
          </table:table-cell>
          <table:table-cell office:value-type="float" office:value="24.9550493194" calcext:value-type="float">
            <text:p>24.9550493194</text:p>
          </table:table-cell>
          <table:table-cell office:value-type="float" office:value="36.2362363281" calcext:value-type="float">
            <text:p>36.2362363281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29.6052935616" calcext:value-type="float">
            <text:p>29.6052935616</text:p>
          </table:table-cell>
          <table:table-cell office:value-type="float" office:value="4.67109926986" calcext:value-type="float">
            <text:p>4.6710992699</text:p>
          </table:table-cell>
          <table:table-cell office:value-type="float" office:value="24.9341942917" calcext:value-type="float">
            <text:p>24.9341942917</text:p>
          </table:table-cell>
          <table:table-cell office:value-type="float" office:value="36.8692469479" calcext:value-type="float">
            <text:p>36.8692469479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29.6048848571" calcext:value-type="float">
            <text:p>29.6048848571</text:p>
          </table:table-cell>
          <table:table-cell office:value-type="float" office:value="4.66782576324" calcext:value-type="float">
            <text:p>4.6678257632</text:p>
          </table:table-cell>
          <table:table-cell office:value-type="float" office:value="24.9370590938" calcext:value-type="float">
            <text:p>24.9370590938</text:p>
          </table:table-cell>
          <table:table-cell office:value-type="float" office:value="37.5133156269" calcext:value-type="float">
            <text:p>37.5133156269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29.6082009239" calcext:value-type="float">
            <text:p>29.6082009239</text:p>
          </table:table-cell>
          <table:table-cell office:value-type="float" office:value="4.69772464595" calcext:value-type="float">
            <text:p>4.697724646</text:p>
          </table:table-cell>
          <table:table-cell office:value-type="float" office:value="24.910476278" calcext:value-type="float">
            <text:p>24.910476278</text:p>
          </table:table-cell>
          <table:table-cell office:value-type="float" office:value="38.1686355382" calcext:value-type="float">
            <text:p>38.168635538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29.609724276" calcext:value-type="float">
            <text:p>29.609724276</text:p>
          </table:table-cell>
          <table:table-cell office:value-type="float" office:value="4.74424680573" calcext:value-type="float">
            <text:p>4.7442468057</text:p>
          </table:table-cell>
          <table:table-cell office:value-type="float" office:value="24.8654774702" calcext:value-type="float">
            <text:p>24.8654774702</text:p>
          </table:table-cell>
          <table:table-cell office:value-type="float" office:value="38.8354032295" calcext:value-type="float">
            <text:p>38.8354032295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9.6088815493" calcext:value-type="float">
            <text:p>29.6088815493</text:p>
          </table:table-cell>
          <table:table-cell office:value-type="float" office:value="4.79872827833" calcext:value-type="float">
            <text:p>4.7987282783</text:p>
          </table:table-cell>
          <table:table-cell office:value-type="float" office:value="24.8101532709" calcext:value-type="float">
            <text:p>24.8101532709</text:p>
          </table:table-cell>
          <table:table-cell office:value-type="float" office:value="39.5138186821" calcext:value-type="float">
            <text:p>39.5138186821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29.6523234118" calcext:value-type="float">
            <text:p>29.6523234118</text:p>
          </table:table-cell>
          <table:table-cell office:value-type="float" office:value="5.04381762774" calcext:value-type="float">
            <text:p>5.0438176277</text:p>
          </table:table-cell>
          <table:table-cell office:value-type="float" office:value="24.608505784" calcext:value-type="float">
            <text:p>24.608505784</text:p>
          </table:table-cell>
          <table:table-cell office:value-type="float" office:value="40.2040853707" calcext:value-type="float">
            <text:p>40.2040853707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29.5874058658" calcext:value-type="float">
            <text:p>29.5874058658</text:p>
          </table:table-cell>
          <table:table-cell office:value-type="float" office:value="5.14444953899" calcext:value-type="float">
            <text:p>5.144449539</text:p>
          </table:table-cell>
          <table:table-cell office:value-type="float" office:value="24.4429563268" calcext:value-type="float">
            <text:p>24.4429563268</text:p>
          </table:table-cell>
          <table:table-cell office:value-type="float" office:value="40.9064103243" calcext:value-type="float">
            <text:p>40.9064103243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29.5813073693" calcext:value-type="float">
            <text:p>29.5813073693</text:p>
          </table:table-cell>
          <table:table-cell office:value-type="float" office:value="5.13869566193" calcext:value-type="float">
            <text:p>5.1386956619</text:p>
          </table:table-cell>
          <table:table-cell office:value-type="float" office:value="24.4426117073" calcext:value-type="float">
            <text:p>24.4426117073</text:p>
          </table:table-cell>
          <table:table-cell office:value-type="float" office:value="41.6210041888" calcext:value-type="float">
            <text:p>41.62100418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.4929592834" calcext:value-type="float">
            <text:p>45.4929592834</text:p>
          </table:table-cell>
          <table:table-cell office:value-type="float" office:value="8.81373480597" calcext:value-type="float">
            <text:p>8.813734806</text:p>
          </table:table-cell>
          <table:table-cell office:value-type="float" office:value="36.6792244774" calcext:value-type="float">
            <text:p>36.6792244774</text:p>
          </table:table-cell>
          <table:table-cell office:value-type="float" office:value="42.3480812898" calcext:value-type="float">
            <text:p>42.3480812898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45.4876162192" calcext:value-type="float">
            <text:p>45.4876162192</text:p>
          </table:table-cell>
          <table:table-cell office:value-type="float" office:value="8.80468032889" calcext:value-type="float">
            <text:p>8.8046803289</text:p>
          </table:table-cell>
          <table:table-cell office:value-type="float" office:value="36.6829358903" calcext:value-type="float">
            <text:p>36.6829358903</text:p>
          </table:table-cell>
          <table:table-cell office:value-type="float" office:value="43.0878596968" calcext:value-type="float">
            <text:p>43.0878596968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45.482747092" calcext:value-type="float">
            <text:p>45.482747092</text:p>
          </table:table-cell>
          <table:table-cell office:value-type="float" office:value="8.77287773735" calcext:value-type="float">
            <text:p>8.7728777374</text:p>
          </table:table-cell>
          <table:table-cell office:value-type="float" office:value="36.7098693546" calcext:value-type="float">
            <text:p>36.7098693546</text:p>
          </table:table-cell>
          <table:table-cell office:value-type="float" office:value="43.8405612888" calcext:value-type="float">
            <text:p>43.8405612888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45.4776900534" calcext:value-type="float">
            <text:p>45.4776900534</text:p>
          </table:table-cell>
          <table:table-cell office:value-type="float" office:value="8.76497936081" calcext:value-type="float">
            <text:p>8.7649793608</text:p>
          </table:table-cell>
          <table:table-cell office:value-type="float" office:value="36.7127106926" calcext:value-type="float">
            <text:p>36.7127106926</text:p>
          </table:table-cell>
          <table:table-cell office:value-type="float" office:value="44.606411821" calcext:value-type="float">
            <text:p>44.606411821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45.4734068417" calcext:value-type="float">
            <text:p>45.4734068417</text:p>
          </table:table-cell>
          <table:table-cell office:value-type="float" office:value="8.76136854334" calcext:value-type="float">
            <text:p>8.7613685433</text:p>
          </table:table-cell>
          <table:table-cell office:value-type="float" office:value="36.7120382983" calcext:value-type="float">
            <text:p>36.7120382983</text:p>
          </table:table-cell>
          <table:table-cell office:value-type="float" office:value="45.385640992" calcext:value-type="float">
            <text:p>45.385640992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45.4694018072" calcext:value-type="float">
            <text:p>45.4694018072</text:p>
          </table:table-cell>
          <table:table-cell office:value-type="float" office:value="8.75966978119" calcext:value-type="float">
            <text:p>8.7596697812</text:p>
          </table:table-cell>
          <table:table-cell office:value-type="float" office:value="36.709732026" calcext:value-type="float">
            <text:p>36.709732026</text:p>
          </table:table-cell>
          <table:table-cell office:value-type="float" office:value="46.1784825132" calcext:value-type="float">
            <text:p>46.1784825132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45.4658044098" calcext:value-type="float">
            <text:p>45.4658044098</text:p>
          </table:table-cell>
          <table:table-cell office:value-type="float" office:value="8.76057396972" calcext:value-type="float">
            <text:p>8.7605739697</text:p>
          </table:table-cell>
          <table:table-cell office:value-type="float" office:value="36.7052304401" calcext:value-type="float">
            <text:p>36.7052304401</text:p>
          </table:table-cell>
          <table:table-cell office:value-type="float" office:value="46.9851741788" calcext:value-type="float">
            <text:p>46.9851741788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45.4620896229" calcext:value-type="float">
            <text:p>45.4620896229</text:p>
          </table:table-cell>
          <table:table-cell office:value-type="float" office:value="8.75927722182" calcext:value-type="float">
            <text:p>8.7592772218</text:p>
          </table:table-cell>
          <table:table-cell office:value-type="float" office:value="36.702812401" calcext:value-type="float">
            <text:p>36.702812401</text:p>
          </table:table-cell>
          <table:table-cell office:value-type="float" office:value="47.8059579368" calcext:value-type="float">
            <text:p>47.8059579368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45.4586185506" calcext:value-type="float">
            <text:p>45.4586185506</text:p>
          </table:table-cell>
          <table:table-cell office:value-type="float" office:value="8.74654600484" calcext:value-type="float">
            <text:p>8.7465460048</text:p>
          </table:table-cell>
          <table:table-cell office:value-type="float" office:value="36.7120725458" calcext:value-type="float">
            <text:p>36.7120725458</text:p>
          </table:table-cell>
          <table:table-cell office:value-type="float" office:value="48.6410799619" calcext:value-type="float">
            <text:p>48.6410799619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45.4550223505" calcext:value-type="float">
            <text:p>45.4550223505</text:p>
          </table:table-cell>
          <table:table-cell office:value-type="float" office:value="8.72870429517" calcext:value-type="float">
            <text:p>8.7287042952</text:p>
          </table:table-cell>
          <table:table-cell office:value-type="float" office:value="36.7263180554" calcext:value-type="float">
            <text:p>36.7263180554</text:p>
          </table:table-cell>
          <table:table-cell office:value-type="float" office:value="49.4907907293" calcext:value-type="float">
            <text:p>49.490790729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5.4518057203" calcext:value-type="float">
            <text:p>45.4518057203</text:p>
          </table:table-cell>
          <table:table-cell office:value-type="float" office:value="8.70810872301" calcext:value-type="float">
            <text:p>8.708108723</text:p>
          </table:table-cell>
          <table:table-cell office:value-type="float" office:value="36.7436969973" calcext:value-type="float">
            <text:p>36.7436969973</text:p>
          </table:table-cell>
          <table:table-cell office:value-type="float" office:value="50.3553450895" calcext:value-type="float">
            <text:p>50.3553450895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45.4487905217" calcext:value-type="float">
            <text:p>45.4487905217</text:p>
          </table:table-cell>
          <table:table-cell office:value-type="float" office:value="8.68613895777" calcext:value-type="float">
            <text:p>8.6861389578</text:p>
          </table:table-cell>
          <table:table-cell office:value-type="float" office:value="36.7626515639" calcext:value-type="float">
            <text:p>36.7626515639</text:p>
          </table:table-cell>
          <table:table-cell office:value-type="float" office:value="51.2350023452" calcext:value-type="float">
            <text:p>51.2350023452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45.4458765406" calcext:value-type="float">
            <text:p>45.4458765406</text:p>
          </table:table-cell>
          <table:table-cell office:value-type="float" office:value="8.66296962401" calcext:value-type="float">
            <text:p>8.662969624</text:p>
          </table:table-cell>
          <table:table-cell office:value-type="float" office:value="36.7829069166" calcext:value-type="float">
            <text:p>36.7829069166</text:p>
          </table:table-cell>
          <table:table-cell office:value-type="float" office:value="52.1300263289" calcext:value-type="float">
            <text:p>52.1300263289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45.4430699283" calcext:value-type="float">
            <text:p>45.4430699283</text:p>
          </table:table-cell>
          <table:table-cell office:value-type="float" office:value="8.63781788888" calcext:value-type="float">
            <text:p>8.6378178889</text:p>
          </table:table-cell>
          <table:table-cell office:value-type="float" office:value="36.8052520394" calcext:value-type="float">
            <text:p>36.8052520394</text:p>
          </table:table-cell>
          <table:table-cell office:value-type="float" office:value="53.0406854817" calcext:value-type="float">
            <text:p>53.0406854817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45.4403420069" calcext:value-type="float">
            <text:p>45.4403420069</text:p>
          </table:table-cell>
          <table:table-cell office:value-type="float" office:value="8.61162652066" calcext:value-type="float">
            <text:p>8.6116265207</text:p>
          </table:table-cell>
          <table:table-cell office:value-type="float" office:value="36.8287154862" calcext:value-type="float">
            <text:p>36.8287154862</text:p>
          </table:table-cell>
          <table:table-cell office:value-type="float" office:value="53.9672529345" calcext:value-type="float">
            <text:p>53.9672529345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45.4371012713" calcext:value-type="float">
            <text:p>45.4371012713</text:p>
          </table:table-cell>
          <table:table-cell office:value-type="float" office:value="8.59086590512" calcext:value-type="float">
            <text:p>8.5908659051</text:p>
          </table:table-cell>
          <table:table-cell office:value-type="float" office:value="36.8462353662" calcext:value-type="float">
            <text:p>36.8462353662</text:p>
          </table:table-cell>
          <table:table-cell office:value-type="float" office:value="54.9100065892" calcext:value-type="float">
            <text:p>54.9100065892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45.434285614" calcext:value-type="float">
            <text:p>45.434285614</text:p>
          </table:table-cell>
          <table:table-cell office:value-type="float" office:value="8.57792006847" calcext:value-type="float">
            <text:p>8.5779200685</text:p>
          </table:table-cell>
          <table:table-cell office:value-type="float" office:value="36.8563655456" calcext:value-type="float">
            <text:p>36.8563655456</text:p>
          </table:table-cell>
          <table:table-cell office:value-type="float" office:value="55.8692292024" calcext:value-type="float">
            <text:p>55.8692292024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45.4321740585" calcext:value-type="float">
            <text:p>45.4321740585</text:p>
          </table:table-cell>
          <table:table-cell office:value-type="float" office:value="8.5750892005" calcext:value-type="float">
            <text:p>8.5750892005</text:p>
          </table:table-cell>
          <table:table-cell office:value-type="float" office:value="36.857084858" calcext:value-type="float">
            <text:p>36.857084858</text:p>
          </table:table-cell>
          <table:table-cell office:value-type="float" office:value="56.8452084704" calcext:value-type="float">
            <text:p>56.8452084704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45.4360574434" calcext:value-type="float">
            <text:p>45.4360574434</text:p>
          </table:table-cell>
          <table:table-cell office:value-type="float" office:value="8.61406076973" calcext:value-type="float">
            <text:p>8.6140607697</text:p>
          </table:table-cell>
          <table:table-cell office:value-type="float" office:value="36.8219966737" calcext:value-type="float">
            <text:p>36.8219966737</text:p>
          </table:table-cell>
          <table:table-cell office:value-type="float" office:value="57.8382371151" calcext:value-type="float">
            <text:p>57.8382371151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45.4444803034" calcext:value-type="float">
            <text:p>45.4444803034</text:p>
          </table:table-cell>
          <table:table-cell office:value-type="float" office:value="8.66606992685" calcext:value-type="float">
            <text:p>8.6660699269</text:p>
          </table:table-cell>
          <table:table-cell office:value-type="float" office:value="36.7784103765" calcext:value-type="float">
            <text:p>36.7784103765</text:p>
          </table:table-cell>
          <table:table-cell office:value-type="float" office:value="58.8486129718" calcext:value-type="float">
            <text:p>58.8486129718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5.4527029092" calcext:value-type="float">
            <text:p>45.4527029092</text:p>
          </table:table-cell>
          <table:table-cell office:value-type="float" office:value="8.8139216284" calcext:value-type="float">
            <text:p>8.8139216284</text:p>
          </table:table-cell>
          <table:table-cell office:value-type="float" office:value="36.6387812808" calcext:value-type="float">
            <text:p>36.6387812808</text:p>
          </table:table-cell>
          <table:table-cell office:value-type="float" office:value="59.8766390791" calcext:value-type="float">
            <text:p>59.8766390791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45.6657937478" calcext:value-type="float">
            <text:p>45.6657937478</text:p>
          </table:table-cell>
          <table:table-cell office:value-type="float" office:value="9.17996991063" calcext:value-type="float">
            <text:p>9.1799699106</text:p>
          </table:table-cell>
          <table:table-cell office:value-type="float" office:value="36.4858238371" calcext:value-type="float">
            <text:p>36.4858238371</text:p>
          </table:table-cell>
          <table:table-cell office:value-type="float" office:value="60.9226237689" calcext:value-type="float">
            <text:p>60.9226237689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45.3710195756" calcext:value-type="float">
            <text:p>45.3710195756</text:p>
          </table:table-cell>
          <table:table-cell office:value-type="float" office:value="9.42461322475" calcext:value-type="float">
            <text:p>9.4246132248</text:p>
          </table:table-cell>
          <table:table-cell office:value-type="float" office:value="35.9464063509" calcext:value-type="float">
            <text:p>35.9464063509</text:p>
          </table:table-cell>
          <table:table-cell office:value-type="float" office:value="61.9868807597" calcext:value-type="float">
            <text:p>61.9868807597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45.3439526097" calcext:value-type="float">
            <text:p>45.3439526097</text:p>
          </table:table-cell>
          <table:table-cell office:value-type="float" office:value="9.40591649319" calcext:value-type="float">
            <text:p>9.4059164932</text:p>
          </table:table-cell>
          <table:table-cell office:value-type="float" office:value="35.9380361165" calcext:value-type="float">
            <text:p>35.9380361165</text:p>
          </table:table-cell>
          <table:table-cell office:value-type="float" office:value="63.0697292502" calcext:value-type="float">
            <text:p>63.0697292502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45.3208844882" calcext:value-type="float">
            <text:p>45.3208844882</text:p>
          </table:table-cell>
          <table:table-cell office:value-type="float" office:value="9.40116366141" calcext:value-type="float">
            <text:p>9.4011636614</text:p>
          </table:table-cell>
          <table:table-cell office:value-type="float" office:value="35.9197208268" calcext:value-type="float">
            <text:p>35.9197208268</text:p>
          </table:table-cell>
          <table:table-cell office:value-type="float" office:value="64.1714940153" calcext:value-type="float">
            <text:p>64.1714940153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45.3011553254" calcext:value-type="float">
            <text:p>45.3011553254</text:p>
          </table:table-cell>
          <table:table-cell office:value-type="float" office:value="9.39539889793" calcext:value-type="float">
            <text:p>9.3953988979</text:p>
          </table:table-cell>
          <table:table-cell office:value-type="float" office:value="35.9057564275" calcext:value-type="float">
            <text:p>35.9057564275</text:p>
          </table:table-cell>
          <table:table-cell office:value-type="float" office:value="65.2925055032" calcext:value-type="float">
            <text:p>65.2925055032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45.2838269999" calcext:value-type="float">
            <text:p>45.2838269999</text:p>
          </table:table-cell>
          <table:table-cell office:value-type="float" office:value="9.38990192354" calcext:value-type="float">
            <text:p>9.3899019235</text:p>
          </table:table-cell>
          <table:table-cell office:value-type="float" office:value="35.8939250763" calcext:value-type="float">
            <text:p>35.8939250763</text:p>
          </table:table-cell>
          <table:table-cell office:value-type="float" office:value="66.4330999348" calcext:value-type="float">
            <text:p>66.4330999348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45.268358109" calcext:value-type="float">
            <text:p>45.268358109</text:p>
          </table:table-cell>
          <table:table-cell office:value-type="float" office:value="9.38350430346" calcext:value-type="float">
            <text:p>9.3835043035</text:p>
          </table:table-cell>
          <table:table-cell office:value-type="float" office:value="35.8848538055" calcext:value-type="float">
            <text:p>35.8848538055</text:p>
          </table:table-cell>
          <table:table-cell office:value-type="float" office:value="67.5936194044" calcext:value-type="float">
            <text:p>67.5936194044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45.2545805385" calcext:value-type="float">
            <text:p>45.2545805385</text:p>
          </table:table-cell>
          <table:table-cell office:value-type="float" office:value="9.37298533363" calcext:value-type="float">
            <text:p>9.3729853336</text:p>
          </table:table-cell>
          <table:table-cell office:value-type="float" office:value="35.8815952049" calcext:value-type="float">
            <text:p>35.8815952049</text:p>
          </table:table-cell>
          <table:table-cell office:value-type="float" office:value="68.7744119826" calcext:value-type="float">
            <text:p>68.7744119826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45.242106058" calcext:value-type="float">
            <text:p>45.242106058</text:p>
          </table:table-cell>
          <table:table-cell office:value-type="float" office:value="9.35686130536" calcext:value-type="float">
            <text:p>9.3568613054</text:p>
          </table:table-cell>
          <table:table-cell office:value-type="float" office:value="35.8852447526" calcext:value-type="float">
            <text:p>35.8852447526</text:p>
          </table:table-cell>
          <table:table-cell office:value-type="float" office:value="69.97583182" calcext:value-type="float">
            <text:p>69.97583182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45.2306429978" calcext:value-type="float">
            <text:p>45.2306429978</text:p>
          </table:table-cell>
          <table:table-cell office:value-type="float" office:value="9.33669707978" calcext:value-type="float">
            <text:p>9.3366970798</text:p>
          </table:table-cell>
          <table:table-cell office:value-type="float" office:value="35.893945918" calcext:value-type="float">
            <text:p>35.893945918</text:p>
          </table:table-cell>
          <table:table-cell office:value-type="float" office:value="71.1982392541" calcext:value-type="float">
            <text:p>71.1982392541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45.2197618603" calcext:value-type="float">
            <text:p>45.2197618603</text:p>
          </table:table-cell>
          <table:table-cell office:value-type="float" office:value="9.31359684811" calcext:value-type="float">
            <text:p>9.3135968481</text:p>
          </table:table-cell>
          <table:table-cell office:value-type="float" office:value="35.9061650122" calcext:value-type="float">
            <text:p>35.9061650122</text:p>
          </table:table-cell>
          <table:table-cell office:value-type="float" office:value="72.4420009172" calcext:value-type="float">
            <text:p>72.4420009172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45.2095207162" calcext:value-type="float">
            <text:p>45.2095207162</text:p>
          </table:table-cell>
          <table:table-cell office:value-type="float" office:value="9.28985748501" calcext:value-type="float">
            <text:p>9.289857485</text:p>
          </table:table-cell>
          <table:table-cell office:value-type="float" office:value="35.9196632312" calcext:value-type="float">
            <text:p>35.9196632312</text:p>
          </table:table-cell>
          <table:table-cell office:value-type="float" office:value="73.7074898462" calcext:value-type="float">
            <text:p>73.7074898462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45.1998273052" calcext:value-type="float">
            <text:p>45.1998273052</text:p>
          </table:table-cell>
          <table:table-cell office:value-type="float" office:value="9.26466679516" calcext:value-type="float">
            <text:p>9.2646667952</text:p>
          </table:table-cell>
          <table:table-cell office:value-type="float" office:value="35.9351605101" calcext:value-type="float">
            <text:p>35.9351605101</text:p>
          </table:table-cell>
          <table:table-cell office:value-type="float" office:value="74.9950855946" calcext:value-type="float">
            <text:p>74.9950855946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45.190483808" calcext:value-type="float">
            <text:p>45.190483808</text:p>
          </table:table-cell>
          <table:table-cell office:value-type="float" office:value="9.23642477911" calcext:value-type="float">
            <text:p>9.2364247791</text:p>
          </table:table-cell>
          <table:table-cell office:value-type="float" office:value="35.9540590289" calcext:value-type="float">
            <text:p>35.9540590289</text:p>
          </table:table-cell>
          <table:table-cell office:value-type="float" office:value="76.3051743462" calcext:value-type="float">
            <text:p>76.3051743462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84.6015541518" calcext:value-type="float">
            <text:p>84.6015541518</text:p>
          </table:table-cell>
          <table:table-cell office:value-type="float" office:value="17.954702631" calcext:value-type="float">
            <text:p>17.954702631</text:p>
          </table:table-cell>
          <table:table-cell office:value-type="float" office:value="66.6468515208" calcext:value-type="float">
            <text:p>66.6468515208</text:p>
          </table:table-cell>
          <table:table-cell office:value-type="float" office:value="77.6381490313" calcext:value-type="float">
            <text:p>77.6381490313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84.5910010359" calcext:value-type="float">
            <text:p>84.5910010359</text:p>
          </table:table-cell>
          <table:table-cell office:value-type="float" office:value="18.0417389811" calcext:value-type="float">
            <text:p>18.0417389811</text:p>
          </table:table-cell>
          <table:table-cell office:value-type="float" office:value="66.5492620547" calcext:value-type="float">
            <text:p>66.5492620547</text:p>
          </table:table-cell>
          <table:table-cell office:value-type="float" office:value="78.9944094441" calcext:value-type="float">
            <text:p>78.9944094441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84.5831935311" calcext:value-type="float">
            <text:p>84.5831935311</text:p>
          </table:table-cell>
          <table:table-cell office:value-type="float" office:value="18.080834993" calcext:value-type="float">
            <text:p>18.080834993</text:p>
          </table:table-cell>
          <table:table-cell office:value-type="float" office:value="66.5023585381" calcext:value-type="float">
            <text:p>66.5023585381</text:p>
          </table:table-cell>
          <table:table-cell office:value-type="float" office:value="80.3743623628" calcext:value-type="float">
            <text:p>80.3743623628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84.5757882443" calcext:value-type="float">
            <text:p>84.5757882443</text:p>
          </table:table-cell>
          <table:table-cell office:value-type="float" office:value="18.1086338365" calcext:value-type="float">
            <text:p>18.1086338365</text:p>
          </table:table-cell>
          <table:table-cell office:value-type="float" office:value="66.4671544078" calcext:value-type="float">
            <text:p>66.4671544078</text:p>
          </table:table-cell>
          <table:table-cell office:value-type="float" office:value="81.7784216718" calcext:value-type="float">
            <text:p>81.7784216718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84.5693669163" calcext:value-type="float">
            <text:p>84.5693669163</text:p>
          </table:table-cell>
          <table:table-cell office:value-type="float" office:value="18.1216258523" calcext:value-type="float">
            <text:p>18.1216258523</text:p>
          </table:table-cell>
          <table:table-cell office:value-type="float" office:value="66.447741064" calcext:value-type="float">
            <text:p>66.447741064</text:p>
          </table:table-cell>
          <table:table-cell office:value-type="float" office:value="83.2070084853" calcext:value-type="float">
            <text:p>83.207008485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84.5603524266" calcext:value-type="float">
            <text:p>84.5603524266</text:p>
          </table:table-cell>
          <table:table-cell office:value-type="float" office:value="18.0739137295" calcext:value-type="float">
            <text:p>18.0739137295</text:p>
          </table:table-cell>
          <table:table-cell office:value-type="float" office:value="66.4864386972" calcext:value-type="float">
            <text:p>66.4864386972</text:p>
          </table:table-cell>
          <table:table-cell office:value-type="float" office:value="84.6605512743" calcext:value-type="float">
            <text:p>84.6605512743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84.551962382" calcext:value-type="float">
            <text:p>84.551962382</text:p>
          </table:table-cell>
          <table:table-cell office:value-type="float" office:value="18.038070573" calcext:value-type="float">
            <text:p>18.038070573</text:p>
          </table:table-cell>
          <table:table-cell office:value-type="float" office:value="66.513891809" calcext:value-type="float">
            <text:p>66.513891809</text:p>
          </table:table-cell>
          <table:table-cell office:value-type="float" office:value="86.1394859945" calcext:value-type="float">
            <text:p>86.1394859945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84.5465428297" calcext:value-type="float">
            <text:p>84.5465428297</text:p>
          </table:table-cell>
          <table:table-cell office:value-type="float" office:value="18.037091456" calcext:value-type="float">
            <text:p>18.037091456</text:p>
          </table:table-cell>
          <table:table-cell office:value-type="float" office:value="66.5094513737" calcext:value-type="float">
            <text:p>66.5094513737</text:p>
          </table:table-cell>
          <table:table-cell office:value-type="float" office:value="87.6442562175" calcext:value-type="float">
            <text:p>87.6442562175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84.5348854201" calcext:value-type="float">
            <text:p>84.5348854201</text:p>
          </table:table-cell>
          <table:table-cell office:value-type="float" office:value="18.0189142629" calcext:value-type="float">
            <text:p>18.0189142629</text:p>
          </table:table-cell>
          <table:table-cell office:value-type="float" office:value="66.5159711572" calcext:value-type="float">
            <text:p>66.5159711572</text:p>
          </table:table-cell>
          <table:table-cell office:value-type="float" office:value="89.1753132636" calcext:value-type="float">
            <text:p>89.1753132636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84.5246349257" calcext:value-type="float">
            <text:p>84.5246349257</text:p>
          </table:table-cell>
          <table:table-cell office:value-type="float" office:value="18.0216494733" calcext:value-type="float">
            <text:p>18.0216494733</text:p>
          </table:table-cell>
          <table:table-cell office:value-type="float" office:value="66.5029854524" calcext:value-type="float">
            <text:p>66.5029854524</text:p>
          </table:table-cell>
          <table:table-cell office:value-type="float" office:value="90.733116337" calcext:value-type="float">
            <text:p>90.733116337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84.5149881904" calcext:value-type="float">
            <text:p>84.5149881904</text:p>
          </table:table-cell>
          <table:table-cell office:value-type="float" office:value="18.0208643674" calcext:value-type="float">
            <text:p>18.0208643674</text:p>
          </table:table-cell>
          <table:table-cell office:value-type="float" office:value="66.4941238229" calcext:value-type="float">
            <text:p>66.4941238229</text:p>
          </table:table-cell>
          <table:table-cell office:value-type="float" office:value="92.318132664" calcext:value-type="float">
            <text:p>92.318132664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84.5063309811" calcext:value-type="float">
            <text:p>84.5063309811</text:p>
          </table:table-cell>
          <table:table-cell office:value-type="float" office:value="18.0146430585" calcext:value-type="float">
            <text:p>18.0146430585</text:p>
          </table:table-cell>
          <table:table-cell office:value-type="float" office:value="66.4916879226" calcext:value-type="float">
            <text:p>66.4916879226</text:p>
          </table:table-cell>
          <table:table-cell office:value-type="float" office:value="93.9308376329" calcext:value-type="float">
            <text:p>93.9308376329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84.4958783798" calcext:value-type="float">
            <text:p>84.4958783798</text:p>
          </table:table-cell>
          <table:table-cell office:value-type="float" office:value="17.9949478066" calcext:value-type="float">
            <text:p>17.9949478066</text:p>
          </table:table-cell>
          <table:table-cell office:value-type="float" office:value="66.5009305732" calcext:value-type="float">
            <text:p>66.5009305732</text:p>
          </table:table-cell>
          <table:table-cell office:value-type="float" office:value="95.5717149362" calcext:value-type="float">
            <text:p>95.5717149362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84.4926833543" calcext:value-type="float">
            <text:p>84.4926833543</text:p>
          </table:table-cell>
          <table:table-cell office:value-type="float" office:value="17.9732218758" calcext:value-type="float">
            <text:p>17.9732218758</text:p>
          </table:table-cell>
          <table:table-cell office:value-type="float" office:value="66.5194614785" calcext:value-type="float">
            <text:p>66.5194614785</text:p>
          </table:table-cell>
          <table:table-cell office:value-type="float" office:value="97.2412567165" calcext:value-type="float">
            <text:p>97.2412567165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84.5343776999" calcext:value-type="float">
            <text:p>84.5343776999</text:p>
          </table:table-cell>
          <table:table-cell office:value-type="float" office:value="18.0067057029" calcext:value-type="float">
            <text:p>18.0067057029</text:p>
          </table:table-cell>
          <table:table-cell office:value-type="float" office:value="66.527671997" calcext:value-type="float">
            <text:p>66.527671997</text:p>
          </table:table-cell>
          <table:table-cell office:value-type="float" office:value="98.9399637133" calcext:value-type="float">
            <text:p>98.9399637133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00.668345413" calcext:value-type="float">
            <text:p>100.668345413</text:p>
          </table:table-cell>
          <table:table-cell office:value-type="float" office:value="28.9245320568" calcext:value-type="float">
            <text:p>28.9245320568</text:p>
          </table:table-cell>
          <table:table-cell office:value-type="float" office:value="71.7438133567" calcext:value-type="float">
            <text:p>71.7438133567</text:p>
          </table:table-cell>
          <table:table-cell office:value-type="float" office:value="100.668345413" calcext:value-type="float">
            <text:p>100.668345413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100.605450934" calcext:value-type="float">
            <text:p>100.605450934</text:p>
          </table:table-cell>
          <table:table-cell office:value-type="float" office:value="30.8311252195" calcext:value-type="float">
            <text:p>30.8311252195</text:p>
          </table:table-cell>
          <table:table-cell office:value-type="float" office:value="69.7743257141" calcext:value-type="float">
            <text:p>69.7743257141</text:p>
          </table:table-cell>
          <table:table-cell office:value-type="float" office:value="102.426920204" calcext:value-type="float">
            <text:p>102.426920204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100.555719034" calcext:value-type="float">
            <text:p>100.555719034</text:p>
          </table:table-cell>
          <table:table-cell office:value-type="float" office:value="30.8010185828" calcext:value-type="float">
            <text:p>30.8010185828</text:p>
          </table:table-cell>
          <table:table-cell office:value-type="float" office:value="69.754700451" calcext:value-type="float">
            <text:p>69.754700451</text:p>
          </table:table-cell>
          <table:table-cell office:value-type="float" office:value="104.216215529" calcext:value-type="float">
            <text:p>104.216215529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100.52265636" calcext:value-type="float">
            <text:p>100.52265636</text:p>
          </table:table-cell>
          <table:table-cell office:value-type="float" office:value="30.785207849" calcext:value-type="float">
            <text:p>30.785207849</text:p>
          </table:table-cell>
          <table:table-cell office:value-type="float" office:value="69.7374485108" calcext:value-type="float">
            <text:p>69.7374485108</text:p>
          </table:table-cell>
          <table:table-cell office:value-type="float" office:value="106.036768044" calcext:value-type="float">
            <text:p>106.036768044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100.499255403" calcext:value-type="float">
            <text:p>100.499255403</text:p>
          </table:table-cell>
          <table:table-cell office:value-type="float" office:value="30.7835235519" calcext:value-type="float">
            <text:p>30.7835235519</text:p>
          </table:table-cell>
          <table:table-cell office:value-type="float" office:value="69.7157318513" calcext:value-type="float">
            <text:p>69.7157318513</text:p>
          </table:table-cell>
          <table:table-cell office:value-type="float" office:value="107.889123782" calcext:value-type="float">
            <text:p>107.889123782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100.474437882" calcext:value-type="float">
            <text:p>100.474437882</text:p>
          </table:table-cell>
          <table:table-cell office:value-type="float" office:value="30.7759402489" calcext:value-type="float">
            <text:p>30.7759402489</text:p>
          </table:table-cell>
          <table:table-cell office:value-type="float" office:value="69.6984976331" calcext:value-type="float">
            <text:p>69.6984976331</text:p>
          </table:table-cell>
          <table:table-cell office:value-type="float" office:value="109.773838312" calcext:value-type="float">
            <text:p>109.773838312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100.454689866" calcext:value-type="float">
            <text:p>100.454689866</text:p>
          </table:table-cell>
          <table:table-cell office:value-type="float" office:value="30.7662074765" calcext:value-type="float">
            <text:p>30.7662074765</text:p>
          </table:table-cell>
          <table:table-cell office:value-type="float" office:value="69.6884823892" calcext:value-type="float">
            <text:p>69.6884823892</text:p>
          </table:table-cell>
          <table:table-cell office:value-type="float" office:value="111.69147691" calcext:value-type="float">
            <text:p>111.69147691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100.436714009" calcext:value-type="float">
            <text:p>100.436714009</text:p>
          </table:table-cell>
          <table:table-cell office:value-type="float" office:value="30.7518355384" calcext:value-type="float">
            <text:p>30.7518355384</text:p>
          </table:table-cell>
          <table:table-cell office:value-type="float" office:value="69.6848784701" calcext:value-type="float">
            <text:p>69.6848784701</text:p>
          </table:table-cell>
          <table:table-cell office:value-type="float" office:value="113.642614726" calcext:value-type="float">
            <text:p>113.642614726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100.420955254" calcext:value-type="float">
            <text:p>100.420955254</text:p>
          </table:table-cell>
          <table:table-cell office:value-type="float" office:value="30.7324921889" calcext:value-type="float">
            <text:p>30.7324921889</text:p>
          </table:table-cell>
          <table:table-cell office:value-type="float" office:value="69.6884630651" calcext:value-type="float">
            <text:p>69.6884630651</text:p>
          </table:table-cell>
          <table:table-cell office:value-type="float" office:value="115.627836959" calcext:value-type="float">
            <text:p>115.627836959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100.404474304" calcext:value-type="float">
            <text:p>100.404474304</text:p>
          </table:table-cell>
          <table:table-cell office:value-type="float" office:value="30.7090117481" calcext:value-type="float">
            <text:p>30.7090117481</text:p>
          </table:table-cell>
          <table:table-cell office:value-type="float" office:value="69.6954625561" calcext:value-type="float">
            <text:p>69.6954625561</text:p>
          </table:table-cell>
          <table:table-cell office:value-type="float" office:value="117.647739028" calcext:value-type="float">
            <text:p>117.647739028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00.390038657" calcext:value-type="float">
            <text:p>100.390038657</text:p>
          </table:table-cell>
          <table:table-cell office:value-type="float" office:value="30.6866665122" calcext:value-type="float">
            <text:p>30.6866665122</text:p>
          </table:table-cell>
          <table:table-cell office:value-type="float" office:value="69.7033721443" calcext:value-type="float">
            <text:p>69.7033721443</text:p>
          </table:table-cell>
          <table:table-cell office:value-type="float" office:value="119.702926756" calcext:value-type="float">
            <text:p>119.702926756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100.37651679" calcext:value-type="float">
            <text:p>100.37651679</text:p>
          </table:table-cell>
          <table:table-cell office:value-type="float" office:value="30.6646341447" calcext:value-type="float">
            <text:p>30.6646341447</text:p>
          </table:table-cell>
          <table:table-cell office:value-type="float" office:value="69.7118826458" calcext:value-type="float">
            <text:p>69.7118826458</text:p>
          </table:table-cell>
          <table:table-cell office:value-type="float" office:value="121.794016547" calcext:value-type="float">
            <text:p>121.794016547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100.363698699" calcext:value-type="float">
            <text:p>100.363698699</text:p>
          </table:table-cell>
          <table:table-cell office:value-type="float" office:value="30.6409176234" calcext:value-type="float">
            <text:p>30.6409176234</text:p>
          </table:table-cell>
          <table:table-cell office:value-type="float" office:value="69.7227810755" calcext:value-type="float">
            <text:p>69.7227810755</text:p>
          </table:table-cell>
          <table:table-cell office:value-type="float" office:value="123.921635575" calcext:value-type="float">
            <text:p>123.921635575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100.351485091" calcext:value-type="float">
            <text:p>100.351485091</text:p>
          </table:table-cell>
          <table:table-cell office:value-type="float" office:value="30.614000937" calcext:value-type="float">
            <text:p>30.614000937</text:p>
          </table:table-cell>
          <table:table-cell office:value-type="float" office:value="69.7374841544" calcext:value-type="float">
            <text:p>69.7374841544</text:p>
          </table:table-cell>
          <table:table-cell office:value-type="float" office:value="126.086421968" calcext:value-type="float">
            <text:p>126.086421968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100.339870302" calcext:value-type="float">
            <text:p>100.339870302</text:p>
          </table:table-cell>
          <table:table-cell office:value-type="float" office:value="30.5898079825" calcext:value-type="float">
            <text:p>30.5898079825</text:p>
          </table:table-cell>
          <table:table-cell office:value-type="float" office:value="69.7500623198" calcext:value-type="float">
            <text:p>69.7500623198</text:p>
          </table:table-cell>
          <table:table-cell office:value-type="float" office:value="128.289025003" calcext:value-type="float">
            <text:p>128.289025003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00.326303488" calcext:value-type="float">
            <text:p>100.326303488</text:p>
          </table:table-cell>
          <table:table-cell office:value-type="float" office:value="30.5446629155" calcext:value-type="float">
            <text:p>30.5446629155</text:p>
          </table:table-cell>
          <table:table-cell office:value-type="float" office:value="69.7816405729" calcext:value-type="float">
            <text:p>69.7816405729</text:p>
          </table:table-cell>
          <table:table-cell office:value-type="float" office:value="130.530105299" calcext:value-type="float">
            <text:p>130.530105299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100.316363184" calcext:value-type="float">
            <text:p>100.316363184</text:p>
          </table:table-cell>
          <table:table-cell office:value-type="float" office:value="30.5293267" calcext:value-type="float">
            <text:p>30.5293267</text:p>
          </table:table-cell>
          <table:table-cell office:value-type="float" office:value="69.7870364839" calcext:value-type="float">
            <text:p>69.7870364839</text:p>
          </table:table-cell>
          <table:table-cell office:value-type="float" office:value="132.810335015" calcext:value-type="float">
            <text:p>132.810335015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100.30210254" calcext:value-type="float">
            <text:p>100.30210254</text:p>
          </table:table-cell>
          <table:table-cell office:value-type="float" office:value="30.5075157338" calcext:value-type="float">
            <text:p>30.5075157338</text:p>
          </table:table-cell>
          <table:table-cell office:value-type="float" office:value="69.7945868066" calcext:value-type="float">
            <text:p>69.7945868066</text:p>
          </table:table-cell>
          <table:table-cell office:value-type="float" office:value="135.130398051" calcext:value-type="float">
            <text:p>135.130398051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100.282176682" calcext:value-type="float">
            <text:p>100.282176682</text:p>
          </table:table-cell>
          <table:table-cell office:value-type="float" office:value="30.4352164868" calcext:value-type="float">
            <text:p>30.4352164868</text:p>
          </table:table-cell>
          <table:table-cell office:value-type="float" office:value="69.8469601954" calcext:value-type="float">
            <text:p>69.8469601954</text:p>
          </table:table-cell>
          <table:table-cell office:value-type="float" office:value="137.490990257" calcext:value-type="float">
            <text:p>137.490990257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100.258514055" calcext:value-type="float">
            <text:p>100.258514055</text:p>
          </table:table-cell>
          <table:table-cell office:value-type="float" office:value="30.3277592652" calcext:value-type="float">
            <text:p>30.3277592652</text:p>
          </table:table-cell>
          <table:table-cell office:value-type="float" office:value="69.9307547902" calcext:value-type="float">
            <text:p>69.9307547902</text:p>
          </table:table-cell>
          <table:table-cell office:value-type="float" office:value="139.892819635" calcext:value-type="float">
            <text:p>139.892819635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00.230087791" calcext:value-type="float">
            <text:p>100.230087791</text:p>
          </table:table-cell>
          <table:table-cell office:value-type="float" office:value="30.2298994929" calcext:value-type="float">
            <text:p>30.2298994929</text:p>
          </table:table-cell>
          <table:table-cell office:value-type="float" office:value="70.0001882984" calcext:value-type="float">
            <text:p>70.0001882984</text:p>
          </table:table-cell>
          <table:table-cell office:value-type="float" office:value="142.336606557" calcext:value-type="float">
            <text:p>142.336606557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100.199157518" calcext:value-type="float">
            <text:p>100.199157518</text:p>
          </table:table-cell>
          <table:table-cell office:value-type="float" office:value="30.1845702914" calcext:value-type="float">
            <text:p>30.1845702914</text:p>
          </table:table-cell>
          <table:table-cell office:value-type="float" office:value="70.0145872262" calcext:value-type="float">
            <text:p>70.0145872262</text:p>
          </table:table-cell>
          <table:table-cell office:value-type="float" office:value="144.823083981" calcext:value-type="float">
            <text:p>144.823083981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100.271879159" calcext:value-type="float">
            <text:p>100.271879159</text:p>
          </table:table-cell>
          <table:table-cell office:value-type="float" office:value="30.2388392592" calcext:value-type="float">
            <text:p>30.2388392592</text:p>
          </table:table-cell>
          <table:table-cell office:value-type="float" office:value="70.0330398999" calcext:value-type="float">
            <text:p>70.0330398999</text:p>
          </table:table-cell>
          <table:table-cell office:value-type="float" office:value="147.352997665" calcext:value-type="float">
            <text:p>147.352997665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100.264902786" calcext:value-type="float">
            <text:p>100.264902786</text:p>
          </table:table-cell>
          <table:table-cell office:value-type="float" office:value="31.2919170675" calcext:value-type="float">
            <text:p>31.2919170675</text:p>
          </table:table-cell>
          <table:table-cell office:value-type="float" office:value="68.9729857188" calcext:value-type="float">
            <text:p>68.9729857188</text:p>
          </table:table-cell>
          <table:table-cell office:value-type="float" office:value="149.927106398" calcext:value-type="float">
            <text:p>149.927106398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99.9872399637" calcext:value-type="float">
            <text:p>99.9872399637</text:p>
          </table:table-cell>
          <table:table-cell office:value-type="float" office:value="31.3267961544" calcext:value-type="float">
            <text:p>31.3267961544</text:p>
          </table:table-cell>
          <table:table-cell office:value-type="float" office:value="68.6604438093" calcext:value-type="float">
            <text:p>68.6604438093</text:p>
          </table:table-cell>
          <table:table-cell office:value-type="float" office:value="152.546182223" calcext:value-type="float">
            <text:p>152.546182223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99.919100478" calcext:value-type="float">
            <text:p>99.919100478</text:p>
          </table:table-cell>
          <table:table-cell office:value-type="float" office:value="31.294477344" calcext:value-type="float">
            <text:p>31.294477344</text:p>
          </table:table-cell>
          <table:table-cell office:value-type="float" office:value="68.624623134" calcext:value-type="float">
            <text:p>68.624623134</text:p>
          </table:table-cell>
          <table:table-cell office:value-type="float" office:value="155.211010669" calcext:value-type="float">
            <text:p>155.211010669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99.8627782147" calcext:value-type="float">
            <text:p>99.8627782147</text:p>
          </table:table-cell>
          <table:table-cell office:value-type="float" office:value="31.2626923822" calcext:value-type="float">
            <text:p>31.2626923822</text:p>
          </table:table-cell>
          <table:table-cell office:value-type="float" office:value="68.6000858325" calcext:value-type="float">
            <text:p>68.6000858325</text:p>
          </table:table-cell>
          <table:table-cell office:value-type="float" office:value="157.92239099" calcext:value-type="float">
            <text:p>157.92239099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99.8137692149" calcext:value-type="float">
            <text:p>99.8137692149</text:p>
          </table:table-cell>
          <table:table-cell office:value-type="float" office:value="31.2321656287" calcext:value-type="float">
            <text:p>31.2321656287</text:p>
          </table:table-cell>
          <table:table-cell office:value-type="float" office:value="68.5816035861" calcext:value-type="float">
            <text:p>68.5816035861</text:p>
          </table:table-cell>
          <table:table-cell office:value-type="float" office:value="160.681136399" calcext:value-type="float">
            <text:p>160.681136399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99.7696519127" calcext:value-type="float">
            <text:p>99.7696519127</text:p>
          </table:table-cell>
          <table:table-cell office:value-type="float" office:value="31.2020719154" calcext:value-type="float">
            <text:p>31.2020719154</text:p>
          </table:table-cell>
          <table:table-cell office:value-type="float" office:value="68.5675799973" calcext:value-type="float">
            <text:p>68.5675799973</text:p>
          </table:table-cell>
          <table:table-cell office:value-type="float" office:value="163.488074317" calcext:value-type="float">
            <text:p>163.488074317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99.7291838728" calcext:value-type="float">
            <text:p>99.7291838728</text:p>
          </table:table-cell>
          <table:table-cell office:value-type="float" office:value="31.1765920238" calcext:value-type="float">
            <text:p>31.1765920238</text:p>
          </table:table-cell>
          <table:table-cell office:value-type="float" office:value="68.552591849" calcext:value-type="float">
            <text:p>68.552591849</text:p>
          </table:table-cell>
          <table:table-cell office:value-type="float" office:value="166.344046618" calcext:value-type="float">
            <text:p>166.34404661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99.6918780011" calcext:value-type="float">
            <text:p>99.6918780011</text:p>
          </table:table-cell>
          <table:table-cell office:value-type="float" office:value="31.1562148973" calcext:value-type="float">
            <text:p>31.1562148973</text:p>
          </table:table-cell>
          <table:table-cell office:value-type="float" office:value="68.5356631038" calcext:value-type="float">
            <text:p>68.5356631038</text:p>
          </table:table-cell>
          <table:table-cell office:value-type="float" office:value="169.249909884" calcext:value-type="float">
            <text:p>169.249909884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99.6569518924" calcext:value-type="float">
            <text:p>99.6569518924</text:p>
          </table:table-cell>
          <table:table-cell office:value-type="float" office:value="31.141456234" calcext:value-type="float">
            <text:p>31.141456234</text:p>
          </table:table-cell>
          <table:table-cell office:value-type="float" office:value="68.5154956585" calcext:value-type="float">
            <text:p>68.5154956585</text:p>
          </table:table-cell>
          <table:table-cell office:value-type="float" office:value="172.20653566" calcext:value-type="float">
            <text:p>172.20653566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99.6241234591" calcext:value-type="float">
            <text:p>99.6241234591</text:p>
          </table:table-cell>
          <table:table-cell office:value-type="float" office:value="31.1327083128" calcext:value-type="float">
            <text:p>31.1327083128</text:p>
          </table:table-cell>
          <table:table-cell office:value-type="float" office:value="68.4914151463" calcext:value-type="float">
            <text:p>68.4914151463</text:p>
          </table:table-cell>
          <table:table-cell office:value-type="float" office:value="175.214810716" calcext:value-type="float">
            <text:p>175.214810716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99.5928119858" calcext:value-type="float">
            <text:p>99.5928119858</text:p>
          </table:table-cell>
          <table:table-cell office:value-type="float" office:value="31.1286955904" calcext:value-type="float">
            <text:p>31.1286955904</text:p>
          </table:table-cell>
          <table:table-cell office:value-type="float" office:value="68.4641163954" calcext:value-type="float">
            <text:p>68.4641163954</text:p>
          </table:table-cell>
          <table:table-cell office:value-type="float" office:value="178.275637314" calcext:value-type="float">
            <text:p>178.275637314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99.5629377939" calcext:value-type="float">
            <text:p>99.5629377939</text:p>
          </table:table-cell>
          <table:table-cell office:value-type="float" office:value="31.129115402" calcext:value-type="float">
            <text:p>31.129115402</text:p>
          </table:table-cell>
          <table:table-cell office:value-type="float" office:value="68.4338223918" calcext:value-type="float">
            <text:p>68.4338223918</text:p>
          </table:table-cell>
          <table:table-cell office:value-type="float" office:value="181.389933474" calcext:value-type="float">
            <text:p>181.389933474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187.436689992" calcext:value-type="float">
            <text:p>187.436689992</text:p>
          </table:table-cell>
          <table:table-cell office:value-type="float" office:value="59.8441860787" calcext:value-type="float">
            <text:p>59.8441860787</text:p>
          </table:table-cell>
          <table:table-cell office:value-type="float" office:value="127.592503913" calcext:value-type="float">
            <text:p>127.592503913</text:p>
          </table:table-cell>
          <table:table-cell office:value-type="float" office:value="184.558633258" calcext:value-type="float">
            <text:p>184.558633258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187.408151827" calcext:value-type="float">
            <text:p>187.408151827</text:p>
          </table:table-cell>
          <table:table-cell office:value-type="float" office:value="59.8441904289" calcext:value-type="float">
            <text:p>59.8441904289</text:p>
          </table:table-cell>
          <table:table-cell office:value-type="float" office:value="127.563961399" calcext:value-type="float">
            <text:p>127.563961399</text:p>
          </table:table-cell>
          <table:table-cell office:value-type="float" office:value="187.782687042" calcext:value-type="float">
            <text:p>187.782687042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187.386876901" calcext:value-type="float">
            <text:p>187.386876901</text:p>
          </table:table-cell>
          <table:table-cell office:value-type="float" office:value="59.8617361525" calcext:value-type="float">
            <text:p>59.8617361525</text:p>
          </table:table-cell>
          <table:table-cell office:value-type="float" office:value="127.525140748" calcext:value-type="float">
            <text:p>127.525140748</text:p>
          </table:table-cell>
          <table:table-cell office:value-type="float" office:value="191.063061803" calcext:value-type="float">
            <text:p>191.063061803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187.368246835" calcext:value-type="float">
            <text:p>187.368246835</text:p>
          </table:table-cell>
          <table:table-cell office:value-type="float" office:value="59.9431695455" calcext:value-type="float">
            <text:p>59.9431695455</text:p>
          </table:table-cell>
          <table:table-cell office:value-type="float" office:value="127.425077289" calcext:value-type="float">
            <text:p>127.425077289</text:p>
          </table:table-cell>
          <table:table-cell office:value-type="float" office:value="194.400741415" calcext:value-type="float">
            <text:p>194.400741415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187.328605948" calcext:value-type="float">
            <text:p>187.328605948</text:p>
          </table:table-cell>
          <table:table-cell office:value-type="float" office:value="59.7472054675" calcext:value-type="float">
            <text:p>59.7472054675</text:p>
          </table:table-cell>
          <table:table-cell office:value-type="float" office:value="127.58140048" calcext:value-type="float">
            <text:p>127.58140048</text:p>
          </table:table-cell>
          <table:table-cell office:value-type="float" office:value="197.796726933" calcext:value-type="float">
            <text:p>197.796726933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87.280061518" calcext:value-type="float">
            <text:p>187.280061518</text:p>
          </table:table-cell>
          <table:table-cell office:value-type="float" office:value="59.691106121" calcext:value-type="float">
            <text:p>59.691106121</text:p>
          </table:table-cell>
          <table:table-cell office:value-type="float" office:value="127.588955397" calcext:value-type="float">
            <text:p>127.588955397</text:p>
          </table:table-cell>
          <table:table-cell office:value-type="float" office:value="201.252036905" calcext:value-type="float">
            <text:p>201.252036905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187.230312396" calcext:value-type="float">
            <text:p>187.230312396</text:p>
          </table:table-cell>
          <table:table-cell office:value-type="float" office:value="59.6623037514" calcext:value-type="float">
            <text:p>59.6623037514</text:p>
          </table:table-cell>
          <table:table-cell office:value-type="float" office:value="127.568008645" calcext:value-type="float">
            <text:p>127.568008645</text:p>
          </table:table-cell>
          <table:table-cell office:value-type="float" office:value="204.767707668" calcext:value-type="float">
            <text:p>204.767707668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187.188927887" calcext:value-type="float">
            <text:p>187.188927887</text:p>
          </table:table-cell>
          <table:table-cell office:value-type="float" office:value="59.5874434738" calcext:value-type="float">
            <text:p>59.5874434738</text:p>
          </table:table-cell>
          <table:table-cell office:value-type="float" office:value="127.601484413" calcext:value-type="float">
            <text:p>127.601484413</text:p>
          </table:table-cell>
          <table:table-cell office:value-type="float" office:value="208.344793665" calcext:value-type="float">
            <text:p>208.344793665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187.12381845" calcext:value-type="float">
            <text:p>187.12381845</text:p>
          </table:table-cell>
          <table:table-cell office:value-type="float" office:value="59.562342474" calcext:value-type="float">
            <text:p>59.562342474</text:p>
          </table:table-cell>
          <table:table-cell office:value-type="float" office:value="127.561475976" calcext:value-type="float">
            <text:p>127.561475976</text:p>
          </table:table-cell>
          <table:table-cell office:value-type="float" office:value="211.984367758" calcext:value-type="float">
            <text:p>211.984367758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187.066824781" calcext:value-type="float">
            <text:p>187.066824781</text:p>
          </table:table-cell>
          <table:table-cell office:value-type="float" office:value="59.5333496746" calcext:value-type="float">
            <text:p>59.5333496746</text:p>
          </table:table-cell>
          <table:table-cell office:value-type="float" office:value="127.533475107" calcext:value-type="float">
            <text:p>127.533475107</text:p>
          </table:table-cell>
          <table:table-cell office:value-type="float" office:value="215.687521551" calcext:value-type="float">
            <text:p>215.687521551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187.014409791" calcext:value-type="float">
            <text:p>187.014409791</text:p>
          </table:table-cell>
          <table:table-cell office:value-type="float" office:value="59.5128768278" calcext:value-type="float">
            <text:p>59.5128768278</text:p>
          </table:table-cell>
          <table:table-cell office:value-type="float" office:value="127.501532964" calcext:value-type="float">
            <text:p>127.501532964</text:p>
          </table:table-cell>
          <table:table-cell office:value-type="float" office:value="219.455365719" calcext:value-type="float">
            <text:p>219.455365719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186.965717699" calcext:value-type="float">
            <text:p>186.965717699</text:p>
          </table:table-cell>
          <table:table-cell office:value-type="float" office:value="59.4853858456" calcext:value-type="float">
            <text:p>59.4853858456</text:p>
          </table:table-cell>
          <table:table-cell office:value-type="float" office:value="127.480331853" calcext:value-type="float">
            <text:p>127.480331853</text:p>
          </table:table-cell>
          <table:table-cell office:value-type="float" office:value="223.289030336" calcext:value-type="float">
            <text:p>223.289030336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186.914848563" calcext:value-type="float">
            <text:p>186.914848563</text:p>
          </table:table-cell>
          <table:table-cell office:value-type="float" office:value="59.5003204657" calcext:value-type="float">
            <text:p>59.5003204657</text:p>
          </table:table-cell>
          <table:table-cell office:value-type="float" office:value="127.414528098" calcext:value-type="float">
            <text:p>127.414528098</text:p>
          </table:table-cell>
          <table:table-cell office:value-type="float" office:value="227.18966522" calcext:value-type="float">
            <text:p>227.18966522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186.856805072" calcext:value-type="float">
            <text:p>186.856805072</text:p>
          </table:table-cell>
          <table:table-cell office:value-type="float" office:value="59.3952930528" calcext:value-type="float">
            <text:p>59.3952930528</text:p>
          </table:table-cell>
          <table:table-cell office:value-type="float" office:value="127.46151202" calcext:value-type="float">
            <text:p>127.46151202</text:p>
          </table:table-cell>
          <table:table-cell office:value-type="float" office:value="231.158440275" calcext:value-type="float">
            <text:p>231.158440275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186.744397309" calcext:value-type="float">
            <text:p>186.744397309</text:p>
          </table:table-cell>
          <table:table-cell office:value-type="float" office:value="59.1375309413" calcext:value-type="float">
            <text:p>59.1375309413</text:p>
          </table:table-cell>
          <table:table-cell office:value-type="float" office:value="127.606866368" calcext:value-type="float">
            <text:p>127.606866368</text:p>
          </table:table-cell>
          <table:table-cell office:value-type="float" office:value="235.196545839" calcext:value-type="float">
            <text:p>235.1965458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3.704797229" calcext:value-type="float">
            <text:p>153.704797229</text:p>
          </table:table-cell>
          <table:table-cell office:value-type="float" office:value="71.1214682595" calcext:value-type="float">
            <text:p>71.1214682595</text:p>
          </table:table-cell>
          <table:table-cell office:value-type="float" office:value="82.5833289699" calcext:value-type="float">
            <text:p>82.5833289699</text:p>
          </table:table-cell>
          <table:table-cell office:value-type="float" office:value="239.305193048" calcext:value-type="float">
            <text:p>239.305193048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153.505779965" calcext:value-type="float">
            <text:p>153.505779965</text:p>
          </table:table-cell>
          <table:table-cell office:value-type="float" office:value="70.9945308558" calcext:value-type="float">
            <text:p>70.9945308558</text:p>
          </table:table-cell>
          <table:table-cell office:value-type="float" office:value="82.5112491087" calcext:value-type="float">
            <text:p>82.5112491087</text:p>
          </table:table-cell>
          <table:table-cell office:value-type="float" office:value="243.485614194" calcext:value-type="float">
            <text:p>243.485614194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153.295314614" calcext:value-type="float">
            <text:p>153.295314614</text:p>
          </table:table-cell>
          <table:table-cell office:value-type="float" office:value="72.3917114417" calcext:value-type="float">
            <text:p>72.3917114417</text:p>
          </table:table-cell>
          <table:table-cell office:value-type="float" office:value="80.9036031724" calcext:value-type="float">
            <text:p>80.9036031724</text:p>
          </table:table-cell>
          <table:table-cell office:value-type="float" office:value="247.739063094" calcext:value-type="float">
            <text:p>247.739063094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153.208121336" calcext:value-type="float">
            <text:p>153.208121336</text:p>
          </table:table-cell>
          <table:table-cell office:value-type="float" office:value="72.4802906712" calcext:value-type="float">
            <text:p>72.4802906712</text:p>
          </table:table-cell>
          <table:table-cell office:value-type="float" office:value="80.7278306652" calcext:value-type="float">
            <text:p>80.7278306652</text:p>
          </table:table-cell>
          <table:table-cell office:value-type="float" office:value="252.066815471" calcext:value-type="float">
            <text:p>252.066815471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153.089430559" calcext:value-type="float">
            <text:p>153.089430559</text:p>
          </table:table-cell>
          <table:table-cell office:value-type="float" office:value="72.3747076067" calcext:value-type="float">
            <text:p>72.3747076067</text:p>
          </table:table-cell>
          <table:table-cell office:value-type="float" office:value="80.7147229524" calcext:value-type="float">
            <text:p>80.7147229524</text:p>
          </table:table-cell>
          <table:table-cell office:value-type="float" office:value="256.47016933" calcext:value-type="float">
            <text:p>256.47016933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152.979992222" calcext:value-type="float">
            <text:p>152.979992222</text:p>
          </table:table-cell>
          <table:table-cell office:value-type="float" office:value="72.325268698" calcext:value-type="float">
            <text:p>72.325268698</text:p>
          </table:table-cell>
          <table:table-cell office:value-type="float" office:value="80.6547235243" calcext:value-type="float">
            <text:p>80.6547235243</text:p>
          </table:table-cell>
          <table:table-cell office:value-type="float" office:value="260.950445355" calcext:value-type="float">
            <text:p>260.950445355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152.878818943" calcext:value-type="float">
            <text:p>152.878818943</text:p>
          </table:table-cell>
          <table:table-cell office:value-type="float" office:value="72.2403188957" calcext:value-type="float">
            <text:p>72.2403188957</text:p>
          </table:table-cell>
          <table:table-cell office:value-type="float" office:value="80.638500047" calcext:value-type="float">
            <text:p>80.638500047</text:p>
          </table:table-cell>
          <table:table-cell office:value-type="float" office:value="265.508987298" calcext:value-type="float">
            <text:p>265.508987298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152.770644585" calcext:value-type="float">
            <text:p>152.770644585</text:p>
          </table:table-cell>
          <table:table-cell office:value-type="float" office:value="72.175884675" calcext:value-type="float">
            <text:p>72.175884675</text:p>
          </table:table-cell>
          <table:table-cell office:value-type="float" office:value="80.5947599102" calcext:value-type="float">
            <text:p>80.5947599102</text:p>
          </table:table-cell>
          <table:table-cell office:value-type="float" office:value="270.147162386" calcext:value-type="float">
            <text:p>270.147162386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152.672049837" calcext:value-type="float">
            <text:p>152.672049837</text:p>
          </table:table-cell>
          <table:table-cell office:value-type="float" office:value="72.1060228424" calcext:value-type="float">
            <text:p>72.1060228424</text:p>
          </table:table-cell>
          <table:table-cell office:value-type="float" office:value="80.5660269949" calcext:value-type="float">
            <text:p>80.5660269949</text:p>
          </table:table-cell>
          <table:table-cell office:value-type="float" office:value="274.86636173" calcext:value-type="float">
            <text:p>274.86636173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152.578844902" calcext:value-type="float">
            <text:p>152.578844902</text:p>
          </table:table-cell>
          <table:table-cell office:value-type="float" office:value="72.0262017616" calcext:value-type="float">
            <text:p>72.0262017616</text:p>
          </table:table-cell>
          <table:table-cell office:value-type="float" office:value="80.5526431399" calcext:value-type="float">
            <text:p>80.5526431399</text:p>
          </table:table-cell>
          <table:table-cell office:value-type="float" office:value="279.668000742" calcext:value-type="float">
            <text:p>279.668000742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52.490029967" calcext:value-type="float">
            <text:p>152.490029967</text:p>
          </table:table-cell>
          <table:table-cell office:value-type="float" office:value="71.9502419157" calcext:value-type="float">
            <text:p>71.9502419157</text:p>
          </table:table-cell>
          <table:table-cell office:value-type="float" office:value="80.5397880516" calcext:value-type="float">
            <text:p>80.5397880516</text:p>
          </table:table-cell>
          <table:table-cell office:value-type="float" office:value="284.553519561" calcext:value-type="float">
            <text:p>284.553519561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152.404975355" calcext:value-type="float">
            <text:p>152.404975355</text:p>
          </table:table-cell>
          <table:table-cell office:value-type="float" office:value="71.886073392" calcext:value-type="float">
            <text:p>71.886073392</text:p>
          </table:table-cell>
          <table:table-cell office:value-type="float" office:value="80.5189019625" calcext:value-type="float">
            <text:p>80.5189019625</text:p>
          </table:table-cell>
          <table:table-cell office:value-type="float" office:value="289.524383482" calcext:value-type="float">
            <text:p>289.524383482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152.323265527" calcext:value-type="float">
            <text:p>152.323265527</text:p>
          </table:table-cell>
          <table:table-cell office:value-type="float" office:value="71.832253512" calcext:value-type="float">
            <text:p>71.832253512</text:p>
          </table:table-cell>
          <table:table-cell office:value-type="float" office:value="80.4910120153" calcext:value-type="float">
            <text:p>80.4910120153</text:p>
          </table:table-cell>
          <table:table-cell office:value-type="float" office:value="294.582083398" calcext:value-type="float">
            <text:p>294.582083398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152.244567734" calcext:value-type="float">
            <text:p>152.244567734</text:p>
          </table:table-cell>
          <table:table-cell office:value-type="float" office:value="71.7818390693" calcext:value-type="float">
            <text:p>71.7818390693</text:p>
          </table:table-cell>
          <table:table-cell office:value-type="float" office:value="80.4627286642" calcext:value-type="float">
            <text:p>80.4627286642</text:p>
          </table:table-cell>
          <table:table-cell office:value-type="float" office:value="299.728136247" calcext:value-type="float">
            <text:p>299.728136247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152.168519673" calcext:value-type="float">
            <text:p>152.168519673</text:p>
          </table:table-cell>
          <table:table-cell office:value-type="float" office:value="71.733394609" calcext:value-type="float">
            <text:p>71.733394609</text:p>
          </table:table-cell>
          <table:table-cell office:value-type="float" office:value="80.4351250636" calcext:value-type="float">
            <text:p>80.4351250636</text:p>
          </table:table-cell>
          <table:table-cell office:value-type="float" office:value="304.964085466" calcext:value-type="float">
            <text:p>304.964085466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152.095720854" calcext:value-type="float">
            <text:p>152.095720854</text:p>
          </table:table-cell>
          <table:table-cell office:value-type="float" office:value="71.6933801067" calcext:value-type="float">
            <text:p>71.6933801067</text:p>
          </table:table-cell>
          <table:table-cell office:value-type="float" office:value="80.4023407477" calcext:value-type="float">
            <text:p>80.4023407477</text:p>
          </table:table-cell>
          <table:table-cell office:value-type="float" office:value="310.291501454" calcext:value-type="float">
            <text:p>310.291501454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152.024865378" calcext:value-type="float">
            <text:p>152.024865378</text:p>
          </table:table-cell>
          <table:table-cell office:value-type="float" office:value="71.6493891134" calcext:value-type="float">
            <text:p>71.6493891134</text:p>
          </table:table-cell>
          <table:table-cell office:value-type="float" office:value="80.3754762641" calcext:value-type="float">
            <text:p>80.3754762641</text:p>
          </table:table-cell>
          <table:table-cell office:value-type="float" office:value="315.711982044" calcext:value-type="float">
            <text:p>315.711982044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151.807350372" calcext:value-type="float">
            <text:p>151.807350372</text:p>
          </table:table-cell>
          <table:table-cell office:value-type="float" office:value="71.1226234055" calcext:value-type="float">
            <text:p>71.1226234055</text:p>
          </table:table-cell>
          <table:table-cell office:value-type="float" office:value="80.684726966" calcext:value-type="float">
            <text:p>80.684726966</text:p>
          </table:table-cell>
          <table:table-cell office:value-type="float" office:value="321.22715298" calcext:value-type="float">
            <text:p>321.22715298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151.564809378" calcext:value-type="float">
            <text:p>151.564809378</text:p>
          </table:table-cell>
          <table:table-cell office:value-type="float" office:value="70.9192674344" calcext:value-type="float">
            <text:p>70.9192674344</text:p>
          </table:table-cell>
          <table:table-cell office:value-type="float" office:value="80.6455419438" calcext:value-type="float">
            <text:p>80.6455419438</text:p>
          </table:table-cell>
          <table:table-cell office:value-type="float" office:value="326.838668408" calcext:value-type="float">
            <text:p>326.838668408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151.308654986" calcext:value-type="float">
            <text:p>151.308654986</text:p>
          </table:table-cell>
          <table:table-cell office:value-type="float" office:value="70.505214047" calcext:value-type="float">
            <text:p>70.505214047</text:p>
          </table:table-cell>
          <table:table-cell office:value-type="float" office:value="80.8034409389" calcext:value-type="float">
            <text:p>80.8034409389</text:p>
          </table:table-cell>
          <table:table-cell office:value-type="float" office:value="332.54821137" calcext:value-type="float">
            <text:p>332.5482113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51.073703675" calcext:value-type="float">
            <text:p>151.073703675</text:p>
          </table:table-cell>
          <table:table-cell office:value-type="float" office:value="70.3514969615" calcext:value-type="float">
            <text:p>70.3514969615</text:p>
          </table:table-cell>
          <table:table-cell office:value-type="float" office:value="80.7222067136" calcext:value-type="float">
            <text:p>80.7222067136</text:p>
          </table:table-cell>
          <table:table-cell office:value-type="float" office:value="338.357494306" calcext:value-type="float">
            <text:p>338.357494306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150.834371167" calcext:value-type="float">
            <text:p>150.834371167</text:p>
          </table:table-cell>
          <table:table-cell office:value-type="float" office:value="70.0348848914" calcext:value-type="float">
            <text:p>70.0348848914</text:p>
          </table:table-cell>
          <table:table-cell office:value-type="float" office:value="80.7994862758" calcext:value-type="float">
            <text:p>80.7994862758</text:p>
          </table:table-cell>
          <table:table-cell office:value-type="float" office:value="344.268259576" calcext:value-type="float">
            <text:p>344.268259576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150.589929837" calcext:value-type="float">
            <text:p>150.589929837</text:p>
          </table:table-cell>
          <table:table-cell office:value-type="float" office:value="69.6387582266" calcext:value-type="float">
            <text:p>69.6387582266</text:p>
          </table:table-cell>
          <table:table-cell office:value-type="float" office:value="80.9511716106" calcext:value-type="float">
            <text:p>80.9511716106</text:p>
          </table:table-cell>
          <table:table-cell office:value-type="float" office:value="350.282279973" calcext:value-type="float">
            <text:p>350.282279973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149.823145675" calcext:value-type="float">
            <text:p>149.823145675</text:p>
          </table:table-cell>
          <table:table-cell office:value-type="float" office:value="68.9402876482" calcext:value-type="float">
            <text:p>68.9402876482</text:p>
          </table:table-cell>
          <table:table-cell office:value-type="float" office:value="80.8828580265" calcext:value-type="float">
            <text:p>80.8828580265</text:p>
          </table:table-cell>
          <table:table-cell office:value-type="float" office:value="356.40135926" calcext:value-type="float">
            <text:p>356.40135926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149.420822388" calcext:value-type="float">
            <text:p>149.420822388</text:p>
          </table:table-cell>
          <table:table-cell office:value-type="float" office:value="68.6366627636" calcext:value-type="float">
            <text:p>68.6366627636</text:p>
          </table:table-cell>
          <table:table-cell office:value-type="float" office:value="80.7841596247" calcext:value-type="float">
            <text:p>80.7841596247</text:p>
          </table:table-cell>
          <table:table-cell office:value-type="float" office:value="362.627332711" calcext:value-type="float">
            <text:p>362.627332711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148.991186342" calcext:value-type="float">
            <text:p>148.991186342</text:p>
          </table:table-cell>
          <table:table-cell office:value-type="float" office:value="69.5318131372" calcext:value-type="float">
            <text:p>69.5318131372</text:p>
          </table:table-cell>
          <table:table-cell office:value-type="float" office:value="79.4593732047" calcext:value-type="float">
            <text:p>79.4593732047</text:p>
          </table:table-cell>
          <table:table-cell office:value-type="float" office:value="368.962067658" calcext:value-type="float">
            <text:p>368.962067658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148.501004411" calcext:value-type="float">
            <text:p>148.501004411</text:p>
          </table:table-cell>
          <table:table-cell office:value-type="float" office:value="69.2557515654" calcext:value-type="float">
            <text:p>69.2557515654</text:p>
          </table:table-cell>
          <table:table-cell office:value-type="float" office:value="79.2452528451" calcext:value-type="float">
            <text:p>79.2452528451</text:p>
          </table:table-cell>
          <table:table-cell office:value-type="float" office:value="375.407464057" calcext:value-type="float">
            <text:p>375.407464057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148.164641345" calcext:value-type="float">
            <text:p>148.164641345</text:p>
          </table:table-cell>
          <table:table-cell office:value-type="float" office:value="68.9952189531" calcext:value-type="float">
            <text:p>68.9952189531</text:p>
          </table:table-cell>
          <table:table-cell office:value-type="float" office:value="79.1694223924" calcext:value-type="float">
            <text:p>79.1694223924</text:p>
          </table:table-cell>
          <table:table-cell office:value-type="float" office:value="381.965455052" calcext:value-type="float">
            <text:p>381.965455052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147.861062502" calcext:value-type="float">
            <text:p>147.861062502</text:p>
          </table:table-cell>
          <table:table-cell office:value-type="float" office:value="68.7694250274" calcext:value-type="float">
            <text:p>68.7694250274</text:p>
          </table:table-cell>
          <table:table-cell office:value-type="float" office:value="79.0916374748" calcext:value-type="float">
            <text:p>79.0916374748</text:p>
          </table:table-cell>
          <table:table-cell office:value-type="float" office:value="388.638007556" calcext:value-type="float">
            <text:p>388.638007556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147.584313203" calcext:value-type="float">
            <text:p>147.584313203</text:p>
          </table:table-cell>
          <table:table-cell office:value-type="float" office:value="68.5663233731" calcext:value-type="float">
            <text:p>68.5663233731</text:p>
          </table:table-cell>
          <table:table-cell office:value-type="float" office:value="79.0179898302" calcext:value-type="float">
            <text:p>79.0179898302</text:p>
          </table:table-cell>
          <table:table-cell office:value-type="float" office:value="395.427122844" calcext:value-type="float">
            <text:p>395.427122844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47.330341831" calcext:value-type="float">
            <text:p>147.330341831</text:p>
          </table:table-cell>
          <table:table-cell office:value-type="float" office:value="68.3796929965" calcext:value-type="float">
            <text:p>68.3796929965</text:p>
          </table:table-cell>
          <table:table-cell office:value-type="float" office:value="78.9506488346" calcext:value-type="float">
            <text:p>78.9506488346</text:p>
          </table:table-cell>
          <table:table-cell office:value-type="float" office:value="402.334837151" calcext:value-type="float">
            <text:p>402.334837151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147.093089858" calcext:value-type="float">
            <text:p>147.093089858</text:p>
          </table:table-cell>
          <table:table-cell office:value-type="float" office:value="68.2064151018" calcext:value-type="float">
            <text:p>68.2064151018</text:p>
          </table:table-cell>
          <table:table-cell office:value-type="float" office:value="78.8866747561" calcext:value-type="float">
            <text:p>78.8866747561</text:p>
          </table:table-cell>
          <table:table-cell office:value-type="float" office:value="409.363222283" calcext:value-type="float">
            <text:p>409.363222283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146.872580626" calcext:value-type="float">
            <text:p>146.872580626</text:p>
          </table:table-cell>
          <table:table-cell office:value-type="float" office:value="68.0447800612" calcext:value-type="float">
            <text:p>68.0447800612</text:p>
          </table:table-cell>
          <table:table-cell office:value-type="float" office:value="78.8278005644" calcext:value-type="float">
            <text:p>78.8278005644</text:p>
          </table:table-cell>
          <table:table-cell office:value-type="float" office:value="416.514386238" calcext:value-type="float">
            <text:p>416.514386238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146.665470342" calcext:value-type="float">
            <text:p>146.665470342</text:p>
          </table:table-cell>
          <table:table-cell office:value-type="float" office:value="67.8949591424" calcext:value-type="float">
            <text:p>67.8949591424</text:p>
          </table:table-cell>
          <table:table-cell office:value-type="float" office:value="78.7705111996" calcext:value-type="float">
            <text:p>78.7705111996</text:p>
          </table:table-cell>
          <table:table-cell office:value-type="float" office:value="423.790473837" calcext:value-type="float">
            <text:p>423.790473837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146.469960188" calcext:value-type="float">
            <text:p>146.469960188</text:p>
          </table:table-cell>
          <table:table-cell office:value-type="float" office:value="67.7586360231" calcext:value-type="float">
            <text:p>67.7586360231</text:p>
          </table:table-cell>
          <table:table-cell office:value-type="float" office:value="78.7113241654" calcext:value-type="float">
            <text:p>78.7113241654</text:p>
          </table:table-cell>
          <table:table-cell office:value-type="float" office:value="431.193667372" calcext:value-type="float">
            <text:p>431.193667372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80.333645199" calcext:value-type="float">
            <text:p>280.333645199</text:p>
          </table:table-cell>
          <table:table-cell office:value-type="float" office:value="130.739346415" calcext:value-type="float">
            <text:p>130.739346415</text:p>
          </table:table-cell>
          <table:table-cell office:value-type="float" office:value="149.594298783" calcext:value-type="float">
            <text:p>149.594298783</text:p>
          </table:table-cell>
          <table:table-cell office:value-type="float" office:value="438.726187256" calcext:value-type="float">
            <text:p>438.726187256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280.110909889" calcext:value-type="float">
            <text:p>280.110909889</text:p>
          </table:table-cell>
          <table:table-cell office:value-type="float" office:value="130.572916987" calcext:value-type="float">
            <text:p>130.572916987</text:p>
          </table:table-cell>
          <table:table-cell office:value-type="float" office:value="149.537992903" calcext:value-type="float">
            <text:p>149.537992903</text:p>
          </table:table-cell>
          <table:table-cell office:value-type="float" office:value="446.390292689" calcext:value-type="float">
            <text:p>446.390292689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279.926282064" calcext:value-type="float">
            <text:p>279.926282064</text:p>
          </table:table-cell>
          <table:table-cell office:value-type="float" office:value="130.43691457" calcext:value-type="float">
            <text:p>130.43691457</text:p>
          </table:table-cell>
          <table:table-cell office:value-type="float" office:value="149.489367494" calcext:value-type="float">
            <text:p>149.489367494</text:p>
          </table:table-cell>
          <table:table-cell office:value-type="float" office:value="454.188282339" calcext:value-type="float">
            <text:p>454.188282339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279.751645279" calcext:value-type="float">
            <text:p>279.751645279</text:p>
          </table:table-cell>
          <table:table-cell office:value-type="float" office:value="130.421685927" calcext:value-type="float">
            <text:p>130.421685927</text:p>
          </table:table-cell>
          <table:table-cell office:value-type="float" office:value="149.329959352" calcext:value-type="float">
            <text:p>149.329959352</text:p>
          </table:table-cell>
          <table:table-cell office:value-type="float" office:value="462.122495029" calcext:value-type="float">
            <text:p>462.122495029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279.601163441" calcext:value-type="float">
            <text:p>279.601163441</text:p>
          </table:table-cell>
          <table:table-cell office:value-type="float" office:value="130.321417774" calcext:value-type="float">
            <text:p>130.321417774</text:p>
          </table:table-cell>
          <table:table-cell office:value-type="float" office:value="149.279745667" calcext:value-type="float">
            <text:p>149.279745667</text:p>
          </table:table-cell>
          <table:table-cell office:value-type="float" office:value="470.195310439" calcext:value-type="float">
            <text:p>470.195310439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79.403727115" calcext:value-type="float">
            <text:p>279.403727115</text:p>
          </table:table-cell>
          <table:table-cell office:value-type="float" office:value="129.948618844" calcext:value-type="float">
            <text:p>129.948618844</text:p>
          </table:table-cell>
          <table:table-cell office:value-type="float" office:value="149.455108271" calcext:value-type="float">
            <text:p>149.455108271</text:p>
          </table:table-cell>
          <table:table-cell office:value-type="float" office:value="478.409149818" calcext:value-type="float">
            <text:p>478.409149818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279.250477387" calcext:value-type="float">
            <text:p>279.250477387</text:p>
          </table:table-cell>
          <table:table-cell office:value-type="float" office:value="129.777079201" calcext:value-type="float">
            <text:p>129.777079201</text:p>
          </table:table-cell>
          <table:table-cell office:value-type="float" office:value="149.473398186" calcext:value-type="float">
            <text:p>149.473398186</text:p>
          </table:table-cell>
          <table:table-cell office:value-type="float" office:value="486.766476713" calcext:value-type="float">
            <text:p>486.766476713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279.083568534" calcext:value-type="float">
            <text:p>279.083568534</text:p>
          </table:table-cell>
          <table:table-cell office:value-type="float" office:value="129.687127426" calcext:value-type="float">
            <text:p>129.687127426</text:p>
          </table:table-cell>
          <table:table-cell office:value-type="float" office:value="149.396441109" calcext:value-type="float">
            <text:p>149.396441109</text:p>
          </table:table-cell>
          <table:table-cell office:value-type="float" office:value="495.269797708" calcext:value-type="float">
            <text:p>495.269797708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278.808120573" calcext:value-type="float">
            <text:p>278.808120573</text:p>
          </table:table-cell>
          <table:table-cell office:value-type="float" office:value="129.585499919" calcext:value-type="float">
            <text:p>129.585499919</text:p>
          </table:table-cell>
          <table:table-cell office:value-type="float" office:value="149.222620654" calcext:value-type="float">
            <text:p>149.222620654</text:p>
          </table:table-cell>
          <table:table-cell office:value-type="float" office:value="503.921663172" calcext:value-type="float">
            <text:p>503.921663172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278.598413055" calcext:value-type="float">
            <text:p>278.598413055</text:p>
          </table:table-cell>
          <table:table-cell office:value-type="float" office:value="129.443096988" calcext:value-type="float">
            <text:p>129.443096988</text:p>
          </table:table-cell>
          <table:table-cell office:value-type="float" office:value="149.155316067" calcext:value-type="float">
            <text:p>149.155316067</text:p>
          </table:table-cell>
          <table:table-cell office:value-type="float" office:value="512.724668027" calcext:value-type="float">
            <text:p>512.724668027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278.414247072" calcext:value-type="float">
            <text:p>278.414247072</text:p>
          </table:table-cell>
          <table:table-cell office:value-type="float" office:value="129.287504086" calcext:value-type="float">
            <text:p>129.287504086</text:p>
          </table:table-cell>
          <table:table-cell office:value-type="float" office:value="149.126742986" calcext:value-type="float">
            <text:p>149.126742986</text:p>
          </table:table-cell>
          <table:table-cell office:value-type="float" office:value="521.681452528" calcext:value-type="float">
            <text:p>521.681452528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278.1657474" calcext:value-type="float">
            <text:p>278.1657474</text:p>
          </table:table-cell>
          <table:table-cell office:value-type="float" office:value="129.122367969" calcext:value-type="float">
            <text:p>129.122367969</text:p>
          </table:table-cell>
          <table:table-cell office:value-type="float" office:value="149.043379431" calcext:value-type="float">
            <text:p>149.043379431</text:p>
          </table:table-cell>
          <table:table-cell office:value-type="float" office:value="530.79470305" calcext:value-type="float">
            <text:p>530.79470305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277.955185069" calcext:value-type="float">
            <text:p>277.955185069</text:p>
          </table:table-cell>
          <table:table-cell office:value-type="float" office:value="128.951405557" calcext:value-type="float">
            <text:p>128.951405557</text:p>
          </table:table-cell>
          <table:table-cell office:value-type="float" office:value="149.003779512" calcext:value-type="float">
            <text:p>149.003779512</text:p>
          </table:table-cell>
          <table:table-cell office:value-type="float" office:value="540.067152896" calcext:value-type="float">
            <text:p>540.067152896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277.332117631" calcext:value-type="float">
            <text:p>277.332117631</text:p>
          </table:table-cell>
          <table:table-cell office:value-type="float" office:value="127.730717485" calcext:value-type="float">
            <text:p>127.730717485</text:p>
          </table:table-cell>
          <table:table-cell office:value-type="float" office:value="149.601400146" calcext:value-type="float">
            <text:p>149.601400146</text:p>
          </table:table-cell>
          <table:table-cell office:value-type="float" office:value="549.501583119" calcext:value-type="float">
            <text:p>549.501583119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276.322465018" calcext:value-type="float">
            <text:p>276.322465018</text:p>
          </table:table-cell>
          <table:table-cell office:value-type="float" office:value="126.734243616" calcext:value-type="float">
            <text:p>126.734243616</text:p>
          </table:table-cell>
          <table:table-cell office:value-type="float" office:value="149.588221402" calcext:value-type="float">
            <text:p>149.588221402</text:p>
          </table:table-cell>
          <table:table-cell office:value-type="float" office:value="559.100823354" calcext:value-type="float">
            <text:p>559.100823354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56.682430477" calcext:value-type="float">
            <text:p>256.682430477</text:p>
          </table:table-cell>
          <table:table-cell office:value-type="float" office:value="144.174862627" calcext:value-type="float">
            <text:p>144.174862627</text:p>
          </table:table-cell>
          <table:table-cell office:value-type="float" office:value="112.50756785" calcext:value-type="float">
            <text:p>112.50756785</text:p>
          </table:table-cell>
          <table:table-cell office:value-type="float" office:value="568.867752666" calcext:value-type="float">
            <text:p>568.8677526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 style:data-style-name="N2" text:time-value="10:36:18.8777826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6T11:03:44.778825470</dc:date>
    <meta:editing-duration>PT31M31S</meta:editing-duration>
    <meta:editing-cycles>2</meta:editing-cycles>
    <meta:generator>LibreOffice/5.1.6.2$Linux_X86_64 LibreOffice_project/10m0$Build-2</meta:generator>
    <meta:document-statistic meta:table-count="1" meta:cell-count="12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387cm" svg:y="0.316cm" chart:style-name="ch2">
          <text:p>28.57% Impedance Mismatch m=0.5 n=0.7 tau=eps=0.5</text:p>
        </chart:title>
        <chart:subtitle svg:x="6.355cm" svg:y="1.275cm" chart:style-name="ch3">
          <text:p>Right-Going Wave</text:p>
        </chart:subtitle>
        <chart:legend chart:legend-position="end" svg:x="11.772cm" svg:y="3.454cm" style:legend-expansion="high" chart:style-name="ch4"/>
        <chart:plot-area chart:style-name="ch5" table:cell-range-address="EnergyVals.A1:EnergyVals.E251" chart:data-source-has-labels="both" svg:x="1.331cm" svg:y="2.138cm" svg:width="10.121cm" svg:height="5.701cm">
          <chartooo:coordinate-region svg:x="2.138cm" svg:y="2.29cm" svg:width="9.314cm" svg:height="4.504cm"/>
          <chart:axis chart:dimension="x" chart:name="primary-x" chart:style-name="ch6" chartooo:axis-type="auto">
            <chartooo:date-scale/>
            <chart:title svg:x="5.99cm" svg:y="8.019cm" chart:style-name="ch7">
              <text:p>Time</text:p>
            </chart:title>
            <chart:categories table:cell-range-address="EnergyVals.A1:EnergyVals.A251"/>
          </chart:axis>
          <chart:axis chart:dimension="y" chart:name="primary-y" chart:style-name="ch6">
            <chart:title svg:x="0.451cm" svg:y="5.561cm" chart:style-name="ch8">
              <text:p>Energy</text:p>
            </chart:title>
            <chart:grid chart:style-name="ch9" chart:class="major"/>
          </chart:axis>
          <chart:series chart:style-name="ch10" chart:values-cell-range-address="EnergyVals.B1:EnergyVals.B251" loext:label-string="energy" chart:class="chart:line">
            <chart:data-point chart:repeated="251"/>
          </chart:series>
          <chart:series chart:style-name="ch11" chart:values-cell-range-address="EnergyVals.C1:EnergyVals.C251" loext:label-string="left_energy" chart:class="chart:line">
            <chart:data-point chart:repeated="251"/>
          </chart:series>
          <chart:series chart:style-name="ch12" chart:values-cell-range-address="EnergyVals.D1:EnergyVals.D251" loext:label-string="right_energy" chart:class="chart:line">
            <chart:data-point chart:repeated="251"/>
          </chart:series>
          <chart:series chart:style-name="ch13" chart:values-cell-range-address="EnergyVals.E1:EnergyVals.E251" loext:label-string="approx_limit_curve" chart:class="chart:line">
            <chart:data-point chart:repeated="2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</text:p>
              </table:table-cell>
              <table:table-cell office:value-type="string">
                <text:p>left_energy</text:p>
              </table:table-cell>
              <table:table-cell office:value-type="string">
                <text:p>right_energy</text:p>
              </table:table-cell>
              <table:table-cell office:value-type="string">
                <text:p>approx_limit_curv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nergyVals.A1:EnergyVals.A251</svg:desc>
                </draw:g>
              </table:table-cell>
              <table:table-cell office:value-type="float" office:value="11.7028555055">
                <text:p>11.7028555055</text:p>
                <draw:g>
                  <svg:desc>EnergyVals.B1:EnergyVals.B251</svg:desc>
                </draw:g>
              </table:table-cell>
              <table:table-cell office:value-type="float" office:value="0.0000000000160849623811">
                <text:p>0.0000000000160849623811</text:p>
                <draw:g>
                  <svg:desc>EnergyVals.C1:EnergyVals.C251</svg:desc>
                </draw:g>
              </table:table-cell>
              <table:table-cell office:value-type="float" office:value="11.7028555055">
                <text:p>11.7028555055</text:p>
                <draw:g>
                  <svg:desc>EnergyVals.D1:EnergyVals.D251</svg:desc>
                </draw:g>
              </table:table-cell>
              <table:table-cell office:value-type="float" office:value="7.4940287174">
                <text:p>7.4940287174</text:p>
                <draw:g>
                  <svg:desc>EnergyVals.E1:EnergyVals.E251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11.7028281666">
                <text:p>11.7028281666</text:p>
              </table:table-cell>
              <table:table-cell office:value-type="float" office:value="0.000280634998282">
                <text:p>0.000280634998282</text:p>
              </table:table-cell>
              <table:table-cell office:value-type="float" office:value="11.7025475316">
                <text:p>11.7025475316</text:p>
              </table:table-cell>
              <table:table-cell office:value-type="float" office:value="7.62494186523">
                <text:p>7.62494186523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11.7027618053">
                <text:p>11.7027618053</text:p>
              </table:table-cell>
              <table:table-cell office:value-type="float" office:value="0.0020119343144">
                <text:p>0.0020119343144</text:p>
              </table:table-cell>
              <table:table-cell office:value-type="float" office:value="11.700749871">
                <text:p>11.700749871</text:p>
              </table:table-cell>
              <table:table-cell office:value-type="float" office:value="7.75814193415">
                <text:p>7.75814193415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11.7026760709">
                <text:p>11.7026760709</text:p>
              </table:table-cell>
              <table:table-cell office:value-type="float" office:value="0.00605748125468">
                <text:p>0.00605748125468</text:p>
              </table:table-cell>
              <table:table-cell office:value-type="float" office:value="11.6966185896">
                <text:p>11.6966185896</text:p>
              </table:table-cell>
              <table:table-cell office:value-type="float" office:value="7.89366887436">
                <text:p>7.89366887436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11.7025860305">
                <text:p>11.7025860305</text:p>
              </table:table-cell>
              <table:table-cell office:value-type="float" office:value="0.012765254185">
                <text:p>0.012765254185</text:p>
              </table:table-cell>
              <table:table-cell office:value-type="float" office:value="11.6898207764">
                <text:p>11.6898207764</text:p>
              </table:table-cell>
              <table:table-cell office:value-type="float" office:value="8.03156333398">
                <text:p>8.03156333398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11.7025027824">
                <text:p>11.7025027824</text:p>
              </table:table-cell>
              <table:table-cell office:value-type="float" office:value="0.0220932969338">
                <text:p>0.0220932969338</text:p>
              </table:table-cell>
              <table:table-cell office:value-type="float" office:value="11.6804094854">
                <text:p>11.6804094854</text:p>
              </table:table-cell>
              <table:table-cell office:value-type="float" office:value="8.17186667117">
                <text:p>8.17186667117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11.7024340038">
                <text:p>11.7024340038</text:p>
              </table:table-cell>
              <table:table-cell office:value-type="float" office:value="0.033719296284">
                <text:p>0.033719296284</text:p>
              </table:table-cell>
              <table:table-cell office:value-type="float" office:value="11.6687147075">
                <text:p>11.6687147075</text:p>
              </table:table-cell>
              <table:table-cell office:value-type="float" office:value="8.31462096662">
                <text:p>8.31462096662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11.7023844519">
                <text:p>11.7023844519</text:p>
              </table:table-cell>
              <table:table-cell office:value-type="float" office:value="0.0471349913354">
                <text:p>0.0471349913354</text:p>
              </table:table-cell>
              <table:table-cell office:value-type="float" office:value="11.6552494606">
                <text:p>11.6552494606</text:p>
              </table:table-cell>
              <table:table-cell office:value-type="float" office:value="8.45986903609">
                <text:p>8.45986903609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11.7023564435">
                <text:p>11.7023564435</text:p>
              </table:table-cell>
              <table:table-cell office:value-type="float" office:value="0.0617262920889">
                <text:p>0.0617262920889</text:p>
              </table:table-cell>
              <table:table-cell office:value-type="float" office:value="11.6406301514">
                <text:p>11.6406301514</text:p>
              </table:table-cell>
              <table:table-cell office:value-type="float" office:value="8.60765444332">
                <text:p>8.60765444332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11.702350266">
                <text:p>11.702350266</text:p>
              </table:table-cell>
              <table:table-cell office:value-type="float" office:value="0.0768400268221">
                <text:p>0.0768400268221</text:p>
              </table:table-cell>
              <table:table-cell office:value-type="float" office:value="11.6255102391">
                <text:p>11.6255102391</text:p>
              </table:table-cell>
              <table:table-cell office:value-type="float" office:value="8.75802151304">
                <text:p>8.75802151304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1.7023646">
                <text:p>11.7023646</text:p>
              </table:table-cell>
              <table:table-cell office:value-type="float" office:value="0.091838214608">
                <text:p>0.091838214608</text:p>
              </table:table-cell>
              <table:table-cell office:value-type="float" office:value="11.6105263854">
                <text:p>11.6105263854</text:p>
              </table:table-cell>
              <table:table-cell office:value-type="float" office:value="8.9110153443">
                <text:p>8.9110153443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11.7023969018">
                <text:p>11.7023969018</text:p>
              </table:table-cell>
              <table:table-cell office:value-type="float" office:value="0.106140758217">
                <text:p>0.106140758217</text:p>
              </table:table-cell>
              <table:table-cell office:value-type="float" office:value="11.5962561436">
                <text:p>11.5962561436</text:p>
              </table:table-cell>
              <table:table-cell office:value-type="float" office:value="9.06668182399">
                <text:p>9.06668182399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11.7024437169">
                <text:p>11.7024437169</text:p>
              </table:table-cell>
              <table:table-cell office:value-type="float" office:value="0.119257468976">
                <text:p>0.119257468976</text:p>
              </table:table-cell>
              <table:table-cell office:value-type="float" office:value="11.5831862479">
                <text:p>11.5831862479</text:p>
              </table:table-cell>
              <table:table-cell office:value-type="float" office:value="9.22506764058">
                <text:p>9.22506764058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11.7025010254">
                <text:p>11.7025010254</text:p>
              </table:table-cell>
              <table:table-cell office:value-type="float" office:value="0.130810326295">
                <text:p>0.130810326295</text:p>
              </table:table-cell>
              <table:table-cell office:value-type="float" office:value="11.5716906991">
                <text:p>11.5716906991</text:p>
              </table:table-cell>
              <table:table-cell office:value-type="float" office:value="9.38622029816">
                <text:p>9.38622029816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11.7025644913">
                <text:p>11.7025644913</text:p>
              </table:table-cell>
              <table:table-cell office:value-type="float" office:value="0.140546854668">
                <text:p>0.140546854668</text:p>
              </table:table-cell>
              <table:table-cell office:value-type="float" office:value="11.5620176366">
                <text:p>11.5620176366</text:p>
              </table:table-cell>
              <table:table-cell office:value-type="float" office:value="9.55018813066">
                <text:p>9.55018813066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11.7026297366">
                <text:p>11.7026297366</text:p>
              </table:table-cell>
              <table:table-cell office:value-type="float" office:value="0.14834555092">
                <text:p>0.14834555092</text:p>
              </table:table-cell>
              <table:table-cell office:value-type="float" office:value="11.5542841857">
                <text:p>11.5542841857</text:p>
              </table:table-cell>
              <table:table-cell office:value-type="float" office:value="9.71702031636">
                <text:p>9.71702031636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11.702692541">
                <text:p>11.702692541</text:p>
              </table:table-cell>
              <table:table-cell office:value-type="float" office:value="0.15421423503">
                <text:p>0.15421423503</text:p>
              </table:table-cell>
              <table:table-cell office:value-type="float" office:value="11.5484783059">
                <text:p>11.5484783059</text:p>
              </table:table-cell>
              <table:table-cell office:value-type="float" office:value="9.88676689262">
                <text:p>9.88676689262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11.7027490748">
                <text:p>11.7027490748</text:p>
              </table:table-cell>
              <table:table-cell office:value-type="float" office:value="0.158282225204">
                <text:p>0.158282225204</text:p>
              </table:table-cell>
              <table:table-cell office:value-type="float" office:value="11.5444668496">
                <text:p>11.5444668496</text:p>
              </table:table-cell>
              <table:table-cell office:value-type="float" office:value="10.0594787709">
                <text:p>10.0594787709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11.7027959642">
                <text:p>11.7027959642</text:p>
              </table:table-cell>
              <table:table-cell office:value-type="float" office:value="0.160787304503">
                <text:p>0.160787304503</text:p>
              </table:table-cell>
              <table:table-cell office:value-type="float" office:value="11.5420086597">
                <text:p>11.5420086597</text:p>
              </table:table-cell>
              <table:table-cell office:value-type="float" office:value="10.2352077521">
                <text:p>10.2352077521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11.7028305436">
                <text:p>11.7028305436</text:p>
              </table:table-cell>
              <table:table-cell office:value-type="float" office:value="0.162058248377">
                <text:p>0.162058248377</text:p>
              </table:table-cell>
              <table:table-cell office:value-type="float" office:value="11.5407722953">
                <text:p>11.5407722953</text:p>
              </table:table-cell>
              <table:table-cell office:value-type="float" office:value="10.4140065419">
                <text:p>10.4140065419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1.7028508695">
                <text:p>11.7028508695</text:p>
              </table:table-cell>
              <table:table-cell office:value-type="float" office:value="0.162493950665">
                <text:p>0.162493950665</text:p>
              </table:table-cell>
              <table:table-cell office:value-type="float" office:value="11.5403569189">
                <text:p>11.5403569189</text:p>
              </table:table-cell>
              <table:table-cell office:value-type="float" office:value="10.5959287669">
                <text:p>10.5959287669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11.7028558077">
                <text:p>11.7028558077</text:p>
              </table:table-cell>
              <table:table-cell office:value-type="float" office:value="0.162539995398">
                <text:p>0.162539995398</text:p>
              </table:table-cell>
              <table:table-cell office:value-type="float" office:value="11.5403158123">
                <text:p>11.5403158123</text:p>
              </table:table-cell>
              <table:table-cell office:value-type="float" office:value="10.7810289902">
                <text:p>10.7810289902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11.7028450932">
                <text:p>11.7028450932</text:p>
              </table:table-cell>
              <table:table-cell office:value-type="float" office:value="0.162663517185">
                <text:p>0.162663517185</text:p>
              </table:table-cell>
              <table:table-cell office:value-type="float" office:value="11.540181576">
                <text:p>11.540181576</text:p>
              </table:table-cell>
              <table:table-cell office:value-type="float" office:value="10.9693627283">
                <text:p>10.9693627283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11.7028304762">
                <text:p>11.7028304762</text:p>
              </table:table-cell>
              <table:table-cell office:value-type="float" office:value="0.163333785586">
                <text:p>0.163333785586</text:p>
              </table:table-cell>
              <table:table-cell office:value-type="float" office:value="11.5394966906">
                <text:p>11.5394966906</text:p>
              </table:table-cell>
              <table:table-cell office:value-type="float" office:value="11.1609864675">
                <text:p>11.1609864675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11.7029921875">
                <text:p>11.7029921875</text:p>
              </table:table-cell>
              <table:table-cell office:value-type="float" office:value="0.165520019934">
                <text:p>0.165520019934</text:p>
              </table:table-cell>
              <table:table-cell office:value-type="float" office:value="11.5374721676">
                <text:p>11.5374721676</text:p>
              </table:table-cell>
              <table:table-cell office:value-type="float" office:value="11.3559576808">
                <text:p>11.3559576808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1.7033097646">
                <text:p>11.7033097646</text:p>
              </table:table-cell>
              <table:table-cell office:value-type="float" office:value="0.17076169255">
                <text:p>0.17076169255</text:p>
              </table:table-cell>
              <table:table-cell office:value-type="float" office:value="11.532548072">
                <text:p>11.532548072</text:p>
              </table:table-cell>
              <table:table-cell office:value-type="float" office:value="11.5543348451">
                <text:p>11.5543348451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11.7036943073">
                <text:p>11.7036943073</text:p>
              </table:table-cell>
              <table:table-cell office:value-type="float" office:value="0.180045544545">
                <text:p>0.180045544545</text:p>
              </table:table-cell>
              <table:table-cell office:value-type="float" office:value="11.5236487627">
                <text:p>11.5236487627</text:p>
              </table:table-cell>
              <table:table-cell office:value-type="float" office:value="11.7561774591">
                <text:p>11.7561774591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11.7040793348">
                <text:p>11.7040793348</text:p>
              </table:table-cell>
              <table:table-cell office:value-type="float" office:value="0.193795705489">
                <text:p>0.193795705489</text:p>
              </table:table-cell>
              <table:table-cell office:value-type="float" office:value="11.5102836293">
                <text:p>11.5102836293</text:p>
              </table:table-cell>
              <table:table-cell office:value-type="float" office:value="11.9615460607">
                <text:p>11.9615460607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11.7044178166">
                <text:p>11.7044178166</text:p>
              </table:table-cell>
              <table:table-cell office:value-type="float" office:value="0.211975341134">
                <text:p>0.211975341134</text:p>
              </table:table-cell>
              <table:table-cell office:value-type="float" office:value="11.4924424754">
                <text:p>11.4924424754</text:p>
              </table:table-cell>
              <table:table-cell office:value-type="float" office:value="12.1705022452">
                <text:p>12.1705022452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11.7046794467">
                <text:p>11.7046794467</text:p>
              </table:table-cell>
              <table:table-cell office:value-type="float" office:value="0.234177492466">
                <text:p>0.234177492466</text:p>
              </table:table-cell>
              <table:table-cell office:value-type="float" office:value="11.4705019542">
                <text:p>11.4705019542</text:p>
              </table:table-cell>
              <table:table-cell office:value-type="float" office:value="12.3831086843">
                <text:p>12.3831086843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11.7048480307">
                <text:p>11.7048480307</text:p>
              </table:table-cell>
              <table:table-cell office:value-type="float" office:value="0.259707024103">
                <text:p>0.259707024103</text:p>
              </table:table-cell>
              <table:table-cell office:value-type="float" office:value="11.4451410066">
                <text:p>11.4451410066</text:p>
              </table:table-cell>
              <table:table-cell office:value-type="float" office:value="12.5994291441">
                <text:p>12.5994291441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11.7049189827">
                <text:p>11.7049189827</text:p>
              </table:table-cell>
              <table:table-cell office:value-type="float" office:value="0.28765537291">
                <text:p>0.28765537291</text:p>
              </table:table-cell>
              <table:table-cell office:value-type="float" office:value="11.4172636098">
                <text:p>11.4172636098</text:p>
              </table:table-cell>
              <table:table-cell office:value-type="float" office:value="12.8195285048">
                <text:p>12.8195285048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11.7048968354">
                <text:p>11.7048968354</text:p>
              </table:table-cell>
              <table:table-cell office:value-type="float" office:value="0.316969889516">
                <text:p>0.316969889516</text:p>
              </table:table-cell>
              <table:table-cell office:value-type="float" office:value="11.3879269459">
                <text:p>11.3879269459</text:p>
              </table:table-cell>
              <table:table-cell office:value-type="float" office:value="13.0434727801">
                <text:p>13.0434727801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11.7047930969">
                <text:p>11.7047930969</text:p>
              </table:table-cell>
              <table:table-cell office:value-type="float" office:value="0.346519583684">
                <text:p>0.346519583684</text:p>
              </table:table-cell>
              <table:table-cell office:value-type="float" office:value="11.3582735132">
                <text:p>11.3582735132</text:p>
              </table:table-cell>
              <table:table-cell office:value-type="float" office:value="13.2713291368">
                <text:p>13.2713291368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11.7046240206">
                <text:p>11.7046240206</text:p>
              </table:table-cell>
              <table:table-cell office:value-type="float" office:value="0.375159010149">
                <text:p>0.375159010149</text:p>
              </table:table-cell>
              <table:table-cell office:value-type="float" office:value="11.3294650104">
                <text:p>11.3294650104</text:p>
              </table:table-cell>
              <table:table-cell office:value-type="float" office:value="13.503165915">
                <text:p>13.503165915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11.704408558">
                <text:p>11.704408558</text:p>
              </table:table-cell>
              <table:table-cell office:value-type="float" office:value="0.401792097841">
                <text:p>0.401792097841</text:p>
              </table:table-cell>
              <table:table-cell office:value-type="float" office:value="11.3026164601">
                <text:p>11.3026164601</text:p>
              </table:table-cell>
              <table:table-cell office:value-type="float" office:value="13.7390526486">
                <text:p>13.7390526486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15.4531223485">
                <text:p>15.4531223485</text:p>
              </table:table-cell>
              <table:table-cell office:value-type="float" office:value="1.36128153216">
                <text:p>1.36128153216</text:p>
              </table:table-cell>
              <table:table-cell office:value-type="float" office:value="14.0918408164">
                <text:p>14.0918408164</text:p>
              </table:table-cell>
              <table:table-cell office:value-type="float" office:value="13.9790600863">
                <text:p>13.9790600863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15.4484040806">
                <text:p>15.4484040806</text:p>
              </table:table-cell>
              <table:table-cell office:value-type="float" office:value="1.43894856741">
                <text:p>1.43894856741</text:p>
              </table:table-cell>
              <table:table-cell office:value-type="float" office:value="14.0094555131">
                <text:p>14.0094555131</text:p>
              </table:table-cell>
              <table:table-cell office:value-type="float" office:value="14.2232602126">
                <text:p>14.2232602126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15.4446070637">
                <text:p>15.4446070637</text:p>
              </table:table-cell>
              <table:table-cell office:value-type="float" office:value="1.48980726021">
                <text:p>1.48980726021</text:p>
              </table:table-cell>
              <table:table-cell office:value-type="float" office:value="13.9547998034">
                <text:p>13.9547998034</text:p>
              </table:table-cell>
              <table:table-cell office:value-type="float" office:value="14.4717262697">
                <text:p>14.4717262697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15.443034334">
                <text:p>15.443034334</text:p>
              </table:table-cell>
              <table:table-cell office:value-type="float" office:value="1.51599191184">
                <text:p>1.51599191184</text:p>
              </table:table-cell>
              <table:table-cell office:value-type="float" office:value="13.9270424222">
                <text:p>13.9270424222</text:p>
              </table:table-cell>
              <table:table-cell office:value-type="float" office:value="14.724532779">
                <text:p>14.72453277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5.442298098">
                <text:p>15.442298098</text:p>
              </table:table-cell>
              <table:table-cell office:value-type="float" office:value="1.53328222858">
                <text:p>1.53328222858</text:p>
              </table:table-cell>
              <table:table-cell office:value-type="float" office:value="13.9090158694">
                <text:p>13.9090158694</text:p>
              </table:table-cell>
              <table:table-cell office:value-type="float" office:value="14.9817555638">
                <text:p>14.9817555638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15.4416763198">
                <text:p>15.4416763198</text:p>
              </table:table-cell>
              <table:table-cell office:value-type="float" office:value="1.54368002047">
                <text:p>1.54368002047</text:p>
              </table:table-cell>
              <table:table-cell office:value-type="float" office:value="13.8979962993">
                <text:p>13.8979962993</text:p>
              </table:table-cell>
              <table:table-cell office:value-type="float" office:value="15.2434717721">
                <text:p>15.2434717721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15.4411235645">
                <text:p>15.4411235645</text:p>
              </table:table-cell>
              <table:table-cell office:value-type="float" office:value="1.54622443758">
                <text:p>1.54622443758</text:p>
              </table:table-cell>
              <table:table-cell office:value-type="float" office:value="13.8948991269">
                <text:p>13.8948991269</text:p>
              </table:table-cell>
              <table:table-cell office:value-type="float" office:value="15.5097598995">
                <text:p>15.5097598995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15.4406012775">
                <text:p>15.4406012775</text:p>
              </table:table-cell>
              <table:table-cell office:value-type="float" office:value="1.54607611477">
                <text:p>1.54607611477</text:p>
              </table:table-cell>
              <table:table-cell office:value-type="float" office:value="13.8945251627">
                <text:p>13.8945251627</text:p>
              </table:table-cell>
              <table:table-cell office:value-type="float" office:value="15.7806998127">
                <text:p>15.7806998127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15.4401340149">
                <text:p>15.4401340149</text:p>
              </table:table-cell>
              <table:table-cell office:value-type="float" office:value="1.54539376474">
                <text:p>1.54539376474</text:p>
              </table:table-cell>
              <table:table-cell office:value-type="float" office:value="13.8947402501">
                <text:p>13.8947402501</text:p>
              </table:table-cell>
              <table:table-cell office:value-type="float" office:value="16.0563727739">
                <text:p>16.0563727739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15.4397109392">
                <text:p>15.4397109392</text:p>
              </table:table-cell>
              <table:table-cell office:value-type="float" office:value="1.54441453546">
                <text:p>1.54441453546</text:p>
              </table:table-cell>
              <table:table-cell office:value-type="float" office:value="13.8952964038">
                <text:p>13.8952964038</text:p>
              </table:table-cell>
              <table:table-cell office:value-type="float" office:value="16.3368614645">
                <text:p>16.3368614645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15.4393224623">
                <text:p>15.4393224623</text:p>
              </table:table-cell>
              <table:table-cell office:value-type="float" office:value="1.54334114271">
                <text:p>1.54334114271</text:p>
              </table:table-cell>
              <table:table-cell office:value-type="float" office:value="13.8959813195">
                <text:p>13.8959813195</text:p>
              </table:table-cell>
              <table:table-cell office:value-type="float" office:value="16.6222500106">
                <text:p>16.6222500106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15.4389606426">
                <text:p>15.4389606426</text:p>
              </table:table-cell>
              <table:table-cell office:value-type="float" office:value="1.54231619987">
                <text:p>1.54231619987</text:p>
              </table:table-cell>
              <table:table-cell office:value-type="float" office:value="13.8966444427">
                <text:p>13.8966444427</text:p>
              </table:table-cell>
              <table:table-cell office:value-type="float" office:value="16.9126240077">
                <text:p>16.9126240077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15.4386189394">
                <text:p>15.4386189394</text:p>
              </table:table-cell>
              <table:table-cell office:value-type="float" office:value="1.54141470508">
                <text:p>1.54141470508</text:p>
              </table:table-cell>
              <table:table-cell office:value-type="float" office:value="13.8972042343">
                <text:p>13.8972042343</text:p>
              </table:table-cell>
              <table:table-cell office:value-type="float" office:value="17.2080705466">
                <text:p>17.2080705466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15.4382913477">
                <text:p>15.4382913477</text:p>
              </table:table-cell>
              <table:table-cell office:value-type="float" office:value="1.54064751793">
                <text:p>1.54064751793</text:p>
              </table:table-cell>
              <table:table-cell office:value-type="float" office:value="13.8976438298">
                <text:p>13.8976438298</text:p>
              </table:table-cell>
              <table:table-cell office:value-type="float" office:value="17.5086782396">
                <text:p>17.508678239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7.5349889494">
                <text:p>17.5349889494</text:p>
              </table:table-cell>
              <table:table-cell office:value-type="float" office:value="2.50111517262">
                <text:p>2.50111517262</text:p>
              </table:table-cell>
              <table:table-cell office:value-type="float" office:value="15.0338737768">
                <text:p>15.0338737768</text:p>
              </table:table-cell>
              <table:table-cell office:value-type="float" office:value="17.8145372467">
                <text:p>17.8145372467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17.5344907738">
                <text:p>17.5344907738</text:p>
              </table:table-cell>
              <table:table-cell office:value-type="float" office:value="2.50119940577">
                <text:p>2.50119940577</text:p>
              </table:table-cell>
              <table:table-cell office:value-type="float" office:value="15.033291368">
                <text:p>15.033291368</text:p>
              </table:table-cell>
              <table:table-cell office:value-type="float" office:value="18.1257393031">
                <text:p>18.1257393031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17.5342401364">
                <text:p>17.5342401364</text:p>
              </table:table-cell>
              <table:table-cell office:value-type="float" office:value="2.50176722427">
                <text:p>2.50176722427</text:p>
              </table:table-cell>
              <table:table-cell office:value-type="float" office:value="15.0324729122">
                <text:p>15.0324729122</text:p>
              </table:table-cell>
              <table:table-cell office:value-type="float" office:value="18.4423777467">
                <text:p>18.4423777467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17.5340795663">
                <text:p>17.5340795663</text:p>
              </table:table-cell>
              <table:table-cell office:value-type="float" office:value="2.50361909022">
                <text:p>2.50361909022</text:p>
              </table:table-cell>
              <table:table-cell office:value-type="float" office:value="15.0304604761">
                <text:p>15.0304604761</text:p>
              </table:table-cell>
              <table:table-cell office:value-type="float" office:value="18.7645475455">
                <text:p>18.7645475455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17.5339722114">
                <text:p>17.5339722114</text:p>
              </table:table-cell>
              <table:table-cell office:value-type="float" office:value="2.50818632504">
                <text:p>2.50818632504</text:p>
              </table:table-cell>
              <table:table-cell office:value-type="float" office:value="15.0257858864">
                <text:p>15.0257858864</text:p>
              </table:table-cell>
              <table:table-cell office:value-type="float" office:value="19.0923453269">
                <text:p>19.0923453269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17.533809786">
                <text:p>17.533809786</text:p>
              </table:table-cell>
              <table:table-cell office:value-type="float" office:value="2.51606111672">
                <text:p>2.51606111672</text:p>
              </table:table-cell>
              <table:table-cell office:value-type="float" office:value="15.0177486693">
                <text:p>15.0177486693</text:p>
              </table:table-cell>
              <table:table-cell office:value-type="float" office:value="19.4258694059">
                <text:p>19.4258694059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17.5336315669">
                <text:p>17.5336315669</text:p>
              </table:table-cell>
              <table:table-cell office:value-type="float" office:value="2.52643474034">
                <text:p>2.52643474034</text:p>
              </table:table-cell>
              <table:table-cell office:value-type="float" office:value="15.0071968266">
                <text:p>15.0071968266</text:p>
              </table:table-cell>
              <table:table-cell office:value-type="float" office:value="19.7652198153">
                <text:p>19.7652198153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17.5334459805">
                <text:p>17.5334459805</text:p>
              </table:table-cell>
              <table:table-cell office:value-type="float" office:value="2.53806630079">
                <text:p>2.53806630079</text:p>
              </table:table-cell>
              <table:table-cell office:value-type="float" office:value="14.9953796797">
                <text:p>14.9953796797</text:p>
              </table:table-cell>
              <table:table-cell office:value-type="float" office:value="20.1104983352">
                <text:p>20.1104983352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17.5333199039">
                <text:p>17.5333199039</text:p>
              </table:table-cell>
              <table:table-cell office:value-type="float" office:value="2.5491231212">
                <text:p>2.5491231212</text:p>
              </table:table-cell>
              <table:table-cell office:value-type="float" office:value="14.9841967827">
                <text:p>14.9841967827</text:p>
              </table:table-cell>
              <table:table-cell office:value-type="float" office:value="20.4618085237">
                <text:p>20.4618085237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17.5342175064">
                <text:p>17.5342175064</text:p>
              </table:table-cell>
              <table:table-cell office:value-type="float" office:value="2.56872599622">
                <text:p>2.56872599622</text:p>
              </table:table-cell>
              <table:table-cell office:value-type="float" office:value="14.9654915102">
                <text:p>14.9654915102</text:p>
              </table:table-cell>
              <table:table-cell office:value-type="float" office:value="20.8192557481">
                <text:p>20.819255748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7.5342031927">
                <text:p>17.5342031927</text:p>
              </table:table-cell>
              <table:table-cell office:value-type="float" office:value="2.5915106822">
                <text:p>2.5915106822</text:p>
              </table:table-cell>
              <table:table-cell office:value-type="float" office:value="14.9426925105">
                <text:p>14.9426925105</text:p>
              </table:table-cell>
              <table:table-cell office:value-type="float" office:value="21.1829472161">
                <text:p>21.1829472161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17.534145785">
                <text:p>17.534145785</text:p>
              </table:table-cell>
              <table:table-cell office:value-type="float" office:value="2.61510307239">
                <text:p>2.61510307239</text:p>
              </table:table-cell>
              <table:table-cell office:value-type="float" office:value="14.9190427126">
                <text:p>14.9190427126</text:p>
              </table:table-cell>
              <table:table-cell office:value-type="float" office:value="21.5529920084">
                <text:p>21.5529920084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17.5340176678">
                <text:p>17.5340176678</text:p>
              </table:table-cell>
              <table:table-cell office:value-type="float" office:value="2.63850893195">
                <text:p>2.63850893195</text:p>
              </table:table-cell>
              <table:table-cell office:value-type="float" office:value="14.8955087359">
                <text:p>14.8955087359</text:p>
              </table:table-cell>
              <table:table-cell office:value-type="float" office:value="21.9295011113">
                <text:p>21.9295011113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17.5337978426">
                <text:p>17.5337978426</text:p>
              </table:table-cell>
              <table:table-cell office:value-type="float" office:value="2.66075430296">
                <text:p>2.66075430296</text:p>
              </table:table-cell>
              <table:table-cell office:value-type="float" office:value="14.8730435396">
                <text:p>14.8730435396</text:p>
              </table:table-cell>
              <table:table-cell office:value-type="float" office:value="22.3125874496">
                <text:p>22.3125874496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7.533470996">
                <text:p>17.533470996</text:p>
              </table:table-cell>
              <table:table-cell office:value-type="float" office:value="2.68093352798">
                <text:p>2.68093352798</text:p>
              </table:table-cell>
              <table:table-cell office:value-type="float" office:value="14.8525374681">
                <text:p>14.8525374681</text:p>
              </table:table-cell>
              <table:table-cell office:value-type="float" office:value="22.7023659212">
                <text:p>22.7023659212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17.5527543802">
                <text:p>17.5527543802</text:p>
              </table:table-cell>
              <table:table-cell office:value-type="float" office:value="2.74667224771">
                <text:p>2.74667224771</text:p>
              </table:table-cell>
              <table:table-cell office:value-type="float" office:value="14.8060821325">
                <text:p>14.8060821325</text:p>
              </table:table-cell>
              <table:table-cell office:value-type="float" office:value="23.0989534308">
                <text:p>23.0989534308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17.5321552813">
                <text:p>17.5321552813</text:p>
              </table:table-cell>
              <table:table-cell office:value-type="float" office:value="2.81085877664">
                <text:p>2.81085877664</text:p>
              </table:table-cell>
              <table:table-cell office:value-type="float" office:value="14.7212965046">
                <text:p>14.7212965046</text:p>
              </table:table-cell>
              <table:table-cell office:value-type="float" office:value="23.5024689255">
                <text:p>23.5024689255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17.5249370076">
                <text:p>17.5249370076</text:p>
              </table:table-cell>
              <table:table-cell office:value-type="float" office:value="2.81151417374">
                <text:p>2.81151417374</text:p>
              </table:table-cell>
              <table:table-cell office:value-type="float" office:value="14.7134228338">
                <text:p>14.7134228338</text:p>
              </table:table-cell>
              <table:table-cell office:value-type="float" office:value="23.9130334303">
                <text:p>23.9130334303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17.5232508559">
                <text:p>17.5232508559</text:p>
              </table:table-cell>
              <table:table-cell office:value-type="float" office:value="2.82171663609">
                <text:p>2.82171663609</text:p>
              </table:table-cell>
              <table:table-cell office:value-type="float" office:value="14.7015342198">
                <text:p>14.7015342198</text:p>
              </table:table-cell>
              <table:table-cell office:value-type="float" office:value="24.3307700842">
                <text:p>24.3307700842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17.5217858323">
                <text:p>17.5217858323</text:p>
              </table:table-cell>
              <table:table-cell office:value-type="float" office:value="2.83825619987">
                <text:p>2.83825619987</text:p>
              </table:table-cell>
              <table:table-cell office:value-type="float" office:value="14.6835296324">
                <text:p>14.6835296324</text:p>
              </table:table-cell>
              <table:table-cell office:value-type="float" office:value="24.7558041774">
                <text:p>24.755804177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7.5205824876">
                <text:p>17.5205824876</text:p>
              </table:table-cell>
              <table:table-cell office:value-type="float" office:value="2.8552745549">
                <text:p>2.8552745549</text:p>
              </table:table-cell>
              <table:table-cell office:value-type="float" office:value="14.6653079327">
                <text:p>14.6653079327</text:p>
              </table:table-cell>
              <table:table-cell office:value-type="float" office:value="25.188263189">
                <text:p>25.188263189</text:p>
              </table:table-cell>
            </table:table-row>
            <table:table-row>
              <table:table-cell office:value-type="float" office:value="0.71">
                <text:p>0.71</text:p>
              </table:table-cell>
              <table:table-cell office:value-type="float" office:value="17.5195685126">
                <text:p>17.5195685126</text:p>
              </table:table-cell>
              <table:table-cell office:value-type="float" office:value="2.87010748317">
                <text:p>2.87010748317</text:p>
              </table:table-cell>
              <table:table-cell office:value-type="float" office:value="14.6494610294">
                <text:p>14.6494610294</text:p>
              </table:table-cell>
              <table:table-cell office:value-type="float" office:value="25.6282768248">
                <text:p>25.6282768248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17.5186540712">
                <text:p>17.5186540712</text:p>
              </table:table-cell>
              <table:table-cell office:value-type="float" office:value="2.88028244903">
                <text:p>2.88028244903</text:p>
              </table:table-cell>
              <table:table-cell office:value-type="float" office:value="14.6383716222">
                <text:p>14.6383716222</text:p>
              </table:table-cell>
              <table:table-cell office:value-type="float" office:value="26.0759770565">
                <text:p>26.0759770565</text:p>
              </table:table-cell>
            </table:table-row>
            <table:table-row>
              <table:table-cell office:value-type="float" office:value="0.73">
                <text:p>0.73</text:p>
              </table:table-cell>
              <table:table-cell office:value-type="float" office:value="17.5177075156">
                <text:p>17.5177075156</text:p>
              </table:table-cell>
              <table:table-cell office:value-type="float" office:value="2.88348724596">
                <text:p>2.88348724596</text:p>
              </table:table-cell>
              <table:table-cell office:value-type="float" office:value="14.6342202696">
                <text:p>14.6342202696</text:p>
              </table:table-cell>
              <table:table-cell office:value-type="float" office:value="26.5314981611">
                <text:p>26.5314981611</text:p>
              </table:table-cell>
            </table:table-row>
            <table:table-row>
              <table:table-cell office:value-type="float" office:value="0.74">
                <text:p>0.74</text:p>
              </table:table-cell>
              <table:table-cell office:value-type="float" office:value="17.5168175021">
                <text:p>17.5168175021</text:p>
              </table:table-cell>
              <table:table-cell office:value-type="float" office:value="2.88314507467">
                <text:p>2.88314507467</text:p>
              </table:table-cell>
              <table:table-cell office:value-type="float" office:value="14.6336724274">
                <text:p>14.6336724274</text:p>
              </table:table-cell>
              <table:table-cell office:value-type="float" office:value="26.9949767614">
                <text:p>26.9949767614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7.5160203583">
                <text:p>17.5160203583</text:p>
              </table:table-cell>
              <table:table-cell office:value-type="float" office:value="2.88162400543">
                <text:p>2.88162400543</text:p>
              </table:table-cell>
              <table:table-cell office:value-type="float" office:value="14.6343963529">
                <text:p>14.6343963529</text:p>
              </table:table-cell>
              <table:table-cell office:value-type="float" office:value="27.466551867">
                <text:p>27.466551867</text:p>
              </table:table-cell>
            </table:table-row>
            <table:table-row>
              <table:table-cell office:value-type="float" office:value="0.76">
                <text:p>0.76</text:p>
              </table:table-cell>
              <table:table-cell office:value-type="float" office:value="17.5154825363">
                <text:p>17.5154825363</text:p>
              </table:table-cell>
              <table:table-cell office:value-type="float" office:value="2.87812734478">
                <text:p>2.87812734478</text:p>
              </table:table-cell>
              <table:table-cell office:value-type="float" office:value="14.6373551916">
                <text:p>14.6373551916</text:p>
              </table:table-cell>
              <table:table-cell office:value-type="float" office:value="27.9463649156">
                <text:p>27.9463649156</text:p>
              </table:table-cell>
            </table:table-row>
            <table:table-row>
              <table:table-cell office:value-type="float" office:value="0.77">
                <text:p>0.77</text:p>
              </table:table-cell>
              <table:table-cell office:value-type="float" office:value="17.5151394298">
                <text:p>17.5151394298</text:p>
              </table:table-cell>
              <table:table-cell office:value-type="float" office:value="2.87384646439">
                <text:p>2.87384646439</text:p>
              </table:table-cell>
              <table:table-cell office:value-type="float" office:value="14.6412929654">
                <text:p>14.6412929654</text:p>
              </table:table-cell>
              <table:table-cell office:value-type="float" office:value="28.4345598157">
                <text:p>28.4345598157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17.5149204651">
                <text:p>17.5149204651</text:p>
              </table:table-cell>
              <table:table-cell office:value-type="float" office:value="2.87068691096">
                <text:p>2.87068691096</text:p>
              </table:table-cell>
              <table:table-cell office:value-type="float" office:value="14.6442335542">
                <text:p>14.6442335542</text:p>
              </table:table-cell>
              <table:table-cell office:value-type="float" office:value="28.93128299">
                <text:p>28.93128299</text:p>
              </table:table-cell>
            </table:table-row>
            <table:table-row>
              <table:table-cell office:value-type="float" office:value="0.79">
                <text:p>0.79</text:p>
              </table:table-cell>
              <table:table-cell office:value-type="float" office:value="17.5147097342">
                <text:p>17.5147097342</text:p>
              </table:table-cell>
              <table:table-cell office:value-type="float" office:value="2.86958744641">
                <text:p>2.86958744641</text:p>
              </table:table-cell>
              <table:table-cell office:value-type="float" office:value="14.6451222878">
                <text:p>14.6451222878</text:p>
              </table:table-cell>
              <table:table-cell office:value-type="float" office:value="29.4366834188">
                <text:p>29.4366834188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7.5144737466">
                <text:p>17.5144737466</text:p>
              </table:table-cell>
              <table:table-cell office:value-type="float" office:value="2.87123550999">
                <text:p>2.87123550999</text:p>
              </table:table-cell>
              <table:table-cell office:value-type="float" office:value="14.6432382366">
                <text:p>14.6432382366</text:p>
              </table:table-cell>
              <table:table-cell office:value-type="float" office:value="29.950912685">
                <text:p>29.950912685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17.5141745774">
                <text:p>17.5141745774</text:p>
              </table:table-cell>
              <table:table-cell office:value-type="float" office:value="2.87511713889">
                <text:p>2.87511713889</text:p>
              </table:table-cell>
              <table:table-cell office:value-type="float" office:value="14.6390574385">
                <text:p>14.6390574385</text:p>
              </table:table-cell>
              <table:table-cell office:value-type="float" office:value="30.4741250195">
                <text:p>30.4741250195</text:p>
              </table:table-cell>
            </table:table-row>
            <table:table-row>
              <table:table-cell office:value-type="float" office:value="0.82">
                <text:p>0.82</text:p>
              </table:table-cell>
              <table:table-cell office:value-type="float" office:value="17.5137934938">
                <text:p>17.5137934938</text:p>
              </table:table-cell>
              <table:table-cell office:value-type="float" office:value="2.87765222472">
                <text:p>2.87765222472</text:p>
              </table:table-cell>
              <table:table-cell office:value-type="float" office:value="14.6361412691">
                <text:p>14.6361412691</text:p>
              </table:table-cell>
              <table:table-cell office:value-type="float" office:value="31.0064773475">
                <text:p>31.0064773475</text:p>
              </table:table-cell>
            </table:table-row>
            <table:table-row>
              <table:table-cell office:value-type="float" office:value="0.83">
                <text:p>0.83</text:p>
              </table:table-cell>
              <table:table-cell office:value-type="float" office:value="17.5133212727">
                <text:p>17.5133212727</text:p>
              </table:table-cell>
              <table:table-cell office:value-type="float" office:value="2.8802649165">
                <text:p>2.8802649165</text:p>
              </table:table-cell>
              <table:table-cell office:value-type="float" office:value="14.6330563562">
                <text:p>14.6330563562</text:p>
              </table:table-cell>
              <table:table-cell office:value-type="float" office:value="31.5481293355">
                <text:p>31.5481293355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17.5127590726">
                <text:p>17.5127590726</text:p>
              </table:table-cell>
              <table:table-cell office:value-type="float" office:value="2.88273615639">
                <text:p>2.88273615639</text:p>
              </table:table-cell>
              <table:table-cell office:value-type="float" office:value="14.6300229162">
                <text:p>14.6300229162</text:p>
              </table:table-cell>
              <table:table-cell office:value-type="float" office:value="32.0992434392">
                <text:p>32.0992434392</text:p>
              </table:table-cell>
            </table:table-row>
            <table:table-row>
              <table:table-cell office:value-type="float" office:value="0.85">
                <text:p>0.85</text:p>
              </table:table-cell>
              <table:table-cell office:value-type="float" office:value="17.5121131619">
                <text:p>17.5121131619</text:p>
              </table:table-cell>
              <table:table-cell office:value-type="float" office:value="2.88496973338">
                <text:p>2.88496973338</text:p>
              </table:table-cell>
              <table:table-cell office:value-type="float" office:value="14.6271434285">
                <text:p>14.6271434285</text:p>
              </table:table-cell>
              <table:table-cell office:value-type="float" office:value="32.6599849522">
                <text:p>32.6599849522</text:p>
              </table:table-cell>
            </table:table-row>
            <table:table-row>
              <table:table-cell office:value-type="float" office:value="0.86">
                <text:p>0.86</text:p>
              </table:table-cell>
              <table:table-cell office:value-type="float" office:value="29.6075580465">
                <text:p>29.6075580465</text:p>
              </table:table-cell>
              <table:table-cell office:value-type="float" office:value="4.54685326943">
                <text:p>4.54685326943</text:p>
              </table:table-cell>
              <table:table-cell office:value-type="float" office:value="25.0607047771">
                <text:p>25.0607047771</text:p>
              </table:table-cell>
              <table:table-cell office:value-type="float" office:value="33.2305220558">
                <text:p>33.2305220558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29.6063725698">
                <text:p>29.6063725698</text:p>
              </table:table-cell>
              <table:table-cell office:value-type="float" office:value="4.58183895402">
                <text:p>4.58183895402</text:p>
              </table:table-cell>
              <table:table-cell office:value-type="float" office:value="25.0245336158">
                <text:p>25.0245336158</text:p>
              </table:table-cell>
              <table:table-cell office:value-type="float" office:value="33.8110258689">
                <text:p>33.8110258689</text:p>
              </table:table-cell>
            </table:table-row>
            <table:table-row>
              <table:table-cell office:value-type="float" office:value="0.88">
                <text:p>0.88</text:p>
              </table:table-cell>
              <table:table-cell office:value-type="float" office:value="29.6054852775">
                <text:p>29.6054852775</text:p>
              </table:table-cell>
              <table:table-cell office:value-type="float" office:value="4.6141344202">
                <text:p>4.6141344202</text:p>
              </table:table-cell>
              <table:table-cell office:value-type="float" office:value="24.9913508573">
                <text:p>24.9913508573</text:p>
              </table:table-cell>
              <table:table-cell office:value-type="float" office:value="34.4016705001">
                <text:p>34.4016705001</text:p>
              </table:table-cell>
            </table:table-row>
            <table:table-row>
              <table:table-cell office:value-type="float" office:value="0.89">
                <text:p>0.89</text:p>
              </table:table-cell>
              <table:table-cell office:value-type="float" office:value="29.6047782292">
                <text:p>29.6047782292</text:p>
              </table:table-cell>
              <table:table-cell office:value-type="float" office:value="4.6306162506">
                <text:p>4.6306162506</text:p>
              </table:table-cell>
              <table:table-cell office:value-type="float" office:value="24.9741619786">
                <text:p>24.9741619786</text:p>
              </table:table-cell>
              <table:table-cell office:value-type="float" office:value="35.0026330992">
                <text:p>35.002633099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29.6048107131">
                <text:p>29.6048107131</text:p>
              </table:table-cell>
              <table:table-cell office:value-type="float" office:value="4.63774599035">
                <text:p>4.63774599035</text:p>
              </table:table-cell>
              <table:table-cell office:value-type="float" office:value="24.9670647227">
                <text:p>24.9670647227</text:p>
              </table:table-cell>
              <table:table-cell office:value-type="float" office:value="35.6140939108">
                <text:p>35.6140939108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29.6053940569">
                <text:p>29.6053940569</text:p>
              </table:table-cell>
              <table:table-cell office:value-type="float" office:value="4.6503447375">
                <text:p>4.6503447375</text:p>
              </table:table-cell>
              <table:table-cell office:value-type="float" office:value="24.9550493194">
                <text:p>24.9550493194</text:p>
              </table:table-cell>
              <table:table-cell office:value-type="float" office:value="36.2362363281">
                <text:p>36.2362363281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29.6052935616">
                <text:p>29.6052935616</text:p>
              </table:table-cell>
              <table:table-cell office:value-type="float" office:value="4.67109926986">
                <text:p>4.67109926986</text:p>
              </table:table-cell>
              <table:table-cell office:value-type="float" office:value="24.9341942917">
                <text:p>24.9341942917</text:p>
              </table:table-cell>
              <table:table-cell office:value-type="float" office:value="36.8692469479">
                <text:p>36.8692469479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29.6048848571">
                <text:p>29.6048848571</text:p>
              </table:table-cell>
              <table:table-cell office:value-type="float" office:value="4.66782576324">
                <text:p>4.66782576324</text:p>
              </table:table-cell>
              <table:table-cell office:value-type="float" office:value="24.9370590938">
                <text:p>24.9370590938</text:p>
              </table:table-cell>
              <table:table-cell office:value-type="float" office:value="37.5133156269">
                <text:p>37.5133156269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29.6082009239">
                <text:p>29.6082009239</text:p>
              </table:table-cell>
              <table:table-cell office:value-type="float" office:value="4.69772464595">
                <text:p>4.69772464595</text:p>
              </table:table-cell>
              <table:table-cell office:value-type="float" office:value="24.910476278">
                <text:p>24.910476278</text:p>
              </table:table-cell>
              <table:table-cell office:value-type="float" office:value="38.1686355382">
                <text:p>38.1686355382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29.609724276">
                <text:p>29.609724276</text:p>
              </table:table-cell>
              <table:table-cell office:value-type="float" office:value="4.74424680573">
                <text:p>4.74424680573</text:p>
              </table:table-cell>
              <table:table-cell office:value-type="float" office:value="24.8654774702">
                <text:p>24.8654774702</text:p>
              </table:table-cell>
              <table:table-cell office:value-type="float" office:value="38.8354032295">
                <text:p>38.8354032295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29.6088815493">
                <text:p>29.6088815493</text:p>
              </table:table-cell>
              <table:table-cell office:value-type="float" office:value="4.79872827833">
                <text:p>4.79872827833</text:p>
              </table:table-cell>
              <table:table-cell office:value-type="float" office:value="24.8101532709">
                <text:p>24.8101532709</text:p>
              </table:table-cell>
              <table:table-cell office:value-type="float" office:value="39.5138186821">
                <text:p>39.5138186821</text:p>
              </table:table-cell>
            </table:table-row>
            <table:table-row>
              <table:table-cell office:value-type="float" office:value="0.97">
                <text:p>0.97</text:p>
              </table:table-cell>
              <table:table-cell office:value-type="float" office:value="29.6523234118">
                <text:p>29.6523234118</text:p>
              </table:table-cell>
              <table:table-cell office:value-type="float" office:value="5.04381762774">
                <text:p>5.04381762774</text:p>
              </table:table-cell>
              <table:table-cell office:value-type="float" office:value="24.608505784">
                <text:p>24.608505784</text:p>
              </table:table-cell>
              <table:table-cell office:value-type="float" office:value="40.2040853707">
                <text:p>40.2040853707</text:p>
              </table:table-cell>
            </table:table-row>
            <table:table-row>
              <table:table-cell office:value-type="float" office:value="0.98">
                <text:p>0.98</text:p>
              </table:table-cell>
              <table:table-cell office:value-type="float" office:value="29.5874058658">
                <text:p>29.5874058658</text:p>
              </table:table-cell>
              <table:table-cell office:value-type="float" office:value="5.14444953899">
                <text:p>5.14444953899</text:p>
              </table:table-cell>
              <table:table-cell office:value-type="float" office:value="24.4429563268">
                <text:p>24.4429563268</text:p>
              </table:table-cell>
              <table:table-cell office:value-type="float" office:value="40.9064103243">
                <text:p>40.9064103243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29.5813073693">
                <text:p>29.5813073693</text:p>
              </table:table-cell>
              <table:table-cell office:value-type="float" office:value="5.13869566193">
                <text:p>5.13869566193</text:p>
              </table:table-cell>
              <table:table-cell office:value-type="float" office:value="24.4426117073">
                <text:p>24.4426117073</text:p>
              </table:table-cell>
              <table:table-cell office:value-type="float" office:value="41.6210041888">
                <text:p>41.621004188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5.4929592834">
                <text:p>45.4929592834</text:p>
              </table:table-cell>
              <table:table-cell office:value-type="float" office:value="8.81373480597">
                <text:p>8.81373480597</text:p>
              </table:table-cell>
              <table:table-cell office:value-type="float" office:value="36.6792244774">
                <text:p>36.6792244774</text:p>
              </table:table-cell>
              <table:table-cell office:value-type="float" office:value="42.3480812898">
                <text:p>42.3480812898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45.4876162192">
                <text:p>45.4876162192</text:p>
              </table:table-cell>
              <table:table-cell office:value-type="float" office:value="8.80468032889">
                <text:p>8.80468032889</text:p>
              </table:table-cell>
              <table:table-cell office:value-type="float" office:value="36.6829358903">
                <text:p>36.6829358903</text:p>
              </table:table-cell>
              <table:table-cell office:value-type="float" office:value="43.0878596968">
                <text:p>43.0878596968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45.482747092">
                <text:p>45.482747092</text:p>
              </table:table-cell>
              <table:table-cell office:value-type="float" office:value="8.77287773735">
                <text:p>8.77287773735</text:p>
              </table:table-cell>
              <table:table-cell office:value-type="float" office:value="36.7098693546">
                <text:p>36.7098693546</text:p>
              </table:table-cell>
              <table:table-cell office:value-type="float" office:value="43.8405612888">
                <text:p>43.8405612888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45.4776900534">
                <text:p>45.4776900534</text:p>
              </table:table-cell>
              <table:table-cell office:value-type="float" office:value="8.76497936081">
                <text:p>8.76497936081</text:p>
              </table:table-cell>
              <table:table-cell office:value-type="float" office:value="36.7127106926">
                <text:p>36.7127106926</text:p>
              </table:table-cell>
              <table:table-cell office:value-type="float" office:value="44.606411821">
                <text:p>44.606411821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45.4734068417">
                <text:p>45.4734068417</text:p>
              </table:table-cell>
              <table:table-cell office:value-type="float" office:value="8.76136854334">
                <text:p>8.76136854334</text:p>
              </table:table-cell>
              <table:table-cell office:value-type="float" office:value="36.7120382983">
                <text:p>36.7120382983</text:p>
              </table:table-cell>
              <table:table-cell office:value-type="float" office:value="45.385640992">
                <text:p>45.385640992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45.4694018072">
                <text:p>45.4694018072</text:p>
              </table:table-cell>
              <table:table-cell office:value-type="float" office:value="8.75966978119">
                <text:p>8.75966978119</text:p>
              </table:table-cell>
              <table:table-cell office:value-type="float" office:value="36.709732026">
                <text:p>36.709732026</text:p>
              </table:table-cell>
              <table:table-cell office:value-type="float" office:value="46.1784825132">
                <text:p>46.1784825132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45.4658044098">
                <text:p>45.4658044098</text:p>
              </table:table-cell>
              <table:table-cell office:value-type="float" office:value="8.76057396972">
                <text:p>8.76057396972</text:p>
              </table:table-cell>
              <table:table-cell office:value-type="float" office:value="36.7052304401">
                <text:p>36.7052304401</text:p>
              </table:table-cell>
              <table:table-cell office:value-type="float" office:value="46.9851741788">
                <text:p>46.9851741788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45.4620896229">
                <text:p>45.4620896229</text:p>
              </table:table-cell>
              <table:table-cell office:value-type="float" office:value="8.75927722182">
                <text:p>8.75927722182</text:p>
              </table:table-cell>
              <table:table-cell office:value-type="float" office:value="36.702812401">
                <text:p>36.702812401</text:p>
              </table:table-cell>
              <table:table-cell office:value-type="float" office:value="47.8059579368">
                <text:p>47.8059579368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45.4586185506">
                <text:p>45.4586185506</text:p>
              </table:table-cell>
              <table:table-cell office:value-type="float" office:value="8.74654600484">
                <text:p>8.74654600484</text:p>
              </table:table-cell>
              <table:table-cell office:value-type="float" office:value="36.7120725458">
                <text:p>36.7120725458</text:p>
              </table:table-cell>
              <table:table-cell office:value-type="float" office:value="48.6410799619">
                <text:p>48.6410799619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45.4550223505">
                <text:p>45.4550223505</text:p>
              </table:table-cell>
              <table:table-cell office:value-type="float" office:value="8.72870429517">
                <text:p>8.72870429517</text:p>
              </table:table-cell>
              <table:table-cell office:value-type="float" office:value="36.7263180554">
                <text:p>36.7263180554</text:p>
              </table:table-cell>
              <table:table-cell office:value-type="float" office:value="49.4907907293">
                <text:p>49.4907907293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45.4518057203">
                <text:p>45.4518057203</text:p>
              </table:table-cell>
              <table:table-cell office:value-type="float" office:value="8.70810872301">
                <text:p>8.70810872301</text:p>
              </table:table-cell>
              <table:table-cell office:value-type="float" office:value="36.7436969973">
                <text:p>36.7436969973</text:p>
              </table:table-cell>
              <table:table-cell office:value-type="float" office:value="50.3553450895">
                <text:p>50.3553450895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45.4487905217">
                <text:p>45.4487905217</text:p>
              </table:table-cell>
              <table:table-cell office:value-type="float" office:value="8.68613895777">
                <text:p>8.68613895777</text:p>
              </table:table-cell>
              <table:table-cell office:value-type="float" office:value="36.7626515639">
                <text:p>36.7626515639</text:p>
              </table:table-cell>
              <table:table-cell office:value-type="float" office:value="51.2350023452">
                <text:p>51.2350023452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45.4458765406">
                <text:p>45.4458765406</text:p>
              </table:table-cell>
              <table:table-cell office:value-type="float" office:value="8.66296962401">
                <text:p>8.66296962401</text:p>
              </table:table-cell>
              <table:table-cell office:value-type="float" office:value="36.7829069166">
                <text:p>36.7829069166</text:p>
              </table:table-cell>
              <table:table-cell office:value-type="float" office:value="52.1300263289">
                <text:p>52.1300263289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45.4430699283">
                <text:p>45.4430699283</text:p>
              </table:table-cell>
              <table:table-cell office:value-type="float" office:value="8.63781788888">
                <text:p>8.63781788888</text:p>
              </table:table-cell>
              <table:table-cell office:value-type="float" office:value="36.8052520394">
                <text:p>36.8052520394</text:p>
              </table:table-cell>
              <table:table-cell office:value-type="float" office:value="53.0406854817">
                <text:p>53.0406854817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45.4403420069">
                <text:p>45.4403420069</text:p>
              </table:table-cell>
              <table:table-cell office:value-type="float" office:value="8.61162652066">
                <text:p>8.61162652066</text:p>
              </table:table-cell>
              <table:table-cell office:value-type="float" office:value="36.8287154862">
                <text:p>36.8287154862</text:p>
              </table:table-cell>
              <table:table-cell office:value-type="float" office:value="53.9672529345">
                <text:p>53.9672529345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45.4371012713">
                <text:p>45.4371012713</text:p>
              </table:table-cell>
              <table:table-cell office:value-type="float" office:value="8.59086590512">
                <text:p>8.59086590512</text:p>
              </table:table-cell>
              <table:table-cell office:value-type="float" office:value="36.8462353662">
                <text:p>36.8462353662</text:p>
              </table:table-cell>
              <table:table-cell office:value-type="float" office:value="54.9100065892">
                <text:p>54.9100065892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45.434285614">
                <text:p>45.434285614</text:p>
              </table:table-cell>
              <table:table-cell office:value-type="float" office:value="8.57792006847">
                <text:p>8.57792006847</text:p>
              </table:table-cell>
              <table:table-cell office:value-type="float" office:value="36.8563655456">
                <text:p>36.8563655456</text:p>
              </table:table-cell>
              <table:table-cell office:value-type="float" office:value="55.8692292024">
                <text:p>55.8692292024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45.4321740585">
                <text:p>45.4321740585</text:p>
              </table:table-cell>
              <table:table-cell office:value-type="float" office:value="8.5750892005">
                <text:p>8.5750892005</text:p>
              </table:table-cell>
              <table:table-cell office:value-type="float" office:value="36.857084858">
                <text:p>36.857084858</text:p>
              </table:table-cell>
              <table:table-cell office:value-type="float" office:value="56.8452084704">
                <text:p>56.8452084704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45.4360574434">
                <text:p>45.4360574434</text:p>
              </table:table-cell>
              <table:table-cell office:value-type="float" office:value="8.61406076973">
                <text:p>8.61406076973</text:p>
              </table:table-cell>
              <table:table-cell office:value-type="float" office:value="36.8219966737">
                <text:p>36.8219966737</text:p>
              </table:table-cell>
              <table:table-cell office:value-type="float" office:value="57.8382371151">
                <text:p>57.8382371151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45.4444803034">
                <text:p>45.4444803034</text:p>
              </table:table-cell>
              <table:table-cell office:value-type="float" office:value="8.66606992685">
                <text:p>8.66606992685</text:p>
              </table:table-cell>
              <table:table-cell office:value-type="float" office:value="36.7784103765">
                <text:p>36.7784103765</text:p>
              </table:table-cell>
              <table:table-cell office:value-type="float" office:value="58.8486129718">
                <text:p>58.8486129718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45.4527029092">
                <text:p>45.4527029092</text:p>
              </table:table-cell>
              <table:table-cell office:value-type="float" office:value="8.8139216284">
                <text:p>8.8139216284</text:p>
              </table:table-cell>
              <table:table-cell office:value-type="float" office:value="36.6387812808">
                <text:p>36.6387812808</text:p>
              </table:table-cell>
              <table:table-cell office:value-type="float" office:value="59.8766390791">
                <text:p>59.8766390791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45.6657937478">
                <text:p>45.6657937478</text:p>
              </table:table-cell>
              <table:table-cell office:value-type="float" office:value="9.17996991063">
                <text:p>9.17996991063</text:p>
              </table:table-cell>
              <table:table-cell office:value-type="float" office:value="36.4858238371">
                <text:p>36.4858238371</text:p>
              </table:table-cell>
              <table:table-cell office:value-type="float" office:value="60.9226237689">
                <text:p>60.9226237689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45.3710195756">
                <text:p>45.3710195756</text:p>
              </table:table-cell>
              <table:table-cell office:value-type="float" office:value="9.42461322475">
                <text:p>9.42461322475</text:p>
              </table:table-cell>
              <table:table-cell office:value-type="float" office:value="35.9464063509">
                <text:p>35.9464063509</text:p>
              </table:table-cell>
              <table:table-cell office:value-type="float" office:value="61.9868807597">
                <text:p>61.9868807597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45.3439526097">
                <text:p>45.3439526097</text:p>
              </table:table-cell>
              <table:table-cell office:value-type="float" office:value="9.40591649319">
                <text:p>9.40591649319</text:p>
              </table:table-cell>
              <table:table-cell office:value-type="float" office:value="35.9380361165">
                <text:p>35.9380361165</text:p>
              </table:table-cell>
              <table:table-cell office:value-type="float" office:value="63.0697292502">
                <text:p>63.0697292502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45.3208844882">
                <text:p>45.3208844882</text:p>
              </table:table-cell>
              <table:table-cell office:value-type="float" office:value="9.40116366141">
                <text:p>9.40116366141</text:p>
              </table:table-cell>
              <table:table-cell office:value-type="float" office:value="35.9197208268">
                <text:p>35.9197208268</text:p>
              </table:table-cell>
              <table:table-cell office:value-type="float" office:value="64.1714940153">
                <text:p>64.1714940153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45.3011553254">
                <text:p>45.3011553254</text:p>
              </table:table-cell>
              <table:table-cell office:value-type="float" office:value="9.39539889793">
                <text:p>9.39539889793</text:p>
              </table:table-cell>
              <table:table-cell office:value-type="float" office:value="35.9057564275">
                <text:p>35.9057564275</text:p>
              </table:table-cell>
              <table:table-cell office:value-type="float" office:value="65.2925055032">
                <text:p>65.2925055032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45.2838269999">
                <text:p>45.2838269999</text:p>
              </table:table-cell>
              <table:table-cell office:value-type="float" office:value="9.38990192354">
                <text:p>9.38990192354</text:p>
              </table:table-cell>
              <table:table-cell office:value-type="float" office:value="35.8939250763">
                <text:p>35.8939250763</text:p>
              </table:table-cell>
              <table:table-cell office:value-type="float" office:value="66.4330999348">
                <text:p>66.4330999348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45.268358109">
                <text:p>45.268358109</text:p>
              </table:table-cell>
              <table:table-cell office:value-type="float" office:value="9.38350430346">
                <text:p>9.38350430346</text:p>
              </table:table-cell>
              <table:table-cell office:value-type="float" office:value="35.8848538055">
                <text:p>35.8848538055</text:p>
              </table:table-cell>
              <table:table-cell office:value-type="float" office:value="67.5936194044">
                <text:p>67.5936194044</text:p>
              </table:table-cell>
            </table:table-row>
            <table:table-row>
              <table:table-cell office:value-type="float" office:value="1.28">
                <text:p>1.28</text:p>
              </table:table-cell>
              <table:table-cell office:value-type="float" office:value="45.2545805385">
                <text:p>45.2545805385</text:p>
              </table:table-cell>
              <table:table-cell office:value-type="float" office:value="9.37298533363">
                <text:p>9.37298533363</text:p>
              </table:table-cell>
              <table:table-cell office:value-type="float" office:value="35.8815952049">
                <text:p>35.8815952049</text:p>
              </table:table-cell>
              <table:table-cell office:value-type="float" office:value="68.7744119826">
                <text:p>68.7744119826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45.242106058">
                <text:p>45.242106058</text:p>
              </table:table-cell>
              <table:table-cell office:value-type="float" office:value="9.35686130536">
                <text:p>9.35686130536</text:p>
              </table:table-cell>
              <table:table-cell office:value-type="float" office:value="35.8852447526">
                <text:p>35.8852447526</text:p>
              </table:table-cell>
              <table:table-cell office:value-type="float" office:value="69.97583182">
                <text:p>69.97583182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45.2306429978">
                <text:p>45.2306429978</text:p>
              </table:table-cell>
              <table:table-cell office:value-type="float" office:value="9.33669707978">
                <text:p>9.33669707978</text:p>
              </table:table-cell>
              <table:table-cell office:value-type="float" office:value="35.893945918">
                <text:p>35.893945918</text:p>
              </table:table-cell>
              <table:table-cell office:value-type="float" office:value="71.1982392541">
                <text:p>71.1982392541</text:p>
              </table:table-cell>
            </table:table-row>
            <table:table-row>
              <table:table-cell office:value-type="float" office:value="1.31">
                <text:p>1.31</text:p>
              </table:table-cell>
              <table:table-cell office:value-type="float" office:value="45.2197618603">
                <text:p>45.2197618603</text:p>
              </table:table-cell>
              <table:table-cell office:value-type="float" office:value="9.31359684811">
                <text:p>9.31359684811</text:p>
              </table:table-cell>
              <table:table-cell office:value-type="float" office:value="35.9061650122">
                <text:p>35.9061650122</text:p>
              </table:table-cell>
              <table:table-cell office:value-type="float" office:value="72.4420009172">
                <text:p>72.4420009172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45.2095207162">
                <text:p>45.2095207162</text:p>
              </table:table-cell>
              <table:table-cell office:value-type="float" office:value="9.28985748501">
                <text:p>9.28985748501</text:p>
              </table:table-cell>
              <table:table-cell office:value-type="float" office:value="35.9196632312">
                <text:p>35.9196632312</text:p>
              </table:table-cell>
              <table:table-cell office:value-type="float" office:value="73.7074898462">
                <text:p>73.7074898462</text:p>
              </table:table-cell>
            </table:table-row>
            <table:table-row>
              <table:table-cell office:value-type="float" office:value="1.33">
                <text:p>1.33</text:p>
              </table:table-cell>
              <table:table-cell office:value-type="float" office:value="45.1998273052">
                <text:p>45.1998273052</text:p>
              </table:table-cell>
              <table:table-cell office:value-type="float" office:value="9.26466679516">
                <text:p>9.26466679516</text:p>
              </table:table-cell>
              <table:table-cell office:value-type="float" office:value="35.9351605101">
                <text:p>35.9351605101</text:p>
              </table:table-cell>
              <table:table-cell office:value-type="float" office:value="74.9950855946">
                <text:p>74.9950855946</text:p>
              </table:table-cell>
            </table:table-row>
            <table:table-row>
              <table:table-cell office:value-type="float" office:value="1.34">
                <text:p>1.34</text:p>
              </table:table-cell>
              <table:table-cell office:value-type="float" office:value="45.190483808">
                <text:p>45.190483808</text:p>
              </table:table-cell>
              <table:table-cell office:value-type="float" office:value="9.23642477911">
                <text:p>9.23642477911</text:p>
              </table:table-cell>
              <table:table-cell office:value-type="float" office:value="35.9540590289">
                <text:p>35.9540590289</text:p>
              </table:table-cell>
              <table:table-cell office:value-type="float" office:value="76.3051743462">
                <text:p>76.3051743462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84.6015541518">
                <text:p>84.6015541518</text:p>
              </table:table-cell>
              <table:table-cell office:value-type="float" office:value="17.954702631">
                <text:p>17.954702631</text:p>
              </table:table-cell>
              <table:table-cell office:value-type="float" office:value="66.6468515208">
                <text:p>66.6468515208</text:p>
              </table:table-cell>
              <table:table-cell office:value-type="float" office:value="77.6381490313">
                <text:p>77.6381490313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84.5910010359">
                <text:p>84.5910010359</text:p>
              </table:table-cell>
              <table:table-cell office:value-type="float" office:value="18.0417389811">
                <text:p>18.0417389811</text:p>
              </table:table-cell>
              <table:table-cell office:value-type="float" office:value="66.5492620547">
                <text:p>66.5492620547</text:p>
              </table:table-cell>
              <table:table-cell office:value-type="float" office:value="78.9944094441">
                <text:p>78.9944094441</text:p>
              </table:table-cell>
            </table:table-row>
            <table:table-row>
              <table:table-cell office:value-type="float" office:value="1.37">
                <text:p>1.37</text:p>
              </table:table-cell>
              <table:table-cell office:value-type="float" office:value="84.5831935311">
                <text:p>84.5831935311</text:p>
              </table:table-cell>
              <table:table-cell office:value-type="float" office:value="18.080834993">
                <text:p>18.080834993</text:p>
              </table:table-cell>
              <table:table-cell office:value-type="float" office:value="66.5023585381">
                <text:p>66.5023585381</text:p>
              </table:table-cell>
              <table:table-cell office:value-type="float" office:value="80.3743623628">
                <text:p>80.3743623628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84.5757882443">
                <text:p>84.5757882443</text:p>
              </table:table-cell>
              <table:table-cell office:value-type="float" office:value="18.1086338365">
                <text:p>18.1086338365</text:p>
              </table:table-cell>
              <table:table-cell office:value-type="float" office:value="66.4671544078">
                <text:p>66.4671544078</text:p>
              </table:table-cell>
              <table:table-cell office:value-type="float" office:value="81.7784216718">
                <text:p>81.7784216718</text:p>
              </table:table-cell>
            </table:table-row>
            <table:table-row>
              <table:table-cell office:value-type="float" office:value="1.39">
                <text:p>1.39</text:p>
              </table:table-cell>
              <table:table-cell office:value-type="float" office:value="84.5693669163">
                <text:p>84.5693669163</text:p>
              </table:table-cell>
              <table:table-cell office:value-type="float" office:value="18.1216258523">
                <text:p>18.1216258523</text:p>
              </table:table-cell>
              <table:table-cell office:value-type="float" office:value="66.447741064">
                <text:p>66.447741064</text:p>
              </table:table-cell>
              <table:table-cell office:value-type="float" office:value="83.2070084853">
                <text:p>83.2070084853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84.5603524266">
                <text:p>84.5603524266</text:p>
              </table:table-cell>
              <table:table-cell office:value-type="float" office:value="18.0739137295">
                <text:p>18.0739137295</text:p>
              </table:table-cell>
              <table:table-cell office:value-type="float" office:value="66.4864386972">
                <text:p>66.4864386972</text:p>
              </table:table-cell>
              <table:table-cell office:value-type="float" office:value="84.6605512743">
                <text:p>84.6605512743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84.551962382">
                <text:p>84.551962382</text:p>
              </table:table-cell>
              <table:table-cell office:value-type="float" office:value="18.038070573">
                <text:p>18.038070573</text:p>
              </table:table-cell>
              <table:table-cell office:value-type="float" office:value="66.513891809">
                <text:p>66.513891809</text:p>
              </table:table-cell>
              <table:table-cell office:value-type="float" office:value="86.1394859945">
                <text:p>86.1394859945</text:p>
              </table:table-cell>
            </table:table-row>
            <table:table-row>
              <table:table-cell office:value-type="float" office:value="1.42">
                <text:p>1.42</text:p>
              </table:table-cell>
              <table:table-cell office:value-type="float" office:value="84.5465428297">
                <text:p>84.5465428297</text:p>
              </table:table-cell>
              <table:table-cell office:value-type="float" office:value="18.037091456">
                <text:p>18.037091456</text:p>
              </table:table-cell>
              <table:table-cell office:value-type="float" office:value="66.5094513737">
                <text:p>66.5094513737</text:p>
              </table:table-cell>
              <table:table-cell office:value-type="float" office:value="87.6442562175">
                <text:p>87.6442562175</text:p>
              </table:table-cell>
            </table:table-row>
            <table:table-row>
              <table:table-cell office:value-type="float" office:value="1.43">
                <text:p>1.43</text:p>
              </table:table-cell>
              <table:table-cell office:value-type="float" office:value="84.5348854201">
                <text:p>84.5348854201</text:p>
              </table:table-cell>
              <table:table-cell office:value-type="float" office:value="18.0189142629">
                <text:p>18.0189142629</text:p>
              </table:table-cell>
              <table:table-cell office:value-type="float" office:value="66.5159711572">
                <text:p>66.5159711572</text:p>
              </table:table-cell>
              <table:table-cell office:value-type="float" office:value="89.1753132636">
                <text:p>89.1753132636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84.5246349257">
                <text:p>84.5246349257</text:p>
              </table:table-cell>
              <table:table-cell office:value-type="float" office:value="18.0216494733">
                <text:p>18.0216494733</text:p>
              </table:table-cell>
              <table:table-cell office:value-type="float" office:value="66.5029854524">
                <text:p>66.5029854524</text:p>
              </table:table-cell>
              <table:table-cell office:value-type="float" office:value="90.733116337">
                <text:p>90.733116337</text:p>
              </table:table-cell>
            </table:table-row>
            <table:table-row>
              <table:table-cell office:value-type="float" office:value="1.45">
                <text:p>1.45</text:p>
              </table:table-cell>
              <table:table-cell office:value-type="float" office:value="84.5149881904">
                <text:p>84.5149881904</text:p>
              </table:table-cell>
              <table:table-cell office:value-type="float" office:value="18.0208643674">
                <text:p>18.0208643674</text:p>
              </table:table-cell>
              <table:table-cell office:value-type="float" office:value="66.4941238229">
                <text:p>66.4941238229</text:p>
              </table:table-cell>
              <table:table-cell office:value-type="float" office:value="92.318132664">
                <text:p>92.318132664</text:p>
              </table:table-cell>
            </table:table-row>
            <table:table-row>
              <table:table-cell office:value-type="float" office:value="1.46">
                <text:p>1.46</text:p>
              </table:table-cell>
              <table:table-cell office:value-type="float" office:value="84.5063309811">
                <text:p>84.5063309811</text:p>
              </table:table-cell>
              <table:table-cell office:value-type="float" office:value="18.0146430585">
                <text:p>18.0146430585</text:p>
              </table:table-cell>
              <table:table-cell office:value-type="float" office:value="66.4916879226">
                <text:p>66.4916879226</text:p>
              </table:table-cell>
              <table:table-cell office:value-type="float" office:value="93.9308376329">
                <text:p>93.9308376329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84.4958783798">
                <text:p>84.4958783798</text:p>
              </table:table-cell>
              <table:table-cell office:value-type="float" office:value="17.9949478066">
                <text:p>17.9949478066</text:p>
              </table:table-cell>
              <table:table-cell office:value-type="float" office:value="66.5009305732">
                <text:p>66.5009305732</text:p>
              </table:table-cell>
              <table:table-cell office:value-type="float" office:value="95.5717149362">
                <text:p>95.5717149362</text:p>
              </table:table-cell>
            </table:table-row>
            <table:table-row>
              <table:table-cell office:value-type="float" office:value="1.48">
                <text:p>1.48</text:p>
              </table:table-cell>
              <table:table-cell office:value-type="float" office:value="84.4926833543">
                <text:p>84.4926833543</text:p>
              </table:table-cell>
              <table:table-cell office:value-type="float" office:value="17.9732218758">
                <text:p>17.9732218758</text:p>
              </table:table-cell>
              <table:table-cell office:value-type="float" office:value="66.5194614785">
                <text:p>66.5194614785</text:p>
              </table:table-cell>
              <table:table-cell office:value-type="float" office:value="97.2412567165">
                <text:p>97.2412567165</text:p>
              </table:table-cell>
            </table:table-row>
            <table:table-row>
              <table:table-cell office:value-type="float" office:value="1.49">
                <text:p>1.49</text:p>
              </table:table-cell>
              <table:table-cell office:value-type="float" office:value="84.5343776999">
                <text:p>84.5343776999</text:p>
              </table:table-cell>
              <table:table-cell office:value-type="float" office:value="18.0067057029">
                <text:p>18.0067057029</text:p>
              </table:table-cell>
              <table:table-cell office:value-type="float" office:value="66.527671997">
                <text:p>66.527671997</text:p>
              </table:table-cell>
              <table:table-cell office:value-type="float" office:value="98.9399637133">
                <text:p>98.9399637133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00.668345413">
                <text:p>100.668345413</text:p>
              </table:table-cell>
              <table:table-cell office:value-type="float" office:value="28.9245320568">
                <text:p>28.9245320568</text:p>
              </table:table-cell>
              <table:table-cell office:value-type="float" office:value="71.7438133567">
                <text:p>71.7438133567</text:p>
              </table:table-cell>
              <table:table-cell office:value-type="float" office:value="100.668345413">
                <text:p>100.668345413</text:p>
              </table:table-cell>
            </table:table-row>
            <table:table-row>
              <table:table-cell office:value-type="float" office:value="1.51">
                <text:p>1.51</text:p>
              </table:table-cell>
              <table:table-cell office:value-type="float" office:value="100.605450934">
                <text:p>100.605450934</text:p>
              </table:table-cell>
              <table:table-cell office:value-type="float" office:value="30.8311252195">
                <text:p>30.8311252195</text:p>
              </table:table-cell>
              <table:table-cell office:value-type="float" office:value="69.7743257141">
                <text:p>69.7743257141</text:p>
              </table:table-cell>
              <table:table-cell office:value-type="float" office:value="102.426920204">
                <text:p>102.426920204</text:p>
              </table:table-cell>
            </table:table-row>
            <table:table-row>
              <table:table-cell office:value-type="float" office:value="1.52">
                <text:p>1.52</text:p>
              </table:table-cell>
              <table:table-cell office:value-type="float" office:value="100.555719034">
                <text:p>100.555719034</text:p>
              </table:table-cell>
              <table:table-cell office:value-type="float" office:value="30.8010185828">
                <text:p>30.8010185828</text:p>
              </table:table-cell>
              <table:table-cell office:value-type="float" office:value="69.754700451">
                <text:p>69.754700451</text:p>
              </table:table-cell>
              <table:table-cell office:value-type="float" office:value="104.216215529">
                <text:p>104.216215529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100.52265636">
                <text:p>100.52265636</text:p>
              </table:table-cell>
              <table:table-cell office:value-type="float" office:value="30.785207849">
                <text:p>30.785207849</text:p>
              </table:table-cell>
              <table:table-cell office:value-type="float" office:value="69.7374485108">
                <text:p>69.7374485108</text:p>
              </table:table-cell>
              <table:table-cell office:value-type="float" office:value="106.036768044">
                <text:p>106.036768044</text:p>
              </table:table-cell>
            </table:table-row>
            <table:table-row>
              <table:table-cell office:value-type="float" office:value="1.54">
                <text:p>1.54</text:p>
              </table:table-cell>
              <table:table-cell office:value-type="float" office:value="100.499255403">
                <text:p>100.499255403</text:p>
              </table:table-cell>
              <table:table-cell office:value-type="float" office:value="30.7835235519">
                <text:p>30.7835235519</text:p>
              </table:table-cell>
              <table:table-cell office:value-type="float" office:value="69.7157318513">
                <text:p>69.7157318513</text:p>
              </table:table-cell>
              <table:table-cell office:value-type="float" office:value="107.889123782">
                <text:p>107.889123782</text:p>
              </table:table-cell>
            </table:table-row>
            <table:table-row>
              <table:table-cell office:value-type="float" office:value="1.55">
                <text:p>1.55</text:p>
              </table:table-cell>
              <table:table-cell office:value-type="float" office:value="100.474437882">
                <text:p>100.474437882</text:p>
              </table:table-cell>
              <table:table-cell office:value-type="float" office:value="30.7759402489">
                <text:p>30.7759402489</text:p>
              </table:table-cell>
              <table:table-cell office:value-type="float" office:value="69.6984976331">
                <text:p>69.6984976331</text:p>
              </table:table-cell>
              <table:table-cell office:value-type="float" office:value="109.773838312">
                <text:p>109.773838312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100.454689866">
                <text:p>100.454689866</text:p>
              </table:table-cell>
              <table:table-cell office:value-type="float" office:value="30.7662074765">
                <text:p>30.7662074765</text:p>
              </table:table-cell>
              <table:table-cell office:value-type="float" office:value="69.6884823892">
                <text:p>69.6884823892</text:p>
              </table:table-cell>
              <table:table-cell office:value-type="float" office:value="111.69147691">
                <text:p>111.69147691</text:p>
              </table:table-cell>
            </table:table-row>
            <table:table-row>
              <table:table-cell office:value-type="float" office:value="1.57">
                <text:p>1.57</text:p>
              </table:table-cell>
              <table:table-cell office:value-type="float" office:value="100.436714009">
                <text:p>100.436714009</text:p>
              </table:table-cell>
              <table:table-cell office:value-type="float" office:value="30.7518355384">
                <text:p>30.7518355384</text:p>
              </table:table-cell>
              <table:table-cell office:value-type="float" office:value="69.6848784701">
                <text:p>69.6848784701</text:p>
              </table:table-cell>
              <table:table-cell office:value-type="float" office:value="113.642614726">
                <text:p>113.642614726</text:p>
              </table:table-cell>
            </table:table-row>
            <table:table-row>
              <table:table-cell office:value-type="float" office:value="1.58">
                <text:p>1.58</text:p>
              </table:table-cell>
              <table:table-cell office:value-type="float" office:value="100.420955254">
                <text:p>100.420955254</text:p>
              </table:table-cell>
              <table:table-cell office:value-type="float" office:value="30.7324921889">
                <text:p>30.7324921889</text:p>
              </table:table-cell>
              <table:table-cell office:value-type="float" office:value="69.6884630651">
                <text:p>69.6884630651</text:p>
              </table:table-cell>
              <table:table-cell office:value-type="float" office:value="115.627836959">
                <text:p>115.627836959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100.404474304">
                <text:p>100.404474304</text:p>
              </table:table-cell>
              <table:table-cell office:value-type="float" office:value="30.7090117481">
                <text:p>30.7090117481</text:p>
              </table:table-cell>
              <table:table-cell office:value-type="float" office:value="69.6954625561">
                <text:p>69.6954625561</text:p>
              </table:table-cell>
              <table:table-cell office:value-type="float" office:value="117.647739028">
                <text:p>117.647739028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00.390038657">
                <text:p>100.390038657</text:p>
              </table:table-cell>
              <table:table-cell office:value-type="float" office:value="30.6866665122">
                <text:p>30.6866665122</text:p>
              </table:table-cell>
              <table:table-cell office:value-type="float" office:value="69.7033721443">
                <text:p>69.7033721443</text:p>
              </table:table-cell>
              <table:table-cell office:value-type="float" office:value="119.702926756">
                <text:p>119.702926756</text:p>
              </table:table-cell>
            </table:table-row>
            <table:table-row>
              <table:table-cell office:value-type="float" office:value="1.61">
                <text:p>1.61</text:p>
              </table:table-cell>
              <table:table-cell office:value-type="float" office:value="100.37651679">
                <text:p>100.37651679</text:p>
              </table:table-cell>
              <table:table-cell office:value-type="float" office:value="30.6646341447">
                <text:p>30.6646341447</text:p>
              </table:table-cell>
              <table:table-cell office:value-type="float" office:value="69.7118826458">
                <text:p>69.7118826458</text:p>
              </table:table-cell>
              <table:table-cell office:value-type="float" office:value="121.794016547">
                <text:p>121.794016547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100.363698699">
                <text:p>100.363698699</text:p>
              </table:table-cell>
              <table:table-cell office:value-type="float" office:value="30.6409176234">
                <text:p>30.6409176234</text:p>
              </table:table-cell>
              <table:table-cell office:value-type="float" office:value="69.7227810755">
                <text:p>69.7227810755</text:p>
              </table:table-cell>
              <table:table-cell office:value-type="float" office:value="123.921635575">
                <text:p>123.921635575</text:p>
              </table:table-cell>
            </table:table-row>
            <table:table-row>
              <table:table-cell office:value-type="float" office:value="1.63">
                <text:p>1.63</text:p>
              </table:table-cell>
              <table:table-cell office:value-type="float" office:value="100.351485091">
                <text:p>100.351485091</text:p>
              </table:table-cell>
              <table:table-cell office:value-type="float" office:value="30.614000937">
                <text:p>30.614000937</text:p>
              </table:table-cell>
              <table:table-cell office:value-type="float" office:value="69.7374841544">
                <text:p>69.7374841544</text:p>
              </table:table-cell>
              <table:table-cell office:value-type="float" office:value="126.086421968">
                <text:p>126.086421968</text:p>
              </table:table-cell>
            </table:table-row>
            <table:table-row>
              <table:table-cell office:value-type="float" office:value="1.64">
                <text:p>1.64</text:p>
              </table:table-cell>
              <table:table-cell office:value-type="float" office:value="100.339870302">
                <text:p>100.339870302</text:p>
              </table:table-cell>
              <table:table-cell office:value-type="float" office:value="30.5898079825">
                <text:p>30.5898079825</text:p>
              </table:table-cell>
              <table:table-cell office:value-type="float" office:value="69.7500623198">
                <text:p>69.7500623198</text:p>
              </table:table-cell>
              <table:table-cell office:value-type="float" office:value="128.289025003">
                <text:p>128.289025003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100.326303488">
                <text:p>100.326303488</text:p>
              </table:table-cell>
              <table:table-cell office:value-type="float" office:value="30.5446629155">
                <text:p>30.5446629155</text:p>
              </table:table-cell>
              <table:table-cell office:value-type="float" office:value="69.7816405729">
                <text:p>69.7816405729</text:p>
              </table:table-cell>
              <table:table-cell office:value-type="float" office:value="130.530105299">
                <text:p>130.530105299</text:p>
              </table:table-cell>
            </table:table-row>
            <table:table-row>
              <table:table-cell office:value-type="float" office:value="1.66">
                <text:p>1.66</text:p>
              </table:table-cell>
              <table:table-cell office:value-type="float" office:value="100.316363184">
                <text:p>100.316363184</text:p>
              </table:table-cell>
              <table:table-cell office:value-type="float" office:value="30.5293267">
                <text:p>30.5293267</text:p>
              </table:table-cell>
              <table:table-cell office:value-type="float" office:value="69.7870364839">
                <text:p>69.7870364839</text:p>
              </table:table-cell>
              <table:table-cell office:value-type="float" office:value="132.810335015">
                <text:p>132.810335015</text:p>
              </table:table-cell>
            </table:table-row>
            <table:table-row>
              <table:table-cell office:value-type="float" office:value="1.67">
                <text:p>1.67</text:p>
              </table:table-cell>
              <table:table-cell office:value-type="float" office:value="100.30210254">
                <text:p>100.30210254</text:p>
              </table:table-cell>
              <table:table-cell office:value-type="float" office:value="30.5075157338">
                <text:p>30.5075157338</text:p>
              </table:table-cell>
              <table:table-cell office:value-type="float" office:value="69.7945868066">
                <text:p>69.7945868066</text:p>
              </table:table-cell>
              <table:table-cell office:value-type="float" office:value="135.130398051">
                <text:p>135.130398051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100.282176682">
                <text:p>100.282176682</text:p>
              </table:table-cell>
              <table:table-cell office:value-type="float" office:value="30.4352164868">
                <text:p>30.4352164868</text:p>
              </table:table-cell>
              <table:table-cell office:value-type="float" office:value="69.8469601954">
                <text:p>69.8469601954</text:p>
              </table:table-cell>
              <table:table-cell office:value-type="float" office:value="137.490990257">
                <text:p>137.490990257</text:p>
              </table:table-cell>
            </table:table-row>
            <table:table-row>
              <table:table-cell office:value-type="float" office:value="1.69">
                <text:p>1.69</text:p>
              </table:table-cell>
              <table:table-cell office:value-type="float" office:value="100.258514055">
                <text:p>100.258514055</text:p>
              </table:table-cell>
              <table:table-cell office:value-type="float" office:value="30.3277592652">
                <text:p>30.3277592652</text:p>
              </table:table-cell>
              <table:table-cell office:value-type="float" office:value="69.9307547902">
                <text:p>69.9307547902</text:p>
              </table:table-cell>
              <table:table-cell office:value-type="float" office:value="139.892819635">
                <text:p>139.892819635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00.230087791">
                <text:p>100.230087791</text:p>
              </table:table-cell>
              <table:table-cell office:value-type="float" office:value="30.2298994929">
                <text:p>30.2298994929</text:p>
              </table:table-cell>
              <table:table-cell office:value-type="float" office:value="70.0001882984">
                <text:p>70.0001882984</text:p>
              </table:table-cell>
              <table:table-cell office:value-type="float" office:value="142.336606557">
                <text:p>142.336606557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100.199157518">
                <text:p>100.199157518</text:p>
              </table:table-cell>
              <table:table-cell office:value-type="float" office:value="30.1845702914">
                <text:p>30.1845702914</text:p>
              </table:table-cell>
              <table:table-cell office:value-type="float" office:value="70.0145872262">
                <text:p>70.0145872262</text:p>
              </table:table-cell>
              <table:table-cell office:value-type="float" office:value="144.823083981">
                <text:p>144.823083981</text:p>
              </table:table-cell>
            </table:table-row>
            <table:table-row>
              <table:table-cell office:value-type="float" office:value="1.72">
                <text:p>1.72</text:p>
              </table:table-cell>
              <table:table-cell office:value-type="float" office:value="100.271879159">
                <text:p>100.271879159</text:p>
              </table:table-cell>
              <table:table-cell office:value-type="float" office:value="30.2388392592">
                <text:p>30.2388392592</text:p>
              </table:table-cell>
              <table:table-cell office:value-type="float" office:value="70.0330398999">
                <text:p>70.0330398999</text:p>
              </table:table-cell>
              <table:table-cell office:value-type="float" office:value="147.352997665">
                <text:p>147.352997665</text:p>
              </table:table-cell>
            </table:table-row>
            <table:table-row>
              <table:table-cell office:value-type="float" office:value="1.73">
                <text:p>1.73</text:p>
              </table:table-cell>
              <table:table-cell office:value-type="float" office:value="100.264902786">
                <text:p>100.264902786</text:p>
              </table:table-cell>
              <table:table-cell office:value-type="float" office:value="31.2919170675">
                <text:p>31.2919170675</text:p>
              </table:table-cell>
              <table:table-cell office:value-type="float" office:value="68.9729857188">
                <text:p>68.9729857188</text:p>
              </table:table-cell>
              <table:table-cell office:value-type="float" office:value="149.927106398">
                <text:p>149.927106398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99.9872399637">
                <text:p>99.9872399637</text:p>
              </table:table-cell>
              <table:table-cell office:value-type="float" office:value="31.3267961544">
                <text:p>31.3267961544</text:p>
              </table:table-cell>
              <table:table-cell office:value-type="float" office:value="68.6604438093">
                <text:p>68.6604438093</text:p>
              </table:table-cell>
              <table:table-cell office:value-type="float" office:value="152.546182223">
                <text:p>152.546182223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99.919100478">
                <text:p>99.919100478</text:p>
              </table:table-cell>
              <table:table-cell office:value-type="float" office:value="31.294477344">
                <text:p>31.294477344</text:p>
              </table:table-cell>
              <table:table-cell office:value-type="float" office:value="68.624623134">
                <text:p>68.624623134</text:p>
              </table:table-cell>
              <table:table-cell office:value-type="float" office:value="155.211010669">
                <text:p>155.211010669</text:p>
              </table:table-cell>
            </table:table-row>
            <table:table-row>
              <table:table-cell office:value-type="float" office:value="1.76">
                <text:p>1.76</text:p>
              </table:table-cell>
              <table:table-cell office:value-type="float" office:value="99.8627782147">
                <text:p>99.8627782147</text:p>
              </table:table-cell>
              <table:table-cell office:value-type="float" office:value="31.2626923822">
                <text:p>31.2626923822</text:p>
              </table:table-cell>
              <table:table-cell office:value-type="float" office:value="68.6000858325">
                <text:p>68.6000858325</text:p>
              </table:table-cell>
              <table:table-cell office:value-type="float" office:value="157.92239099">
                <text:p>157.92239099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99.8137692149">
                <text:p>99.8137692149</text:p>
              </table:table-cell>
              <table:table-cell office:value-type="float" office:value="31.2321656287">
                <text:p>31.2321656287</text:p>
              </table:table-cell>
              <table:table-cell office:value-type="float" office:value="68.5816035861">
                <text:p>68.5816035861</text:p>
              </table:table-cell>
              <table:table-cell office:value-type="float" office:value="160.681136399">
                <text:p>160.681136399</text:p>
              </table:table-cell>
            </table:table-row>
            <table:table-row>
              <table:table-cell office:value-type="float" office:value="1.78">
                <text:p>1.78</text:p>
              </table:table-cell>
              <table:table-cell office:value-type="float" office:value="99.7696519127">
                <text:p>99.7696519127</text:p>
              </table:table-cell>
              <table:table-cell office:value-type="float" office:value="31.2020719154">
                <text:p>31.2020719154</text:p>
              </table:table-cell>
              <table:table-cell office:value-type="float" office:value="68.5675799973">
                <text:p>68.5675799973</text:p>
              </table:table-cell>
              <table:table-cell office:value-type="float" office:value="163.488074317">
                <text:p>163.488074317</text:p>
              </table:table-cell>
            </table:table-row>
            <table:table-row>
              <table:table-cell office:value-type="float" office:value="1.79">
                <text:p>1.79</text:p>
              </table:table-cell>
              <table:table-cell office:value-type="float" office:value="99.7291838728">
                <text:p>99.7291838728</text:p>
              </table:table-cell>
              <table:table-cell office:value-type="float" office:value="31.1765920238">
                <text:p>31.1765920238</text:p>
              </table:table-cell>
              <table:table-cell office:value-type="float" office:value="68.552591849">
                <text:p>68.552591849</text:p>
              </table:table-cell>
              <table:table-cell office:value-type="float" office:value="166.344046618">
                <text:p>166.344046618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99.6918780011">
                <text:p>99.6918780011</text:p>
              </table:table-cell>
              <table:table-cell office:value-type="float" office:value="31.1562148973">
                <text:p>31.1562148973</text:p>
              </table:table-cell>
              <table:table-cell office:value-type="float" office:value="68.5356631038">
                <text:p>68.5356631038</text:p>
              </table:table-cell>
              <table:table-cell office:value-type="float" office:value="169.249909884">
                <text:p>169.249909884</text:p>
              </table:table-cell>
            </table:table-row>
            <table:table-row>
              <table:table-cell office:value-type="float" office:value="1.81">
                <text:p>1.81</text:p>
              </table:table-cell>
              <table:table-cell office:value-type="float" office:value="99.6569518924">
                <text:p>99.6569518924</text:p>
              </table:table-cell>
              <table:table-cell office:value-type="float" office:value="31.141456234">
                <text:p>31.141456234</text:p>
              </table:table-cell>
              <table:table-cell office:value-type="float" office:value="68.5154956585">
                <text:p>68.5154956585</text:p>
              </table:table-cell>
              <table:table-cell office:value-type="float" office:value="172.20653566">
                <text:p>172.20653566</text:p>
              </table:table-cell>
            </table:table-row>
            <table:table-row>
              <table:table-cell office:value-type="float" office:value="1.82">
                <text:p>1.82</text:p>
              </table:table-cell>
              <table:table-cell office:value-type="float" office:value="99.6241234591">
                <text:p>99.6241234591</text:p>
              </table:table-cell>
              <table:table-cell office:value-type="float" office:value="31.1327083128">
                <text:p>31.1327083128</text:p>
              </table:table-cell>
              <table:table-cell office:value-type="float" office:value="68.4914151463">
                <text:p>68.4914151463</text:p>
              </table:table-cell>
              <table:table-cell office:value-type="float" office:value="175.214810716">
                <text:p>175.214810716</text:p>
              </table:table-cell>
            </table:table-row>
            <table:table-row>
              <table:table-cell office:value-type="float" office:value="1.83">
                <text:p>1.83</text:p>
              </table:table-cell>
              <table:table-cell office:value-type="float" office:value="99.5928119858">
                <text:p>99.5928119858</text:p>
              </table:table-cell>
              <table:table-cell office:value-type="float" office:value="31.1286955904">
                <text:p>31.1286955904</text:p>
              </table:table-cell>
              <table:table-cell office:value-type="float" office:value="68.4641163954">
                <text:p>68.4641163954</text:p>
              </table:table-cell>
              <table:table-cell office:value-type="float" office:value="178.275637314">
                <text:p>178.275637314</text:p>
              </table:table-cell>
            </table:table-row>
            <table:table-row>
              <table:table-cell office:value-type="float" office:value="1.84">
                <text:p>1.84</text:p>
              </table:table-cell>
              <table:table-cell office:value-type="float" office:value="99.5629377939">
                <text:p>99.5629377939</text:p>
              </table:table-cell>
              <table:table-cell office:value-type="float" office:value="31.129115402">
                <text:p>31.129115402</text:p>
              </table:table-cell>
              <table:table-cell office:value-type="float" office:value="68.4338223918">
                <text:p>68.4338223918</text:p>
              </table:table-cell>
              <table:table-cell office:value-type="float" office:value="181.389933474">
                <text:p>181.389933474</text:p>
              </table:table-cell>
            </table:table-row>
            <table:table-row>
              <table:table-cell office:value-type="float" office:value="1.85">
                <text:p>1.85</text:p>
              </table:table-cell>
              <table:table-cell office:value-type="float" office:value="187.436689992">
                <text:p>187.436689992</text:p>
              </table:table-cell>
              <table:table-cell office:value-type="float" office:value="59.8441860787">
                <text:p>59.8441860787</text:p>
              </table:table-cell>
              <table:table-cell office:value-type="float" office:value="127.592503913">
                <text:p>127.592503913</text:p>
              </table:table-cell>
              <table:table-cell office:value-type="float" office:value="184.558633258">
                <text:p>184.558633258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187.408151827">
                <text:p>187.408151827</text:p>
              </table:table-cell>
              <table:table-cell office:value-type="float" office:value="59.8441904289">
                <text:p>59.8441904289</text:p>
              </table:table-cell>
              <table:table-cell office:value-type="float" office:value="127.563961399">
                <text:p>127.563961399</text:p>
              </table:table-cell>
              <table:table-cell office:value-type="float" office:value="187.782687042">
                <text:p>187.782687042</text:p>
              </table:table-cell>
            </table:table-row>
            <table:table-row>
              <table:table-cell office:value-type="float" office:value="1.87">
                <text:p>1.87</text:p>
              </table:table-cell>
              <table:table-cell office:value-type="float" office:value="187.386876901">
                <text:p>187.386876901</text:p>
              </table:table-cell>
              <table:table-cell office:value-type="float" office:value="59.8617361525">
                <text:p>59.8617361525</text:p>
              </table:table-cell>
              <table:table-cell office:value-type="float" office:value="127.525140748">
                <text:p>127.525140748</text:p>
              </table:table-cell>
              <table:table-cell office:value-type="float" office:value="191.063061803">
                <text:p>191.063061803</text:p>
              </table:table-cell>
            </table:table-row>
            <table:table-row>
              <table:table-cell office:value-type="float" office:value="1.88">
                <text:p>1.88</text:p>
              </table:table-cell>
              <table:table-cell office:value-type="float" office:value="187.368246835">
                <text:p>187.368246835</text:p>
              </table:table-cell>
              <table:table-cell office:value-type="float" office:value="59.9431695455">
                <text:p>59.9431695455</text:p>
              </table:table-cell>
              <table:table-cell office:value-type="float" office:value="127.425077289">
                <text:p>127.425077289</text:p>
              </table:table-cell>
              <table:table-cell office:value-type="float" office:value="194.400741415">
                <text:p>194.400741415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187.328605948">
                <text:p>187.328605948</text:p>
              </table:table-cell>
              <table:table-cell office:value-type="float" office:value="59.7472054675">
                <text:p>59.7472054675</text:p>
              </table:table-cell>
              <table:table-cell office:value-type="float" office:value="127.58140048">
                <text:p>127.58140048</text:p>
              </table:table-cell>
              <table:table-cell office:value-type="float" office:value="197.796726933">
                <text:p>197.796726933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87.280061518">
                <text:p>187.280061518</text:p>
              </table:table-cell>
              <table:table-cell office:value-type="float" office:value="59.691106121">
                <text:p>59.691106121</text:p>
              </table:table-cell>
              <table:table-cell office:value-type="float" office:value="127.588955397">
                <text:p>127.588955397</text:p>
              </table:table-cell>
              <table:table-cell office:value-type="float" office:value="201.252036905">
                <text:p>201.252036905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187.230312396">
                <text:p>187.230312396</text:p>
              </table:table-cell>
              <table:table-cell office:value-type="float" office:value="59.6623037514">
                <text:p>59.6623037514</text:p>
              </table:table-cell>
              <table:table-cell office:value-type="float" office:value="127.568008645">
                <text:p>127.568008645</text:p>
              </table:table-cell>
              <table:table-cell office:value-type="float" office:value="204.767707668">
                <text:p>204.767707668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187.188927887">
                <text:p>187.188927887</text:p>
              </table:table-cell>
              <table:table-cell office:value-type="float" office:value="59.5874434738">
                <text:p>59.5874434738</text:p>
              </table:table-cell>
              <table:table-cell office:value-type="float" office:value="127.601484413">
                <text:p>127.601484413</text:p>
              </table:table-cell>
              <table:table-cell office:value-type="float" office:value="208.344793665">
                <text:p>208.344793665</text:p>
              </table:table-cell>
            </table:table-row>
            <table:table-row>
              <table:table-cell office:value-type="float" office:value="1.93">
                <text:p>1.93</text:p>
              </table:table-cell>
              <table:table-cell office:value-type="float" office:value="187.12381845">
                <text:p>187.12381845</text:p>
              </table:table-cell>
              <table:table-cell office:value-type="float" office:value="59.562342474">
                <text:p>59.562342474</text:p>
              </table:table-cell>
              <table:table-cell office:value-type="float" office:value="127.561475976">
                <text:p>127.561475976</text:p>
              </table:table-cell>
              <table:table-cell office:value-type="float" office:value="211.984367758">
                <text:p>211.984367758</text:p>
              </table:table-cell>
            </table:table-row>
            <table:table-row>
              <table:table-cell office:value-type="float" office:value="1.94">
                <text:p>1.94</text:p>
              </table:table-cell>
              <table:table-cell office:value-type="float" office:value="187.066824781">
                <text:p>187.066824781</text:p>
              </table:table-cell>
              <table:table-cell office:value-type="float" office:value="59.5333496746">
                <text:p>59.5333496746</text:p>
              </table:table-cell>
              <table:table-cell office:value-type="float" office:value="127.533475107">
                <text:p>127.533475107</text:p>
              </table:table-cell>
              <table:table-cell office:value-type="float" office:value="215.687521551">
                <text:p>215.687521551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187.014409791">
                <text:p>187.014409791</text:p>
              </table:table-cell>
              <table:table-cell office:value-type="float" office:value="59.5128768278">
                <text:p>59.5128768278</text:p>
              </table:table-cell>
              <table:table-cell office:value-type="float" office:value="127.501532964">
                <text:p>127.501532964</text:p>
              </table:table-cell>
              <table:table-cell office:value-type="float" office:value="219.455365719">
                <text:p>219.455365719</text:p>
              </table:table-cell>
            </table:table-row>
            <table:table-row>
              <table:table-cell office:value-type="float" office:value="1.96">
                <text:p>1.96</text:p>
              </table:table-cell>
              <table:table-cell office:value-type="float" office:value="186.965717699">
                <text:p>186.965717699</text:p>
              </table:table-cell>
              <table:table-cell office:value-type="float" office:value="59.4853858456">
                <text:p>59.4853858456</text:p>
              </table:table-cell>
              <table:table-cell office:value-type="float" office:value="127.480331853">
                <text:p>127.480331853</text:p>
              </table:table-cell>
              <table:table-cell office:value-type="float" office:value="223.289030336">
                <text:p>223.289030336</text:p>
              </table:table-cell>
            </table:table-row>
            <table:table-row>
              <table:table-cell office:value-type="float" office:value="1.97">
                <text:p>1.97</text:p>
              </table:table-cell>
              <table:table-cell office:value-type="float" office:value="186.914848563">
                <text:p>186.914848563</text:p>
              </table:table-cell>
              <table:table-cell office:value-type="float" office:value="59.5003204657">
                <text:p>59.5003204657</text:p>
              </table:table-cell>
              <table:table-cell office:value-type="float" office:value="127.414528098">
                <text:p>127.414528098</text:p>
              </table:table-cell>
              <table:table-cell office:value-type="float" office:value="227.18966522">
                <text:p>227.18966522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186.856805072">
                <text:p>186.856805072</text:p>
              </table:table-cell>
              <table:table-cell office:value-type="float" office:value="59.3952930528">
                <text:p>59.3952930528</text:p>
              </table:table-cell>
              <table:table-cell office:value-type="float" office:value="127.46151202">
                <text:p>127.46151202</text:p>
              </table:table-cell>
              <table:table-cell office:value-type="float" office:value="231.158440275">
                <text:p>231.158440275</text:p>
              </table:table-cell>
            </table:table-row>
            <table:table-row>
              <table:table-cell office:value-type="float" office:value="1.99">
                <text:p>1.99</text:p>
              </table:table-cell>
              <table:table-cell office:value-type="float" office:value="186.744397309">
                <text:p>186.744397309</text:p>
              </table:table-cell>
              <table:table-cell office:value-type="float" office:value="59.1375309413">
                <text:p>59.1375309413</text:p>
              </table:table-cell>
              <table:table-cell office:value-type="float" office:value="127.606866368">
                <text:p>127.606866368</text:p>
              </table:table-cell>
              <table:table-cell office:value-type="float" office:value="235.196545839">
                <text:p>235.19654583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53.704797229">
                <text:p>153.704797229</text:p>
              </table:table-cell>
              <table:table-cell office:value-type="float" office:value="71.1214682595">
                <text:p>71.1214682595</text:p>
              </table:table-cell>
              <table:table-cell office:value-type="float" office:value="82.5833289699">
                <text:p>82.5833289699</text:p>
              </table:table-cell>
              <table:table-cell office:value-type="float" office:value="239.305193048">
                <text:p>239.305193048</text:p>
              </table:table-cell>
            </table:table-row>
            <table:table-row>
              <table:table-cell office:value-type="float" office:value="2.01">
                <text:p>2.01</text:p>
              </table:table-cell>
              <table:table-cell office:value-type="float" office:value="153.505779965">
                <text:p>153.505779965</text:p>
              </table:table-cell>
              <table:table-cell office:value-type="float" office:value="70.9945308558">
                <text:p>70.9945308558</text:p>
              </table:table-cell>
              <table:table-cell office:value-type="float" office:value="82.5112491087">
                <text:p>82.5112491087</text:p>
              </table:table-cell>
              <table:table-cell office:value-type="float" office:value="243.485614194">
                <text:p>243.485614194</text:p>
              </table:table-cell>
            </table:table-row>
            <table:table-row>
              <table:table-cell office:value-type="float" office:value="2.02">
                <text:p>2.02</text:p>
              </table:table-cell>
              <table:table-cell office:value-type="float" office:value="153.295314614">
                <text:p>153.295314614</text:p>
              </table:table-cell>
              <table:table-cell office:value-type="float" office:value="72.3917114417">
                <text:p>72.3917114417</text:p>
              </table:table-cell>
              <table:table-cell office:value-type="float" office:value="80.9036031724">
                <text:p>80.9036031724</text:p>
              </table:table-cell>
              <table:table-cell office:value-type="float" office:value="247.739063094">
                <text:p>247.739063094</text:p>
              </table:table-cell>
            </table:table-row>
            <table:table-row>
              <table:table-cell office:value-type="float" office:value="2.03">
                <text:p>2.03</text:p>
              </table:table-cell>
              <table:table-cell office:value-type="float" office:value="153.208121336">
                <text:p>153.208121336</text:p>
              </table:table-cell>
              <table:table-cell office:value-type="float" office:value="72.4802906712">
                <text:p>72.4802906712</text:p>
              </table:table-cell>
              <table:table-cell office:value-type="float" office:value="80.7278306652">
                <text:p>80.7278306652</text:p>
              </table:table-cell>
              <table:table-cell office:value-type="float" office:value="252.066815471">
                <text:p>252.066815471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153.089430559">
                <text:p>153.089430559</text:p>
              </table:table-cell>
              <table:table-cell office:value-type="float" office:value="72.3747076067">
                <text:p>72.3747076067</text:p>
              </table:table-cell>
              <table:table-cell office:value-type="float" office:value="80.7147229524">
                <text:p>80.7147229524</text:p>
              </table:table-cell>
              <table:table-cell office:value-type="float" office:value="256.47016933">
                <text:p>256.47016933</text:p>
              </table:table-cell>
            </table:table-row>
            <table:table-row>
              <table:table-cell office:value-type="float" office:value="2.05">
                <text:p>2.05</text:p>
              </table:table-cell>
              <table:table-cell office:value-type="float" office:value="152.979992222">
                <text:p>152.979992222</text:p>
              </table:table-cell>
              <table:table-cell office:value-type="float" office:value="72.325268698">
                <text:p>72.325268698</text:p>
              </table:table-cell>
              <table:table-cell office:value-type="float" office:value="80.6547235243">
                <text:p>80.6547235243</text:p>
              </table:table-cell>
              <table:table-cell office:value-type="float" office:value="260.950445355">
                <text:p>260.950445355</text:p>
              </table:table-cell>
            </table:table-row>
            <table:table-row>
              <table:table-cell office:value-type="float" office:value="2.06">
                <text:p>2.06</text:p>
              </table:table-cell>
              <table:table-cell office:value-type="float" office:value="152.878818943">
                <text:p>152.878818943</text:p>
              </table:table-cell>
              <table:table-cell office:value-type="float" office:value="72.2403188957">
                <text:p>72.2403188957</text:p>
              </table:table-cell>
              <table:table-cell office:value-type="float" office:value="80.638500047">
                <text:p>80.638500047</text:p>
              </table:table-cell>
              <table:table-cell office:value-type="float" office:value="265.508987298">
                <text:p>265.508987298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152.770644585">
                <text:p>152.770644585</text:p>
              </table:table-cell>
              <table:table-cell office:value-type="float" office:value="72.175884675">
                <text:p>72.175884675</text:p>
              </table:table-cell>
              <table:table-cell office:value-type="float" office:value="80.5947599102">
                <text:p>80.5947599102</text:p>
              </table:table-cell>
              <table:table-cell office:value-type="float" office:value="270.147162386">
                <text:p>270.147162386</text:p>
              </table:table-cell>
            </table:table-row>
            <table:table-row>
              <table:table-cell office:value-type="float" office:value="2.08">
                <text:p>2.08</text:p>
              </table:table-cell>
              <table:table-cell office:value-type="float" office:value="152.672049837">
                <text:p>152.672049837</text:p>
              </table:table-cell>
              <table:table-cell office:value-type="float" office:value="72.1060228424">
                <text:p>72.1060228424</text:p>
              </table:table-cell>
              <table:table-cell office:value-type="float" office:value="80.5660269949">
                <text:p>80.5660269949</text:p>
              </table:table-cell>
              <table:table-cell office:value-type="float" office:value="274.86636173">
                <text:p>274.86636173</text:p>
              </table:table-cell>
            </table:table-row>
            <table:table-row>
              <table:table-cell office:value-type="float" office:value="2.09">
                <text:p>2.09</text:p>
              </table:table-cell>
              <table:table-cell office:value-type="float" office:value="152.578844902">
                <text:p>152.578844902</text:p>
              </table:table-cell>
              <table:table-cell office:value-type="float" office:value="72.0262017616">
                <text:p>72.0262017616</text:p>
              </table:table-cell>
              <table:table-cell office:value-type="float" office:value="80.5526431399">
                <text:p>80.5526431399</text:p>
              </table:table-cell>
              <table:table-cell office:value-type="float" office:value="279.668000742">
                <text:p>279.668000742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52.490029967">
                <text:p>152.490029967</text:p>
              </table:table-cell>
              <table:table-cell office:value-type="float" office:value="71.9502419157">
                <text:p>71.9502419157</text:p>
              </table:table-cell>
              <table:table-cell office:value-type="float" office:value="80.5397880516">
                <text:p>80.5397880516</text:p>
              </table:table-cell>
              <table:table-cell office:value-type="float" office:value="284.553519561">
                <text:p>284.553519561</text:p>
              </table:table-cell>
            </table:table-row>
            <table:table-row>
              <table:table-cell office:value-type="float" office:value="2.11">
                <text:p>2.11</text:p>
              </table:table-cell>
              <table:table-cell office:value-type="float" office:value="152.404975355">
                <text:p>152.404975355</text:p>
              </table:table-cell>
              <table:table-cell office:value-type="float" office:value="71.886073392">
                <text:p>71.886073392</text:p>
              </table:table-cell>
              <table:table-cell office:value-type="float" office:value="80.5189019625">
                <text:p>80.5189019625</text:p>
              </table:table-cell>
              <table:table-cell office:value-type="float" office:value="289.524383482">
                <text:p>289.524383482</text:p>
              </table:table-cell>
            </table:table-row>
            <table:table-row>
              <table:table-cell office:value-type="float" office:value="2.12">
                <text:p>2.12</text:p>
              </table:table-cell>
              <table:table-cell office:value-type="float" office:value="152.323265527">
                <text:p>152.323265527</text:p>
              </table:table-cell>
              <table:table-cell office:value-type="float" office:value="71.832253512">
                <text:p>71.832253512</text:p>
              </table:table-cell>
              <table:table-cell office:value-type="float" office:value="80.4910120153">
                <text:p>80.4910120153</text:p>
              </table:table-cell>
              <table:table-cell office:value-type="float" office:value="294.582083398">
                <text:p>294.582083398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152.244567734">
                <text:p>152.244567734</text:p>
              </table:table-cell>
              <table:table-cell office:value-type="float" office:value="71.7818390693">
                <text:p>71.7818390693</text:p>
              </table:table-cell>
              <table:table-cell office:value-type="float" office:value="80.4627286642">
                <text:p>80.4627286642</text:p>
              </table:table-cell>
              <table:table-cell office:value-type="float" office:value="299.728136247">
                <text:p>299.728136247</text:p>
              </table:table-cell>
            </table:table-row>
            <table:table-row>
              <table:table-cell office:value-type="float" office:value="2.14">
                <text:p>2.14</text:p>
              </table:table-cell>
              <table:table-cell office:value-type="float" office:value="152.168519673">
                <text:p>152.168519673</text:p>
              </table:table-cell>
              <table:table-cell office:value-type="float" office:value="71.733394609">
                <text:p>71.733394609</text:p>
              </table:table-cell>
              <table:table-cell office:value-type="float" office:value="80.4351250636">
                <text:p>80.4351250636</text:p>
              </table:table-cell>
              <table:table-cell office:value-type="float" office:value="304.964085466">
                <text:p>304.964085466</text:p>
              </table:table-cell>
            </table:table-row>
            <table:table-row>
              <table:table-cell office:value-type="float" office:value="2.15">
                <text:p>2.15</text:p>
              </table:table-cell>
              <table:table-cell office:value-type="float" office:value="152.095720854">
                <text:p>152.095720854</text:p>
              </table:table-cell>
              <table:table-cell office:value-type="float" office:value="71.6933801067">
                <text:p>71.6933801067</text:p>
              </table:table-cell>
              <table:table-cell office:value-type="float" office:value="80.4023407477">
                <text:p>80.4023407477</text:p>
              </table:table-cell>
              <table:table-cell office:value-type="float" office:value="310.291501454">
                <text:p>310.291501454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152.024865378">
                <text:p>152.024865378</text:p>
              </table:table-cell>
              <table:table-cell office:value-type="float" office:value="71.6493891134">
                <text:p>71.6493891134</text:p>
              </table:table-cell>
              <table:table-cell office:value-type="float" office:value="80.3754762641">
                <text:p>80.3754762641</text:p>
              </table:table-cell>
              <table:table-cell office:value-type="float" office:value="315.711982044">
                <text:p>315.711982044</text:p>
              </table:table-cell>
            </table:table-row>
            <table:table-row>
              <table:table-cell office:value-type="float" office:value="2.17">
                <text:p>2.17</text:p>
              </table:table-cell>
              <table:table-cell office:value-type="float" office:value="151.807350372">
                <text:p>151.807350372</text:p>
              </table:table-cell>
              <table:table-cell office:value-type="float" office:value="71.1226234055">
                <text:p>71.1226234055</text:p>
              </table:table-cell>
              <table:table-cell office:value-type="float" office:value="80.684726966">
                <text:p>80.684726966</text:p>
              </table:table-cell>
              <table:table-cell office:value-type="float" office:value="321.22715298">
                <text:p>321.22715298</text:p>
              </table:table-cell>
            </table:table-row>
            <table:table-row>
              <table:table-cell office:value-type="float" office:value="2.18">
                <text:p>2.18</text:p>
              </table:table-cell>
              <table:table-cell office:value-type="float" office:value="151.564809378">
                <text:p>151.564809378</text:p>
              </table:table-cell>
              <table:table-cell office:value-type="float" office:value="70.9192674344">
                <text:p>70.9192674344</text:p>
              </table:table-cell>
              <table:table-cell office:value-type="float" office:value="80.6455419438">
                <text:p>80.6455419438</text:p>
              </table:table-cell>
              <table:table-cell office:value-type="float" office:value="326.838668408">
                <text:p>326.838668408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151.308654986">
                <text:p>151.308654986</text:p>
              </table:table-cell>
              <table:table-cell office:value-type="float" office:value="70.505214047">
                <text:p>70.505214047</text:p>
              </table:table-cell>
              <table:table-cell office:value-type="float" office:value="80.8034409389">
                <text:p>80.8034409389</text:p>
              </table:table-cell>
              <table:table-cell office:value-type="float" office:value="332.54821137">
                <text:p>332.54821137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51.073703675">
                <text:p>151.073703675</text:p>
              </table:table-cell>
              <table:table-cell office:value-type="float" office:value="70.3514969615">
                <text:p>70.3514969615</text:p>
              </table:table-cell>
              <table:table-cell office:value-type="float" office:value="80.7222067136">
                <text:p>80.7222067136</text:p>
              </table:table-cell>
              <table:table-cell office:value-type="float" office:value="338.357494306">
                <text:p>338.357494306</text:p>
              </table:table-cell>
            </table:table-row>
            <table:table-row>
              <table:table-cell office:value-type="float" office:value="2.21">
                <text:p>2.21</text:p>
              </table:table-cell>
              <table:table-cell office:value-type="float" office:value="150.834371167">
                <text:p>150.834371167</text:p>
              </table:table-cell>
              <table:table-cell office:value-type="float" office:value="70.0348848914">
                <text:p>70.0348848914</text:p>
              </table:table-cell>
              <table:table-cell office:value-type="float" office:value="80.7994862758">
                <text:p>80.7994862758</text:p>
              </table:table-cell>
              <table:table-cell office:value-type="float" office:value="344.268259576">
                <text:p>344.268259576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150.589929837">
                <text:p>150.589929837</text:p>
              </table:table-cell>
              <table:table-cell office:value-type="float" office:value="69.6387582266">
                <text:p>69.6387582266</text:p>
              </table:table-cell>
              <table:table-cell office:value-type="float" office:value="80.9511716106">
                <text:p>80.9511716106</text:p>
              </table:table-cell>
              <table:table-cell office:value-type="float" office:value="350.282279973">
                <text:p>350.282279973</text:p>
              </table:table-cell>
            </table:table-row>
            <table:table-row>
              <table:table-cell office:value-type="float" office:value="2.23">
                <text:p>2.23</text:p>
              </table:table-cell>
              <table:table-cell office:value-type="float" office:value="149.823145675">
                <text:p>149.823145675</text:p>
              </table:table-cell>
              <table:table-cell office:value-type="float" office:value="68.9402876482">
                <text:p>68.9402876482</text:p>
              </table:table-cell>
              <table:table-cell office:value-type="float" office:value="80.8828580265">
                <text:p>80.8828580265</text:p>
              </table:table-cell>
              <table:table-cell office:value-type="float" office:value="356.40135926">
                <text:p>356.40135926</text:p>
              </table:table-cell>
            </table:table-row>
            <table:table-row>
              <table:table-cell office:value-type="float" office:value="2.24">
                <text:p>2.24</text:p>
              </table:table-cell>
              <table:table-cell office:value-type="float" office:value="149.420822388">
                <text:p>149.420822388</text:p>
              </table:table-cell>
              <table:table-cell office:value-type="float" office:value="68.6366627636">
                <text:p>68.6366627636</text:p>
              </table:table-cell>
              <table:table-cell office:value-type="float" office:value="80.7841596247">
                <text:p>80.7841596247</text:p>
              </table:table-cell>
              <table:table-cell office:value-type="float" office:value="362.627332711">
                <text:p>362.627332711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148.991186342">
                <text:p>148.991186342</text:p>
              </table:table-cell>
              <table:table-cell office:value-type="float" office:value="69.5318131372">
                <text:p>69.5318131372</text:p>
              </table:table-cell>
              <table:table-cell office:value-type="float" office:value="79.4593732047">
                <text:p>79.4593732047</text:p>
              </table:table-cell>
              <table:table-cell office:value-type="float" office:value="368.962067658">
                <text:p>368.962067658</text:p>
              </table:table-cell>
            </table:table-row>
            <table:table-row>
              <table:table-cell office:value-type="float" office:value="2.26">
                <text:p>2.26</text:p>
              </table:table-cell>
              <table:table-cell office:value-type="float" office:value="148.501004411">
                <text:p>148.501004411</text:p>
              </table:table-cell>
              <table:table-cell office:value-type="float" office:value="69.2557515654">
                <text:p>69.2557515654</text:p>
              </table:table-cell>
              <table:table-cell office:value-type="float" office:value="79.2452528451">
                <text:p>79.2452528451</text:p>
              </table:table-cell>
              <table:table-cell office:value-type="float" office:value="375.407464057">
                <text:p>375.407464057</text:p>
              </table:table-cell>
            </table:table-row>
            <table:table-row>
              <table:table-cell office:value-type="float" office:value="2.27">
                <text:p>2.27</text:p>
              </table:table-cell>
              <table:table-cell office:value-type="float" office:value="148.164641345">
                <text:p>148.164641345</text:p>
              </table:table-cell>
              <table:table-cell office:value-type="float" office:value="68.9952189531">
                <text:p>68.9952189531</text:p>
              </table:table-cell>
              <table:table-cell office:value-type="float" office:value="79.1694223924">
                <text:p>79.1694223924</text:p>
              </table:table-cell>
              <table:table-cell office:value-type="float" office:value="381.965455052">
                <text:p>381.965455052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147.861062502">
                <text:p>147.861062502</text:p>
              </table:table-cell>
              <table:table-cell office:value-type="float" office:value="68.7694250274">
                <text:p>68.7694250274</text:p>
              </table:table-cell>
              <table:table-cell office:value-type="float" office:value="79.0916374748">
                <text:p>79.0916374748</text:p>
              </table:table-cell>
              <table:table-cell office:value-type="float" office:value="388.638007556">
                <text:p>388.638007556</text:p>
              </table:table-cell>
            </table:table-row>
            <table:table-row>
              <table:table-cell office:value-type="float" office:value="2.29">
                <text:p>2.29</text:p>
              </table:table-cell>
              <table:table-cell office:value-type="float" office:value="147.584313203">
                <text:p>147.584313203</text:p>
              </table:table-cell>
              <table:table-cell office:value-type="float" office:value="68.5663233731">
                <text:p>68.5663233731</text:p>
              </table:table-cell>
              <table:table-cell office:value-type="float" office:value="79.0179898302">
                <text:p>79.0179898302</text:p>
              </table:table-cell>
              <table:table-cell office:value-type="float" office:value="395.427122844">
                <text:p>395.427122844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47.330341831">
                <text:p>147.330341831</text:p>
              </table:table-cell>
              <table:table-cell office:value-type="float" office:value="68.3796929965">
                <text:p>68.3796929965</text:p>
              </table:table-cell>
              <table:table-cell office:value-type="float" office:value="78.9506488346">
                <text:p>78.9506488346</text:p>
              </table:table-cell>
              <table:table-cell office:value-type="float" office:value="402.334837151">
                <text:p>402.334837151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147.093089858">
                <text:p>147.093089858</text:p>
              </table:table-cell>
              <table:table-cell office:value-type="float" office:value="68.2064151018">
                <text:p>68.2064151018</text:p>
              </table:table-cell>
              <table:table-cell office:value-type="float" office:value="78.8866747561">
                <text:p>78.8866747561</text:p>
              </table:table-cell>
              <table:table-cell office:value-type="float" office:value="409.363222283">
                <text:p>409.363222283</text:p>
              </table:table-cell>
            </table:table-row>
            <table:table-row>
              <table:table-cell office:value-type="float" office:value="2.32">
                <text:p>2.32</text:p>
              </table:table-cell>
              <table:table-cell office:value-type="float" office:value="146.872580626">
                <text:p>146.872580626</text:p>
              </table:table-cell>
              <table:table-cell office:value-type="float" office:value="68.0447800612">
                <text:p>68.0447800612</text:p>
              </table:table-cell>
              <table:table-cell office:value-type="float" office:value="78.8278005644">
                <text:p>78.8278005644</text:p>
              </table:table-cell>
              <table:table-cell office:value-type="float" office:value="416.514386238">
                <text:p>416.514386238</text:p>
              </table:table-cell>
            </table:table-row>
            <table:table-row>
              <table:table-cell office:value-type="float" office:value="2.33">
                <text:p>2.33</text:p>
              </table:table-cell>
              <table:table-cell office:value-type="float" office:value="146.665470342">
                <text:p>146.665470342</text:p>
              </table:table-cell>
              <table:table-cell office:value-type="float" office:value="67.8949591424">
                <text:p>67.8949591424</text:p>
              </table:table-cell>
              <table:table-cell office:value-type="float" office:value="78.7705111996">
                <text:p>78.7705111996</text:p>
              </table:table-cell>
              <table:table-cell office:value-type="float" office:value="423.790473837">
                <text:p>423.790473837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146.469960188">
                <text:p>146.469960188</text:p>
              </table:table-cell>
              <table:table-cell office:value-type="float" office:value="67.7586360231">
                <text:p>67.7586360231</text:p>
              </table:table-cell>
              <table:table-cell office:value-type="float" office:value="78.7113241654">
                <text:p>78.7113241654</text:p>
              </table:table-cell>
              <table:table-cell office:value-type="float" office:value="431.193667372">
                <text:p>431.193667372</text:p>
              </table:table-cell>
            </table:table-row>
            <table:table-row>
              <table:table-cell office:value-type="float" office:value="2.35">
                <text:p>2.35</text:p>
              </table:table-cell>
              <table:table-cell office:value-type="float" office:value="280.333645199">
                <text:p>280.333645199</text:p>
              </table:table-cell>
              <table:table-cell office:value-type="float" office:value="130.739346415">
                <text:p>130.739346415</text:p>
              </table:table-cell>
              <table:table-cell office:value-type="float" office:value="149.594298783">
                <text:p>149.594298783</text:p>
              </table:table-cell>
              <table:table-cell office:value-type="float" office:value="438.726187256">
                <text:p>438.726187256</text:p>
              </table:table-cell>
            </table:table-row>
            <table:table-row>
              <table:table-cell office:value-type="float" office:value="2.36">
                <text:p>2.36</text:p>
              </table:table-cell>
              <table:table-cell office:value-type="float" office:value="280.110909889">
                <text:p>280.110909889</text:p>
              </table:table-cell>
              <table:table-cell office:value-type="float" office:value="130.572916987">
                <text:p>130.572916987</text:p>
              </table:table-cell>
              <table:table-cell office:value-type="float" office:value="149.537992903">
                <text:p>149.537992903</text:p>
              </table:table-cell>
              <table:table-cell office:value-type="float" office:value="446.390292689">
                <text:p>446.390292689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279.926282064">
                <text:p>279.926282064</text:p>
              </table:table-cell>
              <table:table-cell office:value-type="float" office:value="130.43691457">
                <text:p>130.43691457</text:p>
              </table:table-cell>
              <table:table-cell office:value-type="float" office:value="149.489367494">
                <text:p>149.489367494</text:p>
              </table:table-cell>
              <table:table-cell office:value-type="float" office:value="454.188282339">
                <text:p>454.188282339</text:p>
              </table:table-cell>
            </table:table-row>
            <table:table-row>
              <table:table-cell office:value-type="float" office:value="2.38">
                <text:p>2.38</text:p>
              </table:table-cell>
              <table:table-cell office:value-type="float" office:value="279.751645279">
                <text:p>279.751645279</text:p>
              </table:table-cell>
              <table:table-cell office:value-type="float" office:value="130.421685927">
                <text:p>130.421685927</text:p>
              </table:table-cell>
              <table:table-cell office:value-type="float" office:value="149.329959352">
                <text:p>149.329959352</text:p>
              </table:table-cell>
              <table:table-cell office:value-type="float" office:value="462.122495029">
                <text:p>462.122495029</text:p>
              </table:table-cell>
            </table:table-row>
            <table:table-row>
              <table:table-cell office:value-type="float" office:value="2.39">
                <text:p>2.39</text:p>
              </table:table-cell>
              <table:table-cell office:value-type="float" office:value="279.601163441">
                <text:p>279.601163441</text:p>
              </table:table-cell>
              <table:table-cell office:value-type="float" office:value="130.321417774">
                <text:p>130.321417774</text:p>
              </table:table-cell>
              <table:table-cell office:value-type="float" office:value="149.279745667">
                <text:p>149.279745667</text:p>
              </table:table-cell>
              <table:table-cell office:value-type="float" office:value="470.195310439">
                <text:p>470.195310439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279.403727115">
                <text:p>279.403727115</text:p>
              </table:table-cell>
              <table:table-cell office:value-type="float" office:value="129.948618844">
                <text:p>129.948618844</text:p>
              </table:table-cell>
              <table:table-cell office:value-type="float" office:value="149.455108271">
                <text:p>149.455108271</text:p>
              </table:table-cell>
              <table:table-cell office:value-type="float" office:value="478.409149818">
                <text:p>478.409149818</text:p>
              </table:table-cell>
            </table:table-row>
            <table:table-row>
              <table:table-cell office:value-type="float" office:value="2.41">
                <text:p>2.41</text:p>
              </table:table-cell>
              <table:table-cell office:value-type="float" office:value="279.250477387">
                <text:p>279.250477387</text:p>
              </table:table-cell>
              <table:table-cell office:value-type="float" office:value="129.777079201">
                <text:p>129.777079201</text:p>
              </table:table-cell>
              <table:table-cell office:value-type="float" office:value="149.473398186">
                <text:p>149.473398186</text:p>
              </table:table-cell>
              <table:table-cell office:value-type="float" office:value="486.766476713">
                <text:p>486.766476713</text:p>
              </table:table-cell>
            </table:table-row>
            <table:table-row>
              <table:table-cell office:value-type="float" office:value="2.42">
                <text:p>2.42</text:p>
              </table:table-cell>
              <table:table-cell office:value-type="float" office:value="279.083568534">
                <text:p>279.083568534</text:p>
              </table:table-cell>
              <table:table-cell office:value-type="float" office:value="129.687127426">
                <text:p>129.687127426</text:p>
              </table:table-cell>
              <table:table-cell office:value-type="float" office:value="149.396441109">
                <text:p>149.396441109</text:p>
              </table:table-cell>
              <table:table-cell office:value-type="float" office:value="495.269797708">
                <text:p>495.269797708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278.808120573">
                <text:p>278.808120573</text:p>
              </table:table-cell>
              <table:table-cell office:value-type="float" office:value="129.585499919">
                <text:p>129.585499919</text:p>
              </table:table-cell>
              <table:table-cell office:value-type="float" office:value="149.222620654">
                <text:p>149.222620654</text:p>
              </table:table-cell>
              <table:table-cell office:value-type="float" office:value="503.921663172">
                <text:p>503.921663172</text:p>
              </table:table-cell>
            </table:table-row>
            <table:table-row>
              <table:table-cell office:value-type="float" office:value="2.44">
                <text:p>2.44</text:p>
              </table:table-cell>
              <table:table-cell office:value-type="float" office:value="278.598413055">
                <text:p>278.598413055</text:p>
              </table:table-cell>
              <table:table-cell office:value-type="float" office:value="129.443096988">
                <text:p>129.443096988</text:p>
              </table:table-cell>
              <table:table-cell office:value-type="float" office:value="149.155316067">
                <text:p>149.155316067</text:p>
              </table:table-cell>
              <table:table-cell office:value-type="float" office:value="512.724668027">
                <text:p>512.724668027</text:p>
              </table:table-cell>
            </table:table-row>
            <table:table-row>
              <table:table-cell office:value-type="float" office:value="2.45">
                <text:p>2.45</text:p>
              </table:table-cell>
              <table:table-cell office:value-type="float" office:value="278.414247072">
                <text:p>278.414247072</text:p>
              </table:table-cell>
              <table:table-cell office:value-type="float" office:value="129.287504086">
                <text:p>129.287504086</text:p>
              </table:table-cell>
              <table:table-cell office:value-type="float" office:value="149.126742986">
                <text:p>149.126742986</text:p>
              </table:table-cell>
              <table:table-cell office:value-type="float" office:value="521.681452528">
                <text:p>521.681452528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278.1657474">
                <text:p>278.1657474</text:p>
              </table:table-cell>
              <table:table-cell office:value-type="float" office:value="129.122367969">
                <text:p>129.122367969</text:p>
              </table:table-cell>
              <table:table-cell office:value-type="float" office:value="149.043379431">
                <text:p>149.043379431</text:p>
              </table:table-cell>
              <table:table-cell office:value-type="float" office:value="530.79470305">
                <text:p>530.79470305</text:p>
              </table:table-cell>
            </table:table-row>
            <table:table-row>
              <table:table-cell office:value-type="float" office:value="2.47">
                <text:p>2.47</text:p>
              </table:table-cell>
              <table:table-cell office:value-type="float" office:value="277.955185069">
                <text:p>277.955185069</text:p>
              </table:table-cell>
              <table:table-cell office:value-type="float" office:value="128.951405557">
                <text:p>128.951405557</text:p>
              </table:table-cell>
              <table:table-cell office:value-type="float" office:value="149.003779512">
                <text:p>149.003779512</text:p>
              </table:table-cell>
              <table:table-cell office:value-type="float" office:value="540.067152896">
                <text:p>540.067152896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277.332117631">
                <text:p>277.332117631</text:p>
              </table:table-cell>
              <table:table-cell office:value-type="float" office:value="127.730717485">
                <text:p>127.730717485</text:p>
              </table:table-cell>
              <table:table-cell office:value-type="float" office:value="149.601400146">
                <text:p>149.601400146</text:p>
              </table:table-cell>
              <table:table-cell office:value-type="float" office:value="549.501583119">
                <text:p>549.501583119</text:p>
              </table:table-cell>
            </table:table-row>
            <table:table-row>
              <table:table-cell office:value-type="float" office:value="2.49">
                <text:p>2.49</text:p>
              </table:table-cell>
              <table:table-cell office:value-type="float" office:value="276.322465018">
                <text:p>276.322465018</text:p>
              </table:table-cell>
              <table:table-cell office:value-type="float" office:value="126.734243616">
                <text:p>126.734243616</text:p>
              </table:table-cell>
              <table:table-cell office:value-type="float" office:value="149.588221402">
                <text:p>149.588221402</text:p>
              </table:table-cell>
              <table:table-cell office:value-type="float" office:value="559.100823354">
                <text:p>559.10082335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56.682430477">
                <text:p>256.682430477</text:p>
              </table:table-cell>
              <table:table-cell office:value-type="float" office:value="144.174862627">
                <text:p>144.174862627</text:p>
              </table:table-cell>
              <table:table-cell office:value-type="float" office:value="112.50756785">
                <text:p>112.50756785</text:p>
              </table:table-cell>
              <table:table-cell office:value-type="float" office:value="568.867752666">
                <text:p>568.8677526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